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35pt"/>
    </style:style>
    <style:style style:name="co2" style:family="table-column">
      <style:table-column-properties fo:break-before="auto" style:column-width="81.9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readsheet_energy" table:style-name="ta1">
        <table:shapes>
          <draw:frame draw:z-index="0" draw:style-name="gr1" draw:text-style-name="P1" svg:width="511.23pt" svg:height="331.71pt" svg:x="32.17pt" svg:y="388.26pt">
            <loext:p draw:notify-on-update-of-ranges="spreadsheet_energy.A10:spreadsheet_energy.A10 spreadsheet_energy.B10:spreadsheet_energy.AT10 spreadsheet_energy.A11:spreadsheet_energy.A11 spreadsheet_energy.B11:spreadsheet_energy.AT11 spreadsheet_energy.A12:spreadsheet_energy.A12 spreadsheet_energy.B12:spreadsheet_energy.AT12 spreadsheet_energy.A13:spreadsheet_energy.A13 spreadsheet_energy.B13:spreadsheet_energy.AT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2.94pt" svg:height="243.18pt" svg:x="578.52pt" svg:y="384.01pt">
            <loext:p draw:notify-on-update-of-ranges="spreadsheet_energy.B15:spreadsheet_energy.AT15 spreadsheet_energy.A16:spreadsheet_energy.A16 spreadsheet_energy.B16:spreadsheet_energy.AT16 spreadsheet_energy.A17:spreadsheet_energy.A17 spreadsheet_energy.B17:spreadsheet_energy.AT17 spreadsheet_energy.A18:spreadsheet_energy.A18 spreadsheet_energy.B18:spreadsheet_energy.AT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66pt" svg:height="254.92pt" svg:x="39pt" svg:y="748.8pt">
            <loext:p draw:notify-on-update-of-ranges="spreadsheet_energy.B21:spreadsheet_energy.AT21 spreadsheet_energy.A22:spreadsheet_energy.A22 spreadsheet_energy.B22:spreadsheet_energy.AT22 spreadsheet_energy.A23:spreadsheet_energy.A23 spreadsheet_energy.B23:spreadsheet_energy.AT23 spreadsheet_energy.A24:spreadsheet_energy.A24 spreadsheet_energy.B24:spreadsheet_energy.AT2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511.23pt" svg:height="331.71pt" svg:x="562.96pt" svg:y="665.57pt">
            <loext:p draw:notify-on-update-of-ranges="spreadsheet_energy.B26:spreadsheet_energy.AT26 spreadsheet_energy.A27:spreadsheet_energy.A27 spreadsheet_energy.B27:spreadsheet_energy.AT27 spreadsheet_energy.A28:spreadsheet_energy.A28 spreadsheet_energy.B28:spreadsheet_energy.AT28 spreadsheet_energy.A29:spreadsheet_energy.A29 spreadsheet_energy.B29:spreadsheet_energy.AT2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511.23pt" svg:height="331.71pt" svg:x="1097.63pt" svg:y="384.01pt">
            <loext:p draw:notify-on-update-of-ranges="spreadsheet_energy.B5:spreadsheet_energy.AT5 spreadsheet_energy.A6:spreadsheet_energy.A6 spreadsheet_energy.B6:spreadsheet_energy.AT6 spreadsheet_energy.A7:spreadsheet_energy.A7 spreadsheet_energy.B7:spreadsheet_energy.AT7 spreadsheet_energy.A8:spreadsheet_energy.A8 spreadsheet_energy.B8:spreadsheet_energy.AT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5" table:default-cell-style-name="Default"/>
        <table:table-row table:style-name="ro1">
          <table:table-cell table:number-columns-repeated="46"/>
        </table:table-row>
        <table:table-row table:style-name="ro1">
          <table:table-cell office:value-type="string" calcext:value-type="string">
            <text:p>S100.0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0.000000</text:p>
          </table:table-cell>
          <table:table-cell table:number-columns-repeated="45"/>
        </table:table-row>
        <table:table-row table:style-name="ro1">
          <table:table-cell table:number-columns-repeated="46"/>
        </table:table-row>
        <table:table-row table:style-name="ro1">
          <table:table-cell office:value-type="string" calcext:value-type="string">
            <text:p>ENERGY CHIP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brs_non_p</text:p>
          </table:table-cell>
          <table:table-cell office:value-type="float" office:value="126.491991595" calcext:value-type="float">
            <text:p>126.491991595</text:p>
          </table:table-cell>
          <table:table-cell office:value-type="float" office:value="126.945781682" calcext:value-type="float">
            <text:p>126.945781682</text:p>
          </table:table-cell>
          <table:table-cell office:value-type="float" office:value="127.491912514" calcext:value-type="float">
            <text:p>127.491912514</text:p>
          </table:table-cell>
          <table:table-cell office:value-type="float" office:value="128.294543838" calcext:value-type="float">
            <text:p>128.294543838</text:p>
          </table:table-cell>
          <table:table-cell office:value-type="float" office:value="129.070051006" calcext:value-type="float">
            <text:p>129.070051006</text:p>
          </table:table-cell>
          <table:table-cell office:value-type="float" office:value="130.320618987" calcext:value-type="float">
            <text:p>130.320618987</text:p>
          </table:table-cell>
          <table:table-cell office:value-type="float" office:value="131.133743229" calcext:value-type="float">
            <text:p>131.133743229</text:p>
          </table:table-cell>
          <table:table-cell office:value-type="float" office:value="132.429806586" calcext:value-type="float">
            <text:p>132.429806586</text:p>
          </table:table-cell>
          <table:table-cell office:value-type="float" office:value="133.835775427" calcext:value-type="float">
            <text:p>133.835775427</text:p>
          </table:table-cell>
          <table:table-cell office:value-type="float" office:value="136.155592665" calcext:value-type="float">
            <text:p>136.155592665</text:p>
          </table:table-cell>
          <table:table-cell office:value-type="float" office:value="137.913654973" calcext:value-type="float">
            <text:p>137.913654973</text:p>
          </table:table-cell>
          <table:table-cell office:value-type="float" office:value="139.939560518" calcext:value-type="float">
            <text:p>139.939560518</text:p>
          </table:table-cell>
          <table:table-cell office:value-type="float" office:value="142.424955031" calcext:value-type="float">
            <text:p>142.424955031</text:p>
          </table:table-cell>
          <table:table-cell office:value-type="float" office:value="145.199387067" calcext:value-type="float">
            <text:p>145.199387067</text:p>
          </table:table-cell>
          <table:table-cell office:value-type="float" office:value="149.865597237" calcext:value-type="float">
            <text:p>149.865597237</text:p>
          </table:table-cell>
          <table:table-cell office:value-type="float" office:value="156.032682653" calcext:value-type="float">
            <text:p>156.032682653</text:p>
          </table:table-cell>
          <table:table-cell office:value-type="float" office:value="161.135277054" calcext:value-type="float">
            <text:p>161.135277054</text:p>
          </table:table-cell>
          <table:table-cell office:value-type="float" office:value="169.929618119" calcext:value-type="float">
            <text:p>169.929618119</text:p>
          </table:table-cell>
          <table:table-cell office:value-type="float" office:value="178.18681624" calcext:value-type="float">
            <text:p>178.18681624</text:p>
          </table:table-cell>
          <table:table-cell office:value-type="float" office:value="185.255191163" calcext:value-type="float">
            <text:p>185.255191163</text:p>
          </table:table-cell>
          <table:table-cell office:value-type="float" office:value="186.596264751" calcext:value-type="float">
            <text:p>186.596264751</text:p>
          </table:table-cell>
          <table:table-cell office:value-type="float" office:value="189.97029857" calcext:value-type="float">
            <text:p>189.97029857</text:p>
          </table:table-cell>
          <table:table-cell office:value-type="float" office:value="184.791360977" calcext:value-type="float">
            <text:p>184.791360977</text:p>
          </table:table-cell>
          <table:table-cell office:value-type="float" office:value="181.010354614" calcext:value-type="float">
            <text:p>181.010354614</text:p>
          </table:table-cell>
          <table:table-cell office:value-type="float" office:value="180.316325847" calcext:value-type="float">
            <text:p>180.316325847</text:p>
          </table:table-cell>
          <table:table-cell office:value-type="float" office:value="178.336230827" calcext:value-type="float">
            <text:p>178.336230827</text:p>
          </table:table-cell>
          <table:table-cell office:value-type="float" office:value="177.355130351" calcext:value-type="float">
            <text:p>177.355130351</text:p>
          </table:table-cell>
          <table:table-cell office:value-type="float" office:value="174.036021024" calcext:value-type="float">
            <text:p>174.036021024</text:p>
          </table:table-cell>
          <table:table-cell office:value-type="float" office:value="169.462568834" calcext:value-type="float">
            <text:p>169.462568834</text:p>
          </table:table-cell>
          <table:table-cell office:value-type="float" office:value="167.534750069" calcext:value-type="float">
            <text:p>167.534750069</text:p>
          </table:table-cell>
          <table:table-cell office:value-type="float" office:value="165.602823536" calcext:value-type="float">
            <text:p>165.602823536</text:p>
          </table:table-cell>
          <table:table-cell office:value-type="float" office:value="165.047549501" calcext:value-type="float">
            <text:p>165.047549501</text:p>
          </table:table-cell>
          <table:table-cell office:value-type="float" office:value="164.046497085" calcext:value-type="float">
            <text:p>164.046497085</text:p>
          </table:table-cell>
          <table:table-cell office:value-type="float" office:value="161.863646901" calcext:value-type="float">
            <text:p>161.863646901</text:p>
          </table:table-cell>
          <table:table-cell office:value-type="float" office:value="161.336620229" calcext:value-type="float">
            <text:p>161.336620229</text:p>
          </table:table-cell>
          <table:table-cell office:value-type="float" office:value="160.210551314" calcext:value-type="float">
            <text:p>160.210551314</text:p>
          </table:table-cell>
          <table:table-cell office:value-type="float" office:value="159.379724835" calcext:value-type="float">
            <text:p>159.379724835</text:p>
          </table:table-cell>
          <table:table-cell office:value-type="float" office:value="156.801624567" calcext:value-type="float">
            <text:p>156.801624567</text:p>
          </table:table-cell>
          <table:table-cell office:value-type="float" office:value="155.719233275" calcext:value-type="float">
            <text:p>155.719233275</text:p>
          </table:table-cell>
          <table:table-cell office:value-type="float" office:value="155.061211255" calcext:value-type="float">
            <text:p>155.061211255</text:p>
          </table:table-cell>
          <table:table-cell office:value-type="float" office:value="150.633720319" calcext:value-type="float">
            <text:p>150.633720319</text:p>
          </table:table-cell>
          <table:table-cell office:value-type="float" office:value="146.064858866" calcext:value-type="float">
            <text:p>146.064858866</text:p>
          </table:table-cell>
          <table:table-cell office:value-type="float" office:value="141.704847369" calcext:value-type="float">
            <text:p>141.704847369</text:p>
          </table:table-cell>
          <table:table-cell office:value-type="float" office:value="142.640159356" calcext:value-type="float">
            <text:p>142.640159356</text:p>
          </table:table-cell>
          <table:table-cell office:value-type="float" office:value="140.588595593" calcext:value-type="float">
            <text:p>140.588595593</text:p>
          </table:table-cell>
        </table:table-row>
        <table:table-row table:style-name="ro1">
          <table:table-cell office:value-type="string" calcext:value-type="string">
            <text:p>fuzzy_token</text:p>
          </table:table-cell>
          <table:table-cell office:value-type="float" office:value="126.308595236" calcext:value-type="float">
            <text:p>126.308595236</text:p>
          </table:table-cell>
          <table:table-cell office:value-type="float" office:value="126.580376555" calcext:value-type="float">
            <text:p>126.580376555</text:p>
          </table:table-cell>
          <table:table-cell office:value-type="float" office:value="126.90595809" calcext:value-type="float">
            <text:p>126.90595809</text:p>
          </table:table-cell>
          <table:table-cell office:value-type="float" office:value="127.235320271" calcext:value-type="float">
            <text:p>127.235320271</text:p>
          </table:table-cell>
          <table:table-cell office:value-type="float" office:value="127.872179164" calcext:value-type="float">
            <text:p>127.872179164</text:p>
          </table:table-cell>
          <table:table-cell office:value-type="float" office:value="128.304902934" calcext:value-type="float">
            <text:p>128.304902934</text:p>
          </table:table-cell>
          <table:table-cell office:value-type="float" office:value="128.709073172" calcext:value-type="float">
            <text:p>128.709073172</text:p>
          </table:table-cell>
          <table:table-cell office:value-type="float" office:value="129.36638393" calcext:value-type="float">
            <text:p>129.36638393</text:p>
          </table:table-cell>
          <table:table-cell office:value-type="float" office:value="130.001288361" calcext:value-type="float">
            <text:p>130.001288361</text:p>
          </table:table-cell>
          <table:table-cell office:value-type="float" office:value="130.749077437" calcext:value-type="float">
            <text:p>130.749077437</text:p>
          </table:table-cell>
          <table:table-cell office:value-type="float" office:value="131.147161339" calcext:value-type="float">
            <text:p>131.147161339</text:p>
          </table:table-cell>
          <table:table-cell office:value-type="float" office:value="131.966454727" calcext:value-type="float">
            <text:p>131.966454727</text:p>
          </table:table-cell>
          <table:table-cell office:value-type="float" office:value="132.667121578" calcext:value-type="float">
            <text:p>132.667121578</text:p>
          </table:table-cell>
          <table:table-cell office:value-type="float" office:value="133.652031054" calcext:value-type="float">
            <text:p>133.652031054</text:p>
          </table:table-cell>
          <table:table-cell office:value-type="float" office:value="134.044177977" calcext:value-type="float">
            <text:p>134.044177977</text:p>
          </table:table-cell>
          <table:table-cell office:value-type="float" office:value="135.425382674" calcext:value-type="float">
            <text:p>135.425382674</text:p>
          </table:table-cell>
          <table:table-cell office:value-type="float" office:value="136.856479036" calcext:value-type="float">
            <text:p>136.856479036</text:p>
          </table:table-cell>
          <table:table-cell office:value-type="float" office:value="137.742378252" calcext:value-type="float">
            <text:p>137.742378252</text:p>
          </table:table-cell>
          <table:table-cell office:value-type="float" office:value="138.962232024" calcext:value-type="float">
            <text:p>138.962232024</text:p>
          </table:table-cell>
          <table:table-cell office:value-type="float" office:value="139.637113732" calcext:value-type="float">
            <text:p>139.637113732</text:p>
          </table:table-cell>
          <table:table-cell office:value-type="float" office:value="141.124926829" calcext:value-type="float">
            <text:p>141.124926829</text:p>
          </table:table-cell>
          <table:table-cell office:value-type="float" office:value="142.563954545" calcext:value-type="float">
            <text:p>142.563954545</text:p>
          </table:table-cell>
          <table:table-cell office:value-type="float" office:value="142.798270929" calcext:value-type="float">
            <text:p>142.798270929</text:p>
          </table:table-cell>
          <table:table-cell office:value-type="float" office:value="143.5233881" calcext:value-type="float">
            <text:p>143.5233881</text:p>
          </table:table-cell>
          <table:table-cell office:value-type="float" office:value="143.440340033" calcext:value-type="float">
            <text:p>143.440340033</text:p>
          </table:table-cell>
          <table:table-cell office:value-type="float" office:value="143.661420803" calcext:value-type="float">
            <text:p>143.661420803</text:p>
          </table:table-cell>
          <table:table-cell office:value-type="float" office:value="143.237104706" calcext:value-type="float">
            <text:p>143.237104706</text:p>
          </table:table-cell>
          <table:table-cell office:value-type="float" office:value="142.641721778" calcext:value-type="float">
            <text:p>142.641721778</text:p>
          </table:table-cell>
          <table:table-cell office:value-type="float" office:value="141.658664683" calcext:value-type="float">
            <text:p>141.658664683</text:p>
          </table:table-cell>
          <table:table-cell office:value-type="float" office:value="140.904383454" calcext:value-type="float">
            <text:p>140.904383454</text:p>
          </table:table-cell>
          <table:table-cell office:value-type="float" office:value="139.816735985" calcext:value-type="float">
            <text:p>139.816735985</text:p>
          </table:table-cell>
          <table:table-cell office:value-type="float" office:value="138.692306901" calcext:value-type="float">
            <text:p>138.692306901</text:p>
          </table:table-cell>
          <table:table-cell office:value-type="float" office:value="137.412824047" calcext:value-type="float">
            <text:p>137.412824047</text:p>
          </table:table-cell>
          <table:table-cell office:value-type="float" office:value="136.082136391" calcext:value-type="float">
            <text:p>136.082136391</text:p>
          </table:table-cell>
          <table:table-cell office:value-type="float" office:value="134.62278113" calcext:value-type="float">
            <text:p>134.62278113</text:p>
          </table:table-cell>
          <table:table-cell office:value-type="float" office:value="133.034313076" calcext:value-type="float">
            <text:p>133.034313076</text:p>
          </table:table-cell>
          <table:table-cell office:value-type="float" office:value="131.674920782" calcext:value-type="float">
            <text:p>131.674920782</text:p>
          </table:table-cell>
          <table:table-cell office:value-type="float" office:value="130.456692112" calcext:value-type="float">
            <text:p>130.456692112</text:p>
          </table:table-cell>
          <table:table-cell office:value-type="float" office:value="129.037324735" calcext:value-type="float">
            <text:p>129.037324735</text:p>
          </table:table-cell>
          <table:table-cell office:value-type="float" office:value="128.385489124" calcext:value-type="float">
            <text:p>128.385489124</text:p>
          </table:table-cell>
          <table:table-cell office:value-type="float" office:value="126.504394246" calcext:value-type="float">
            <text:p>126.504394246</text:p>
          </table:table-cell>
          <table:table-cell office:value-type="float" office:value="126.190986417" calcext:value-type="float">
            <text:p>126.190986417</text:p>
          </table:table-cell>
          <table:table-cell office:value-type="float" office:value="126.141598323" calcext:value-type="float">
            <text:p>126.141598323</text:p>
          </table:table-cell>
          <table:table-cell office:value-type="float" office:value="126.115598118" calcext:value-type="float">
            <text:p>126.115598118</text:p>
          </table:table-cell>
          <table:table-cell office:value-type="float" office:value="126.08" calcext:value-type="float">
            <text:p>126.08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table:number-columns-repeated="45" office:value-type="float" office:value="126.08" calcext:value-type="float">
            <text:p>126.08</text:p>
          </table:table-cell>
        </table:table-row>
        <table:table-row table:style-name="ro1">
          <table:table-cell table:number-columns-repeated="46"/>
        </table:table-row>
        <table:table-row table:style-name="ro1">
          <table:table-cell office:value-type="string" calcext:value-type="string">
            <text:p>ENERGY CORE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brs_non_p</text:p>
          </table:table-cell>
          <table:table-cell table:formula="of:=[.B6]/64" office:value-type="float" office:value="1.97643736867188" calcext:value-type="float">
            <text:p>1.9764373687</text:p>
          </table:table-cell>
          <table:table-cell table:formula="of:=[.C6]/64" office:value-type="float" office:value="1.98352783878125" calcext:value-type="float">
            <text:p>1.9835278388</text:p>
          </table:table-cell>
          <table:table-cell table:formula="of:=[.D6]/64" office:value-type="float" office:value="1.99206113303125" calcext:value-type="float">
            <text:p>1.992061133</text:p>
          </table:table-cell>
          <table:table-cell table:formula="of:=[.E6]/64" office:value-type="float" office:value="2.00460224746875" calcext:value-type="float">
            <text:p>2.0046022475</text:p>
          </table:table-cell>
          <table:table-cell table:formula="of:=[.F6]/64" office:value-type="float" office:value="2.01671954696875" calcext:value-type="float">
            <text:p>2.016719547</text:p>
          </table:table-cell>
          <table:table-cell table:formula="of:=[.G6]/64" office:value-type="float" office:value="2.03625967167187" calcext:value-type="float">
            <text:p>2.0362596717</text:p>
          </table:table-cell>
          <table:table-cell table:formula="of:=[.H6]/64" office:value-type="float" office:value="2.04896473795312" calcext:value-type="float">
            <text:p>2.048964738</text:p>
          </table:table-cell>
          <table:table-cell table:formula="of:=[.I6]/64" office:value-type="float" office:value="2.06921572790625" calcext:value-type="float">
            <text:p>2.0692157279</text:p>
          </table:table-cell>
          <table:table-cell table:formula="of:=[.J6]/64" office:value-type="float" office:value="2.09118399104687" calcext:value-type="float">
            <text:p>2.091183991</text:p>
          </table:table-cell>
          <table:table-cell table:formula="of:=[.K6]/64" office:value-type="float" office:value="2.12743113539062" calcext:value-type="float">
            <text:p>2.1274311354</text:p>
          </table:table-cell>
          <table:table-cell table:formula="of:=[.L6]/64" office:value-type="float" office:value="2.15490085895312" calcext:value-type="float">
            <text:p>2.154900859</text:p>
          </table:table-cell>
          <table:table-cell table:formula="of:=[.M6]/64" office:value-type="float" office:value="2.18655563309375" calcext:value-type="float">
            <text:p>2.1865556331</text:p>
          </table:table-cell>
          <table:table-cell table:formula="of:=[.N6]/64" office:value-type="float" office:value="2.22538992235937" calcext:value-type="float">
            <text:p>2.2253899224</text:p>
          </table:table-cell>
          <table:table-cell table:formula="of:=[.O6]/64" office:value-type="float" office:value="2.26874042292187" calcext:value-type="float">
            <text:p>2.2687404229</text:p>
          </table:table-cell>
          <table:table-cell table:formula="of:=[.P6]/64" office:value-type="float" office:value="2.34164995682812" calcext:value-type="float">
            <text:p>2.3416499568</text:p>
          </table:table-cell>
          <table:table-cell table:formula="of:=[.Q6]/64" office:value-type="float" office:value="2.43801066645312" calcext:value-type="float">
            <text:p>2.4380106665</text:p>
          </table:table-cell>
          <table:table-cell table:formula="of:=[.R6]/64" office:value-type="float" office:value="2.51773870396875" calcext:value-type="float">
            <text:p>2.517738704</text:p>
          </table:table-cell>
          <table:table-cell table:formula="of:=[.S6]/64" office:value-type="float" office:value="2.65515028310937" calcext:value-type="float">
            <text:p>2.6551502831</text:p>
          </table:table-cell>
          <table:table-cell table:formula="of:=[.T6]/64" office:value-type="float" office:value="2.78416900375" calcext:value-type="float">
            <text:p>2.7841690038</text:p>
          </table:table-cell>
          <table:table-cell table:formula="of:=[.U6]/64" office:value-type="float" office:value="2.89461236192187" calcext:value-type="float">
            <text:p>2.8946123619</text:p>
          </table:table-cell>
          <table:table-cell table:formula="of:=[.V6]/64" office:value-type="float" office:value="2.91556663673437" calcext:value-type="float">
            <text:p>2.9155666367</text:p>
          </table:table-cell>
          <table:table-cell table:formula="of:=[.W6]/64" office:value-type="float" office:value="2.96828591515625" calcext:value-type="float">
            <text:p>2.9682859152</text:p>
          </table:table-cell>
          <table:table-cell table:formula="of:=[.X6]/64" office:value-type="float" office:value="2.88736501526562" calcext:value-type="float">
            <text:p>2.8873650153</text:p>
          </table:table-cell>
          <table:table-cell table:formula="of:=[.Y6]/64" office:value-type="float" office:value="2.82828679084375" calcext:value-type="float">
            <text:p>2.8282867908</text:p>
          </table:table-cell>
          <table:table-cell table:formula="of:=[.Z6]/64" office:value-type="float" office:value="2.81744259135937" calcext:value-type="float">
            <text:p>2.8174425914</text:p>
          </table:table-cell>
          <table:table-cell table:formula="of:=[.AA6]/64" office:value-type="float" office:value="2.78650360667188" calcext:value-type="float">
            <text:p>2.7865036067</text:p>
          </table:table-cell>
          <table:table-cell table:formula="of:=[.AB6]/64" office:value-type="float" office:value="2.77117391173438" calcext:value-type="float">
            <text:p>2.7711739117</text:p>
          </table:table-cell>
          <table:table-cell table:formula="of:=[.AC6]/64" office:value-type="float" office:value="2.7193128285" calcext:value-type="float">
            <text:p>2.7193128285</text:p>
          </table:table-cell>
          <table:table-cell table:formula="of:=[.AD6]/64" office:value-type="float" office:value="2.64785263803125" calcext:value-type="float">
            <text:p>2.647852638</text:p>
          </table:table-cell>
          <table:table-cell table:formula="of:=[.AE6]/64" office:value-type="float" office:value="2.61773046982813" calcext:value-type="float">
            <text:p>2.6177304698</text:p>
          </table:table-cell>
          <table:table-cell table:formula="of:=[.AF6]/64" office:value-type="float" office:value="2.58754411775" calcext:value-type="float">
            <text:p>2.5875441178</text:p>
          </table:table-cell>
          <table:table-cell table:formula="of:=[.AG6]/64" office:value-type="float" office:value="2.57886796095312" calcext:value-type="float">
            <text:p>2.578867961</text:p>
          </table:table-cell>
          <table:table-cell table:formula="of:=[.AH6]/64" office:value-type="float" office:value="2.56322651695312" calcext:value-type="float">
            <text:p>2.563226517</text:p>
          </table:table-cell>
          <table:table-cell table:formula="of:=[.AI6]/64" office:value-type="float" office:value="2.52911948282813" calcext:value-type="float">
            <text:p>2.5291194828</text:p>
          </table:table-cell>
          <table:table-cell table:formula="of:=[.AJ6]/64" office:value-type="float" office:value="2.52088469107812" calcext:value-type="float">
            <text:p>2.5208846911</text:p>
          </table:table-cell>
          <table:table-cell table:formula="of:=[.AK6]/64" office:value-type="float" office:value="2.50328986428125" calcext:value-type="float">
            <text:p>2.5032898643</text:p>
          </table:table-cell>
          <table:table-cell table:formula="of:=[.AL6]/64" office:value-type="float" office:value="2.49030820054687" calcext:value-type="float">
            <text:p>2.4903082005</text:p>
          </table:table-cell>
          <table:table-cell table:formula="of:=[.AM6]/64" office:value-type="float" office:value="2.45002538385937" calcext:value-type="float">
            <text:p>2.4500253839</text:p>
          </table:table-cell>
          <table:table-cell table:formula="of:=[.AN6]/64" office:value-type="float" office:value="2.43311301992187" calcext:value-type="float">
            <text:p>2.4331130199</text:p>
          </table:table-cell>
          <table:table-cell table:formula="of:=[.AO6]/64" office:value-type="float" office:value="2.42283142585937" calcext:value-type="float">
            <text:p>2.4228314259</text:p>
          </table:table-cell>
          <table:table-cell table:formula="of:=[.AP6]/64" office:value-type="float" office:value="2.35365187998437" calcext:value-type="float">
            <text:p>2.35365188</text:p>
          </table:table-cell>
          <table:table-cell table:formula="of:=[.AQ6]/64" office:value-type="float" office:value="2.28226341978125" calcext:value-type="float">
            <text:p>2.2822634198</text:p>
          </table:table-cell>
          <table:table-cell table:formula="of:=[.AR6]/64" office:value-type="float" office:value="2.21413824014062" calcext:value-type="float">
            <text:p>2.2141382401</text:p>
          </table:table-cell>
          <table:table-cell table:formula="of:=[.AS6]/64" office:value-type="float" office:value="2.2287524899375" calcext:value-type="float">
            <text:p>2.2287524899</text:p>
          </table:table-cell>
          <table:table-cell table:formula="of:=[.AT6]/64" office:value-type="float" office:value="2.19669680614063" calcext:value-type="float">
            <text:p>2.1966968061</text:p>
          </table:table-cell>
        </table:table-row>
        <table:table-row table:style-name="ro1">
          <table:table-cell office:value-type="string" calcext:value-type="string">
            <text:p>fuzzy_token</text:p>
          </table:table-cell>
          <table:table-cell table:formula="of:=[.B7]/64" office:value-type="float" office:value="1.9735718005625" calcext:value-type="float">
            <text:p>1.9735718006</text:p>
          </table:table-cell>
          <table:table-cell table:formula="of:=[.C7]/64" office:value-type="float" office:value="1.97781838367188" calcext:value-type="float">
            <text:p>1.9778183837</text:p>
          </table:table-cell>
          <table:table-cell table:formula="of:=[.D7]/64" office:value-type="float" office:value="1.98290559515625" calcext:value-type="float">
            <text:p>1.9829055952</text:p>
          </table:table-cell>
          <table:table-cell table:formula="of:=[.E7]/64" office:value-type="float" office:value="1.98805187923438" calcext:value-type="float">
            <text:p>1.9880518792</text:p>
          </table:table-cell>
          <table:table-cell table:formula="of:=[.F7]/64" office:value-type="float" office:value="1.9980027994375" calcext:value-type="float">
            <text:p>1.9980027994</text:p>
          </table:table-cell>
          <table:table-cell table:formula="of:=[.G7]/64" office:value-type="float" office:value="2.00476410834375" calcext:value-type="float">
            <text:p>2.0047641083</text:p>
          </table:table-cell>
          <table:table-cell table:formula="of:=[.H7]/64" office:value-type="float" office:value="2.0110792683125" calcext:value-type="float">
            <text:p>2.0110792683</text:p>
          </table:table-cell>
          <table:table-cell table:formula="of:=[.I7]/64" office:value-type="float" office:value="2.02134974890625" calcext:value-type="float">
            <text:p>2.0213497489</text:p>
          </table:table-cell>
          <table:table-cell table:formula="of:=[.J7]/64" office:value-type="float" office:value="2.03127013064063" calcext:value-type="float">
            <text:p>2.0312701306</text:p>
          </table:table-cell>
          <table:table-cell table:formula="of:=[.K7]/64" office:value-type="float" office:value="2.04295433495313" calcext:value-type="float">
            <text:p>2.042954335</text:p>
          </table:table-cell>
          <table:table-cell table:formula="of:=[.L7]/64" office:value-type="float" office:value="2.04917439592187" calcext:value-type="float">
            <text:p>2.0491743959</text:p>
          </table:table-cell>
          <table:table-cell table:formula="of:=[.M7]/64" office:value-type="float" office:value="2.06197585510938" calcext:value-type="float">
            <text:p>2.0619758551</text:p>
          </table:table-cell>
          <table:table-cell table:formula="of:=[.N7]/64" office:value-type="float" office:value="2.07292377465625" calcext:value-type="float">
            <text:p>2.0729237747</text:p>
          </table:table-cell>
          <table:table-cell table:formula="of:=[.O7]/64" office:value-type="float" office:value="2.08831298521875" calcext:value-type="float">
            <text:p>2.0883129852</text:p>
          </table:table-cell>
          <table:table-cell table:formula="of:=[.P7]/64" office:value-type="float" office:value="2.09444028089062" calcext:value-type="float">
            <text:p>2.0944402809</text:p>
          </table:table-cell>
          <table:table-cell table:formula="of:=[.Q7]/64" office:value-type="float" office:value="2.11602160428125" calcext:value-type="float">
            <text:p>2.1160216043</text:p>
          </table:table-cell>
          <table:table-cell table:formula="of:=[.R7]/64" office:value-type="float" office:value="2.1383824849375" calcext:value-type="float">
            <text:p>2.1383824849</text:p>
          </table:table-cell>
          <table:table-cell table:formula="of:=[.S7]/64" office:value-type="float" office:value="2.1522246601875" calcext:value-type="float">
            <text:p>2.1522246602</text:p>
          </table:table-cell>
          <table:table-cell table:formula="of:=[.T7]/64" office:value-type="float" office:value="2.171284875375" calcext:value-type="float">
            <text:p>2.1712848754</text:p>
          </table:table-cell>
          <table:table-cell table:formula="of:=[.U7]/64" office:value-type="float" office:value="2.1818299020625" calcext:value-type="float">
            <text:p>2.1818299021</text:p>
          </table:table-cell>
          <table:table-cell table:formula="of:=[.V7]/64" office:value-type="float" office:value="2.20507698170312" calcext:value-type="float">
            <text:p>2.2050769817</text:p>
          </table:table-cell>
          <table:table-cell table:formula="of:=[.W7]/64" office:value-type="float" office:value="2.22756178976562" calcext:value-type="float">
            <text:p>2.2275617898</text:p>
          </table:table-cell>
          <table:table-cell table:formula="of:=[.X7]/64" office:value-type="float" office:value="2.23122298326563" calcext:value-type="float">
            <text:p>2.2312229833</text:p>
          </table:table-cell>
          <table:table-cell table:formula="of:=[.Y7]/64" office:value-type="float" office:value="2.2425529390625" calcext:value-type="float">
            <text:p>2.2425529391</text:p>
          </table:table-cell>
          <table:table-cell table:formula="of:=[.Z7]/64" office:value-type="float" office:value="2.24125531301563" calcext:value-type="float">
            <text:p>2.241255313</text:p>
          </table:table-cell>
          <table:table-cell table:formula="of:=[.AA7]/64" office:value-type="float" office:value="2.24470970004687" calcext:value-type="float">
            <text:p>2.2447097</text:p>
          </table:table-cell>
          <table:table-cell table:formula="of:=[.AB7]/64" office:value-type="float" office:value="2.23807976103125" calcext:value-type="float">
            <text:p>2.238079761</text:p>
          </table:table-cell>
          <table:table-cell table:formula="of:=[.AC7]/64" office:value-type="float" office:value="2.22877690278125" calcext:value-type="float">
            <text:p>2.2287769028</text:p>
          </table:table-cell>
          <table:table-cell table:formula="of:=[.AD7]/64" office:value-type="float" office:value="2.21341663567188" calcext:value-type="float">
            <text:p>2.2134166357</text:p>
          </table:table-cell>
          <table:table-cell table:formula="of:=[.AE7]/64" office:value-type="float" office:value="2.20163099146875" calcext:value-type="float">
            <text:p>2.2016309915</text:p>
          </table:table-cell>
          <table:table-cell table:formula="of:=[.AF7]/64" office:value-type="float" office:value="2.18463649976563" calcext:value-type="float">
            <text:p>2.1846364998</text:p>
          </table:table-cell>
          <table:table-cell table:formula="of:=[.AG7]/64" office:value-type="float" office:value="2.16706729532812" calcext:value-type="float">
            <text:p>2.1670672953</text:p>
          </table:table-cell>
          <table:table-cell table:formula="of:=[.AH7]/64" office:value-type="float" office:value="2.14707537573437" calcext:value-type="float">
            <text:p>2.1470753757</text:p>
          </table:table-cell>
          <table:table-cell table:formula="of:=[.AI7]/64" office:value-type="float" office:value="2.12628338110937" calcext:value-type="float">
            <text:p>2.1262833811</text:p>
          </table:table-cell>
          <table:table-cell table:formula="of:=[.AJ7]/64" office:value-type="float" office:value="2.10348095515625" calcext:value-type="float">
            <text:p>2.1034809552</text:p>
          </table:table-cell>
          <table:table-cell table:formula="of:=[.AK7]/64" office:value-type="float" office:value="2.0786611418125" calcext:value-type="float">
            <text:p>2.0786611418</text:p>
          </table:table-cell>
          <table:table-cell table:formula="of:=[.AL7]/64" office:value-type="float" office:value="2.05742063721875" calcext:value-type="float">
            <text:p>2.0574206372</text:p>
          </table:table-cell>
          <table:table-cell table:formula="of:=[.AM7]/64" office:value-type="float" office:value="2.03838581425" calcext:value-type="float">
            <text:p>2.0383858143</text:p>
          </table:table-cell>
          <table:table-cell table:formula="of:=[.AN7]/64" office:value-type="float" office:value="2.01620819898437" calcext:value-type="float">
            <text:p>2.016208199</text:p>
          </table:table-cell>
          <table:table-cell table:formula="of:=[.AO7]/64" office:value-type="float" office:value="2.0060232675625" calcext:value-type="float">
            <text:p>2.0060232676</text:p>
          </table:table-cell>
          <table:table-cell table:formula="of:=[.AP7]/64" office:value-type="float" office:value="1.97663116009375" calcext:value-type="float">
            <text:p>1.9766311601</text:p>
          </table:table-cell>
          <table:table-cell table:formula="of:=[.AQ7]/64" office:value-type="float" office:value="1.97173416276563" calcext:value-type="float">
            <text:p>1.9717341628</text:p>
          </table:table-cell>
          <table:table-cell table:formula="of:=[.AR7]/64" office:value-type="float" office:value="1.97096247379688" calcext:value-type="float">
            <text:p>1.9709624738</text:p>
          </table:table-cell>
          <table:table-cell table:formula="of:=[.AS7]/64" office:value-type="float" office:value="1.97055622059375" calcext:value-type="float">
            <text:p>1.9705562206</text:p>
          </table:table-cell>
          <table:table-cell table:formula="of:=[.AT7]/64" office:value-type="float" office:value="1.97" calcext:value-type="float">
            <text:p>1.97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table:formula="of:=[.B8]/64" office:value-type="float" office:value="1.97" calcext:value-type="float">
            <text:p>1.97</text:p>
          </table:table-cell>
          <table:table-cell table:formula="of:=[.C8]/64" office:value-type="float" office:value="1.97" calcext:value-type="float">
            <text:p>1.97</text:p>
          </table:table-cell>
          <table:table-cell table:formula="of:=[.D8]/64" office:value-type="float" office:value="1.97" calcext:value-type="float">
            <text:p>1.97</text:p>
          </table:table-cell>
          <table:table-cell table:formula="of:=[.E8]/64" office:value-type="float" office:value="1.97" calcext:value-type="float">
            <text:p>1.97</text:p>
          </table:table-cell>
          <table:table-cell table:formula="of:=[.F8]/64" office:value-type="float" office:value="1.97" calcext:value-type="float">
            <text:p>1.97</text:p>
          </table:table-cell>
          <table:table-cell table:formula="of:=[.G8]/64" office:value-type="float" office:value="1.97" calcext:value-type="float">
            <text:p>1.97</text:p>
          </table:table-cell>
          <table:table-cell table:formula="of:=[.H8]/64" office:value-type="float" office:value="1.97" calcext:value-type="float">
            <text:p>1.97</text:p>
          </table:table-cell>
          <table:table-cell table:formula="of:=[.I8]/64" office:value-type="float" office:value="1.97" calcext:value-type="float">
            <text:p>1.97</text:p>
          </table:table-cell>
          <table:table-cell table:formula="of:=[.J8]/64" office:value-type="float" office:value="1.97" calcext:value-type="float">
            <text:p>1.97</text:p>
          </table:table-cell>
          <table:table-cell table:formula="of:=[.K8]/64" office:value-type="float" office:value="1.97" calcext:value-type="float">
            <text:p>1.97</text:p>
          </table:table-cell>
          <table:table-cell table:formula="of:=[.L8]/64" office:value-type="float" office:value="1.97" calcext:value-type="float">
            <text:p>1.97</text:p>
          </table:table-cell>
          <table:table-cell table:formula="of:=[.M8]/64" office:value-type="float" office:value="1.97" calcext:value-type="float">
            <text:p>1.97</text:p>
          </table:table-cell>
          <table:table-cell table:formula="of:=[.N8]/64" office:value-type="float" office:value="1.97" calcext:value-type="float">
            <text:p>1.97</text:p>
          </table:table-cell>
          <table:table-cell table:formula="of:=[.O8]/64" office:value-type="float" office:value="1.97" calcext:value-type="float">
            <text:p>1.97</text:p>
          </table:table-cell>
          <table:table-cell table:formula="of:=[.P8]/64" office:value-type="float" office:value="1.97" calcext:value-type="float">
            <text:p>1.97</text:p>
          </table:table-cell>
          <table:table-cell table:formula="of:=[.Q8]/64" office:value-type="float" office:value="1.97" calcext:value-type="float">
            <text:p>1.97</text:p>
          </table:table-cell>
          <table:table-cell table:formula="of:=[.R8]/64" office:value-type="float" office:value="1.97" calcext:value-type="float">
            <text:p>1.97</text:p>
          </table:table-cell>
          <table:table-cell table:formula="of:=[.S8]/64" office:value-type="float" office:value="1.97" calcext:value-type="float">
            <text:p>1.97</text:p>
          </table:table-cell>
          <table:table-cell table:formula="of:=[.T8]/64" office:value-type="float" office:value="1.97" calcext:value-type="float">
            <text:p>1.97</text:p>
          </table:table-cell>
          <table:table-cell table:formula="of:=[.U8]/64" office:value-type="float" office:value="1.97" calcext:value-type="float">
            <text:p>1.97</text:p>
          </table:table-cell>
          <table:table-cell table:formula="of:=[.V8]/64" office:value-type="float" office:value="1.97" calcext:value-type="float">
            <text:p>1.97</text:p>
          </table:table-cell>
          <table:table-cell table:formula="of:=[.W8]/64" office:value-type="float" office:value="1.97" calcext:value-type="float">
            <text:p>1.97</text:p>
          </table:table-cell>
          <table:table-cell table:formula="of:=[.X8]/64" office:value-type="float" office:value="1.97" calcext:value-type="float">
            <text:p>1.97</text:p>
          </table:table-cell>
          <table:table-cell table:formula="of:=[.Y8]/64" office:value-type="float" office:value="1.97" calcext:value-type="float">
            <text:p>1.97</text:p>
          </table:table-cell>
          <table:table-cell table:formula="of:=[.Z8]/64" office:value-type="float" office:value="1.97" calcext:value-type="float">
            <text:p>1.97</text:p>
          </table:table-cell>
          <table:table-cell table:formula="of:=[.AA8]/64" office:value-type="float" office:value="1.97" calcext:value-type="float">
            <text:p>1.97</text:p>
          </table:table-cell>
          <table:table-cell table:formula="of:=[.AB8]/64" office:value-type="float" office:value="1.97" calcext:value-type="float">
            <text:p>1.97</text:p>
          </table:table-cell>
          <table:table-cell table:formula="of:=[.AC8]/64" office:value-type="float" office:value="1.97" calcext:value-type="float">
            <text:p>1.97</text:p>
          </table:table-cell>
          <table:table-cell table:formula="of:=[.AD8]/64" office:value-type="float" office:value="1.97" calcext:value-type="float">
            <text:p>1.97</text:p>
          </table:table-cell>
          <table:table-cell table:formula="of:=[.AE8]/64" office:value-type="float" office:value="1.97" calcext:value-type="float">
            <text:p>1.97</text:p>
          </table:table-cell>
          <table:table-cell table:formula="of:=[.AF8]/64" office:value-type="float" office:value="1.97" calcext:value-type="float">
            <text:p>1.97</text:p>
          </table:table-cell>
          <table:table-cell table:formula="of:=[.AG8]/64" office:value-type="float" office:value="1.97" calcext:value-type="float">
            <text:p>1.97</text:p>
          </table:table-cell>
          <table:table-cell table:formula="of:=[.AH8]/64" office:value-type="float" office:value="1.97" calcext:value-type="float">
            <text:p>1.97</text:p>
          </table:table-cell>
          <table:table-cell table:formula="of:=[.AI8]/64" office:value-type="float" office:value="1.97" calcext:value-type="float">
            <text:p>1.97</text:p>
          </table:table-cell>
          <table:table-cell table:formula="of:=[.AJ8]/64" office:value-type="float" office:value="1.97" calcext:value-type="float">
            <text:p>1.97</text:p>
          </table:table-cell>
          <table:table-cell table:formula="of:=[.AK8]/64" office:value-type="float" office:value="1.97" calcext:value-type="float">
            <text:p>1.97</text:p>
          </table:table-cell>
          <table:table-cell table:formula="of:=[.AL8]/64" office:value-type="float" office:value="1.97" calcext:value-type="float">
            <text:p>1.97</text:p>
          </table:table-cell>
          <table:table-cell table:formula="of:=[.AM8]/64" office:value-type="float" office:value="1.97" calcext:value-type="float">
            <text:p>1.97</text:p>
          </table:table-cell>
          <table:table-cell table:formula="of:=[.AN8]/64" office:value-type="float" office:value="1.97" calcext:value-type="float">
            <text:p>1.97</text:p>
          </table:table-cell>
          <table:table-cell table:formula="of:=[.AO8]/64" office:value-type="float" office:value="1.97" calcext:value-type="float">
            <text:p>1.97</text:p>
          </table:table-cell>
          <table:table-cell table:formula="of:=[.AP8]/64" office:value-type="float" office:value="1.97" calcext:value-type="float">
            <text:p>1.97</text:p>
          </table:table-cell>
          <table:table-cell table:formula="of:=[.AQ8]/64" office:value-type="float" office:value="1.97" calcext:value-type="float">
            <text:p>1.97</text:p>
          </table:table-cell>
          <table:table-cell table:formula="of:=[.AR8]/64" office:value-type="float" office:value="1.97" calcext:value-type="float">
            <text:p>1.97</text:p>
          </table:table-cell>
          <table:table-cell table:formula="of:=[.AS8]/64" office:value-type="float" office:value="1.97" calcext:value-type="float">
            <text:p>1.97</text:p>
          </table:table-cell>
          <table:table-cell table:formula="of:=[.AT8]/64" office:value-type="float" office:value="1.97" calcext:value-type="float">
            <text:p>1.97</text:p>
          </table:table-cell>
        </table:table-row>
        <table:table-row table:style-name="ro1">
          <table:table-cell table:number-columns-repeated="46"/>
        </table:table-row>
        <table:table-row table:style-name="ro1">
          <table:table-cell office:value-type="string" calcext:value-type="string">
            <text:p>LATENCIES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brs_non_p</text:p>
          </table:table-cell>
          <table:table-cell office:value-type="float" office:value="5.13450528719" calcext:value-type="float">
            <text:p>5.1345052872</text:p>
          </table:table-cell>
          <table:table-cell office:value-type="float" office:value="5.28126753318" calcext:value-type="float">
            <text:p>5.2812675332</text:p>
          </table:table-cell>
          <table:table-cell office:value-type="float" office:value="5.43904612874" calcext:value-type="float">
            <text:p>5.4390461287</text:p>
          </table:table-cell>
          <table:table-cell office:value-type="float" office:value="5.68104475563" calcext:value-type="float">
            <text:p>5.6810447556</text:p>
          </table:table-cell>
          <table:table-cell office:value-type="float" office:value="5.92130306651" calcext:value-type="float">
            <text:p>5.9213030665</text:p>
          </table:table-cell>
          <table:table-cell office:value-type="float" office:value="6.25307521491" calcext:value-type="float">
            <text:p>6.2530752149</text:p>
          </table:table-cell>
          <table:table-cell office:value-type="float" office:value="6.53847462" calcext:value-type="float">
            <text:p>6.53847462</text:p>
          </table:table-cell>
          <table:table-cell office:value-type="float" office:value="6.95840133332" calcext:value-type="float">
            <text:p>6.9584013333</text:p>
          </table:table-cell>
          <table:table-cell office:value-type="float" office:value="7.46658758759" calcext:value-type="float">
            <text:p>7.4665875876</text:p>
          </table:table-cell>
          <table:table-cell office:value-type="float" office:value="8.28131725505" calcext:value-type="float">
            <text:p>8.2813172551</text:p>
          </table:table-cell>
          <table:table-cell office:value-type="float" office:value="9.02541398365" calcext:value-type="float">
            <text:p>9.0254139837</text:p>
          </table:table-cell>
          <table:table-cell office:value-type="float" office:value="10.0827491084" calcext:value-type="float">
            <text:p>10.0827491084</text:p>
          </table:table-cell>
          <table:table-cell office:value-type="float" office:value="11.0962522691" calcext:value-type="float">
            <text:p>11.0962522691</text:p>
          </table:table-cell>
          <table:table-cell office:value-type="float" office:value="13.1227068662" calcext:value-type="float">
            <text:p>13.1227068662</text:p>
          </table:table-cell>
          <table:table-cell office:value-type="float" office:value="17.3132935139" calcext:value-type="float">
            <text:p>17.3132935139</text:p>
          </table:table-cell>
          <table:table-cell office:value-type="float" office:value="25.3218807858" calcext:value-type="float">
            <text:p>25.3218807858</text:p>
          </table:table-cell>
          <table:table-cell office:value-type="float" office:value="43.0318532377" calcext:value-type="float">
            <text:p>43.0318532377</text:p>
          </table:table-cell>
          <table:table-cell office:value-type="float" office:value="248.471815954" calcext:value-type="float">
            <text:p>248.471815954</text:p>
          </table:table-cell>
          <table:table-cell office:value-type="float" office:value="369.966510017" calcext:value-type="float">
            <text:p>369.966510017</text:p>
          </table:table-cell>
          <table:table-cell office:value-type="float" office:value="2159.76491479" calcext:value-type="float">
            <text:p>2159.76491479</text:p>
          </table:table-cell>
          <table:table-cell office:value-type="float" office:value="3982.75164298" calcext:value-type="float">
            <text:p>3982.75164298</text:p>
          </table:table-cell>
          <table:table-cell office:value-type="float" office:value="5682.4519812" calcext:value-type="float">
            <text:p>5682.4519812</text:p>
          </table:table-cell>
          <table:table-cell office:value-type="float" office:value="7840.16877635" calcext:value-type="float">
            <text:p>7840.16877635</text:p>
          </table:table-cell>
          <table:table-cell office:value-type="float" office:value="8857.13259849" calcext:value-type="float">
            <text:p>8857.13259849</text:p>
          </table:table-cell>
          <table:table-cell office:value-type="float" office:value="10705.3365132" calcext:value-type="float">
            <text:p>10705.3365132</text:p>
          </table:table-cell>
          <table:table-cell office:value-type="float" office:value="11743.9303329" calcext:value-type="float">
            <text:p>11743.9303329</text:p>
          </table:table-cell>
          <table:table-cell office:value-type="float" office:value="11924.5560444" calcext:value-type="float">
            <text:p>11924.5560444</text:p>
          </table:table-cell>
          <table:table-cell office:value-type="float" office:value="12967.7757239" calcext:value-type="float">
            <text:p>12967.7757239</text:p>
          </table:table-cell>
          <table:table-cell office:value-type="float" office:value="14721.4788738" calcext:value-type="float">
            <text:p>14721.4788738</text:p>
          </table:table-cell>
          <table:table-cell office:value-type="float" office:value="15971.0288598" calcext:value-type="float">
            <text:p>15971.0288598</text:p>
          </table:table-cell>
          <table:table-cell office:value-type="float" office:value="16507.6372061" calcext:value-type="float">
            <text:p>16507.6372061</text:p>
          </table:table-cell>
          <table:table-cell office:value-type="float" office:value="16923.3294225" calcext:value-type="float">
            <text:p>16923.3294225</text:p>
          </table:table-cell>
          <table:table-cell office:value-type="float" office:value="17383.4498998" calcext:value-type="float">
            <text:p>17383.4498998</text:p>
          </table:table-cell>
          <table:table-cell office:value-type="float" office:value="19024.9666015" calcext:value-type="float">
            <text:p>19024.9666015</text:p>
          </table:table-cell>
          <table:table-cell office:value-type="float" office:value="18707.8608061" calcext:value-type="float">
            <text:p>18707.8608061</text:p>
          </table:table-cell>
          <table:table-cell office:value-type="float" office:value="19447.0970492" calcext:value-type="float">
            <text:p>19447.0970492</text:p>
          </table:table-cell>
          <table:table-cell office:value-type="float" office:value="19566.5714806" calcext:value-type="float">
            <text:p>19566.5714806</text:p>
          </table:table-cell>
          <table:table-cell office:value-type="float" office:value="19832.0619666" calcext:value-type="float">
            <text:p>19832.0619666</text:p>
          </table:table-cell>
          <table:table-cell office:value-type="float" office:value="19584.8569087" calcext:value-type="float">
            <text:p>19584.8569087</text:p>
          </table:table-cell>
          <table:table-cell office:value-type="float" office:value="20525.1741596" calcext:value-type="float">
            <text:p>20525.1741596</text:p>
          </table:table-cell>
          <table:table-cell office:value-type="float" office:value="21928.6994247" calcext:value-type="float">
            <text:p>21928.6994247</text:p>
          </table:table-cell>
          <table:table-cell office:value-type="float" office:value="23618.2847862" calcext:value-type="float">
            <text:p>23618.2847862</text:p>
          </table:table-cell>
          <table:table-cell office:value-type="float" office:value="24650.6554273" calcext:value-type="float">
            <text:p>24650.6554273</text:p>
          </table:table-cell>
          <table:table-cell office:value-type="float" office:value="25105.7897769" calcext:value-type="float">
            <text:p>25105.7897769</text:p>
          </table:table-cell>
          <table:table-cell office:value-type="float" office:value="25219.7387819" calcext:value-type="float">
            <text:p>25219.7387819</text:p>
          </table:table-cell>
        </table:table-row>
        <table:table-row table:style-name="ro1">
          <table:table-cell office:value-type="string" calcext:value-type="string">
            <text:p>fuzzy_token</text:p>
          </table:table-cell>
          <table:table-cell office:value-type="float" office:value="5.22792367218" calcext:value-type="float">
            <text:p>5.2279236722</text:p>
          </table:table-cell>
          <table:table-cell office:value-type="float" office:value="5.50962708682" calcext:value-type="float">
            <text:p>5.5096270868</text:p>
          </table:table-cell>
          <table:table-cell office:value-type="float" office:value="5.93553926336" calcext:value-type="float">
            <text:p>5.9355392634</text:p>
          </table:table-cell>
          <table:table-cell office:value-type="float" office:value="6.34358506576" calcext:value-type="float">
            <text:p>6.3435850658</text:p>
          </table:table-cell>
          <table:table-cell office:value-type="float" office:value="7.10113653281" calcext:value-type="float">
            <text:p>7.1011365328</text:p>
          </table:table-cell>
          <table:table-cell office:value-type="float" office:value="7.87878050756" calcext:value-type="float">
            <text:p>7.8787805076</text:p>
          </table:table-cell>
          <table:table-cell office:value-type="float" office:value="8.56815992369" calcext:value-type="float">
            <text:p>8.5681599237</text:p>
          </table:table-cell>
          <table:table-cell office:value-type="float" office:value="9.80073077852" calcext:value-type="float">
            <text:p>9.8007307785</text:p>
          </table:table-cell>
          <table:table-cell office:value-type="float" office:value="11.3095639231" calcext:value-type="float">
            <text:p>11.3095639231</text:p>
          </table:table-cell>
          <table:table-cell office:value-type="float" office:value="13.1508126975" calcext:value-type="float">
            <text:p>13.1508126975</text:p>
          </table:table-cell>
          <table:table-cell office:value-type="float" office:value="14.6729872737" calcext:value-type="float">
            <text:p>14.6729872737</text:p>
          </table:table-cell>
          <table:table-cell office:value-type="float" office:value="16.9974894138" calcext:value-type="float">
            <text:p>16.9974894138</text:p>
          </table:table-cell>
          <table:table-cell office:value-type="float" office:value="19.6803142326" calcext:value-type="float">
            <text:p>19.6803142326</text:p>
          </table:table-cell>
          <table:table-cell office:value-type="float" office:value="23.3544506945" calcext:value-type="float">
            <text:p>23.3544506945</text:p>
          </table:table-cell>
          <table:table-cell office:value-type="float" office:value="26.0256729194" calcext:value-type="float">
            <text:p>26.0256729194</text:p>
          </table:table-cell>
          <table:table-cell office:value-type="float" office:value="31.3757561594" calcext:value-type="float">
            <text:p>31.3757561594</text:p>
          </table:table-cell>
          <table:table-cell office:value-type="float" office:value="38.2953721667" calcext:value-type="float">
            <text:p>38.2953721667</text:p>
          </table:table-cell>
          <table:table-cell office:value-type="float" office:value="43.4358698877" calcext:value-type="float">
            <text:p>43.4358698877</text:p>
          </table:table-cell>
          <table:table-cell office:value-type="float" office:value="50.819662134" calcext:value-type="float">
            <text:p>50.819662134</text:p>
          </table:table-cell>
          <table:table-cell office:value-type="float" office:value="56.5897199593" calcext:value-type="float">
            <text:p>56.5897199593</text:p>
          </table:table-cell>
          <table:table-cell office:value-type="float" office:value="67.6435506851" calcext:value-type="float">
            <text:p>67.6435506851</text:p>
          </table:table-cell>
          <table:table-cell office:value-type="float" office:value="79.0732863754" calcext:value-type="float">
            <text:p>79.0732863754</text:p>
          </table:table-cell>
          <table:table-cell office:value-type="float" office:value="84.1610133424" calcext:value-type="float">
            <text:p>84.1610133424</text:p>
          </table:table-cell>
          <table:table-cell office:value-type="float" office:value="98.8981894399" calcext:value-type="float">
            <text:p>98.8981894399</text:p>
          </table:table-cell>
          <table:table-cell office:value-type="float" office:value="110.113006975" calcext:value-type="float">
            <text:p>110.113006975</text:p>
          </table:table-cell>
          <table:table-cell office:value-type="float" office:value="121.622202887" calcext:value-type="float">
            <text:p>121.622202887</text:p>
          </table:table-cell>
          <table:table-cell office:value-type="float" office:value="132.414635431" calcext:value-type="float">
            <text:p>132.414635431</text:p>
          </table:table-cell>
          <table:table-cell office:value-type="float" office:value="145.921659098" calcext:value-type="float">
            <text:p>145.921659098</text:p>
          </table:table-cell>
          <table:table-cell office:value-type="float" office:value="164.19247867" calcext:value-type="float">
            <text:p>164.19247867</text:p>
          </table:table-cell>
          <table:table-cell office:value-type="float" office:value="185.377262562" calcext:value-type="float">
            <text:p>185.377262562</text:p>
          </table:table-cell>
          <table:table-cell office:value-type="float" office:value="206.149777857" calcext:value-type="float">
            <text:p>206.149777857</text:p>
          </table:table-cell>
          <table:table-cell office:value-type="float" office:value="230.238098277" calcext:value-type="float">
            <text:p>230.238098277</text:p>
          </table:table-cell>
          <table:table-cell office:value-type="float" office:value="274.628923903" calcext:value-type="float">
            <text:p>274.628923903</text:p>
          </table:table-cell>
          <table:table-cell office:value-type="float" office:value="315.499680614" calcext:value-type="float">
            <text:p>315.499680614</text:p>
          </table:table-cell>
          <table:table-cell office:value-type="float" office:value="389.457986288" calcext:value-type="float">
            <text:p>389.457986288</text:p>
          </table:table-cell>
          <table:table-cell office:value-type="float" office:value="489.011171347" calcext:value-type="float">
            <text:p>489.011171347</text:p>
          </table:table-cell>
          <table:table-cell office:value-type="float" office:value="615.483730697" calcext:value-type="float">
            <text:p>615.483730697</text:p>
          </table:table-cell>
          <table:table-cell office:value-type="float" office:value="826.693237518" calcext:value-type="float">
            <text:p>826.693237518</text:p>
          </table:table-cell>
          <table:table-cell office:value-type="float" office:value="1092.94268698" calcext:value-type="float">
            <text:p>1092.94268698</text:p>
          </table:table-cell>
          <table:table-cell office:value-type="float" office:value="1403.55467497" calcext:value-type="float">
            <text:p>1403.55467497</text:p>
          </table:table-cell>
          <table:table-cell office:value-type="float" office:value="2834.96274147" calcext:value-type="float">
            <text:p>2834.96274147</text:p>
          </table:table-cell>
          <table:table-cell office:value-type="float" office:value="4246.49268291" calcext:value-type="float">
            <text:p>4246.49268291</text:p>
          </table:table-cell>
          <table:table-cell office:value-type="float" office:value="5516.4349833" calcext:value-type="float">
            <text:p>5516.4349833</text:p>
          </table:table-cell>
          <table:table-cell office:value-type="float" office:value="6472.26044347" calcext:value-type="float">
            <text:p>6472.26044347</text:p>
          </table:table-cell>
          <table:table-cell office:value-type="float" office:value="7438.08328538" calcext:value-type="float">
            <text:p>7438.08328538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36.1574776432" calcext:value-type="float">
            <text:p>36.1574776432</text:p>
          </table:table-cell>
          <table:table-cell office:value-type="float" office:value="37.3161531856" calcext:value-type="float">
            <text:p>37.3161531856</text:p>
          </table:table-cell>
          <table:table-cell office:value-type="float" office:value="38.1941677218" calcext:value-type="float">
            <text:p>38.1941677218</text:p>
          </table:table-cell>
          <table:table-cell office:value-type="float" office:value="39.2652553453" calcext:value-type="float">
            <text:p>39.2652553453</text:p>
          </table:table-cell>
          <table:table-cell office:value-type="float" office:value="40.1533937752" calcext:value-type="float">
            <text:p>40.1533937752</text:p>
          </table:table-cell>
          <table:table-cell office:value-type="float" office:value="41.5761924513" calcext:value-type="float">
            <text:p>41.5761924513</text:p>
          </table:table-cell>
          <table:table-cell office:value-type="float" office:value="42.9217007201" calcext:value-type="float">
            <text:p>42.9217007201</text:p>
          </table:table-cell>
          <table:table-cell office:value-type="float" office:value="44.1032993299" calcext:value-type="float">
            <text:p>44.1032993299</text:p>
          </table:table-cell>
          <table:table-cell office:value-type="float" office:value="45.2794814759" calcext:value-type="float">
            <text:p>45.2794814759</text:p>
          </table:table-cell>
          <table:table-cell office:value-type="float" office:value="47.1372158468" calcext:value-type="float">
            <text:p>47.1372158468</text:p>
          </table:table-cell>
          <table:table-cell office:value-type="float" office:value="48.4683699334" calcext:value-type="float">
            <text:p>48.4683699334</text:p>
          </table:table-cell>
          <table:table-cell office:value-type="float" office:value="50.200396731" calcext:value-type="float">
            <text:p>50.200396731</text:p>
          </table:table-cell>
          <table:table-cell office:value-type="float" office:value="52.1443256597" calcext:value-type="float">
            <text:p>52.1443256597</text:p>
          </table:table-cell>
          <table:table-cell office:value-type="float" office:value="54.0975232433" calcext:value-type="float">
            <text:p>54.0975232433</text:p>
          </table:table-cell>
          <table:table-cell office:value-type="float" office:value="56.5822156723" calcext:value-type="float">
            <text:p>56.5822156723</text:p>
          </table:table-cell>
          <table:table-cell office:value-type="float" office:value="58.6166229907" calcext:value-type="float">
            <text:p>58.6166229907</text:p>
          </table:table-cell>
          <table:table-cell office:value-type="float" office:value="60.9230036675" calcext:value-type="float">
            <text:p>60.9230036675</text:p>
          </table:table-cell>
          <table:table-cell office:value-type="float" office:value="63.6717932555" calcext:value-type="float">
            <text:p>63.6717932555</text:p>
          </table:table-cell>
          <table:table-cell office:value-type="float" office:value="66.5963206983" calcext:value-type="float">
            <text:p>66.5963206983</text:p>
          </table:table-cell>
          <table:table-cell office:value-type="float" office:value="71.2053560488" calcext:value-type="float">
            <text:p>71.2053560488</text:p>
          </table:table-cell>
          <table:table-cell office:value-type="float" office:value="74.9746683741" calcext:value-type="float">
            <text:p>74.9746683741</text:p>
          </table:table-cell>
          <table:table-cell office:value-type="float" office:value="78.6085688091" calcext:value-type="float">
            <text:p>78.6085688091</text:p>
          </table:table-cell>
          <table:table-cell office:value-type="float" office:value="84.6060355515" calcext:value-type="float">
            <text:p>84.6060355515</text:p>
          </table:table-cell>
          <table:table-cell office:value-type="float" office:value="89.0326484096" calcext:value-type="float">
            <text:p>89.0326484096</text:p>
          </table:table-cell>
          <table:table-cell office:value-type="float" office:value="95.1796636688" calcext:value-type="float">
            <text:p>95.1796636688</text:p>
          </table:table-cell>
          <table:table-cell office:value-type="float" office:value="104.356629949" calcext:value-type="float">
            <text:p>104.356629949</text:p>
          </table:table-cell>
          <table:table-cell office:value-type="float" office:value="110.298333046" calcext:value-type="float">
            <text:p>110.298333046</text:p>
          </table:table-cell>
          <table:table-cell office:value-type="float" office:value="122.173980916" calcext:value-type="float">
            <text:p>122.173980916</text:p>
          </table:table-cell>
          <table:table-cell office:value-type="float" office:value="134.333178267" calcext:value-type="float">
            <text:p>134.333178267</text:p>
          </table:table-cell>
          <table:table-cell office:value-type="float" office:value="146.869834325" calcext:value-type="float">
            <text:p>146.869834325</text:p>
          </table:table-cell>
          <table:table-cell office:value-type="float" office:value="163.355550396" calcext:value-type="float">
            <text:p>163.355550396</text:p>
          </table:table-cell>
          <table:table-cell office:value-type="float" office:value="181.433487378" calcext:value-type="float">
            <text:p>181.433487378</text:p>
          </table:table-cell>
          <table:table-cell office:value-type="float" office:value="214.948929864" calcext:value-type="float">
            <text:p>214.948929864</text:p>
          </table:table-cell>
          <table:table-cell office:value-type="float" office:value="234.635721998" calcext:value-type="float">
            <text:p>234.635721998</text:p>
          </table:table-cell>
          <table:table-cell office:value-type="float" office:value="332.833525319" calcext:value-type="float">
            <text:p>332.833525319</text:p>
          </table:table-cell>
          <table:table-cell office:value-type="float" office:value="409.655975684" calcext:value-type="float">
            <text:p>409.655975684</text:p>
          </table:table-cell>
          <table:table-cell office:value-type="float" office:value="561.248718557" calcext:value-type="float">
            <text:p>561.248718557</text:p>
          </table:table-cell>
          <table:table-cell office:value-type="float" office:value="698.962225655" calcext:value-type="float">
            <text:p>698.962225655</text:p>
          </table:table-cell>
          <table:table-cell office:value-type="float" office:value="932.153142803" calcext:value-type="float">
            <text:p>932.153142803</text:p>
          </table:table-cell>
          <table:table-cell office:value-type="float" office:value="1173.16856279" calcext:value-type="float">
            <text:p>1173.16856279</text:p>
          </table:table-cell>
          <table:table-cell office:value-type="float" office:value="2791.72413097" calcext:value-type="float">
            <text:p>2791.72413097</text:p>
          </table:table-cell>
          <table:table-cell office:value-type="float" office:value="4092.36081431" calcext:value-type="float">
            <text:p>4092.36081431</text:p>
          </table:table-cell>
          <table:table-cell office:value-type="float" office:value="5493.67900251" calcext:value-type="float">
            <text:p>5493.67900251</text:p>
          </table:table-cell>
          <table:table-cell office:value-type="float" office:value="6481.61421318" calcext:value-type="float">
            <text:p>6481.61421318</text:p>
          </table:table-cell>
          <table:table-cell office:value-type="float" office:value="7333.65781625" calcext:value-type="float">
            <text:p>7333.65781625</text:p>
          </table:table-cell>
        </table:table-row>
        <table:table-row table:style-name="ro1" table:number-rows-repeated="2">
          <table:table-cell table:number-columns-repeated="46"/>
        </table:table-row>
        <table:table-row table:style-name="ro1">
          <table:table-cell office:value-type="string" calcext:value-type="string">
            <text:p>THROUGHPU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brs_non_p</text:p>
          </table:table-cell>
          <table:table-cell office:value-type="float" office:value="0.0254803758771" calcext:value-type="float">
            <text:p>0.0254803759</text:p>
          </table:table-cell>
          <table:table-cell office:value-type="float" office:value="0.0514034435499" calcext:value-type="float">
            <text:p>0.0514034435</text:p>
          </table:table-cell>
          <table:table-cell office:value-type="float" office:value="0.0776957591836" calcext:value-type="float">
            <text:p>0.0776957592</text:p>
          </table:table-cell>
          <table:table-cell office:value-type="float" office:value="0.102213830553" calcext:value-type="float">
            <text:p>0.1022138306</text:p>
          </table:table-cell>
          <table:table-cell office:value-type="float" office:value="0.128527587804" calcext:value-type="float">
            <text:p>0.1285275878</text:p>
          </table:table-cell>
          <table:table-cell office:value-type="float" office:value="0.154632316675" calcext:value-type="float">
            <text:p>0.1546323167</text:p>
          </table:table-cell>
          <table:table-cell office:value-type="float" office:value="0.179016577201" calcext:value-type="float">
            <text:p>0.1790165772</text:p>
          </table:table-cell>
          <table:table-cell office:value-type="float" office:value="0.204337586562" calcext:value-type="float">
            <text:p>0.2043375866</text:p>
          </table:table-cell>
          <table:table-cell office:value-type="float" office:value="0.230837921891" calcext:value-type="float">
            <text:p>0.2308379219</text:p>
          </table:table-cell>
          <table:table-cell office:value-type="float" office:value="0.255493781708" calcext:value-type="float">
            <text:p>0.2554937817</text:p>
          </table:table-cell>
          <table:table-cell office:value-type="float" office:value="0.281805591881" calcext:value-type="float">
            <text:p>0.2818055919</text:p>
          </table:table-cell>
          <table:table-cell office:value-type="float" office:value="0.309759915614" calcext:value-type="float">
            <text:p>0.3097599156</text:p>
          </table:table-cell>
          <table:table-cell office:value-type="float" office:value="0.332415277308" calcext:value-type="float">
            <text:p>0.3324152773</text:p>
          </table:table-cell>
          <table:table-cell office:value-type="float" office:value="0.353549133963" calcext:value-type="float">
            <text:p>0.353549134</text:p>
          </table:table-cell>
          <table:table-cell office:value-type="float" office:value="0.385483855952" calcext:value-type="float">
            <text:p>0.385483856</text:p>
          </table:table-cell>
          <table:table-cell office:value-type="float" office:value="0.409445080739" calcext:value-type="float">
            <text:p>0.4094450807</text:p>
          </table:table-cell>
          <table:table-cell office:value-type="float" office:value="0.432840371736" calcext:value-type="float">
            <text:p>0.4328403717</text:p>
          </table:table-cell>
          <table:table-cell office:value-type="float" office:value="0.460171532186" calcext:value-type="float">
            <text:p>0.4601715322</text:p>
          </table:table-cell>
          <table:table-cell office:value-type="float" office:value="0.477339994893" calcext:value-type="float">
            <text:p>0.4773399949</text:p>
          </table:table-cell>
          <table:table-cell office:value-type="float" office:value="0.488915055561" calcext:value-type="float">
            <text:p>0.4889150556</text:p>
          </table:table-cell>
          <table:table-cell office:value-type="float" office:value="0.495937244301" calcext:value-type="float">
            <text:p>0.4959372443</text:p>
          </table:table-cell>
          <table:table-cell office:value-type="float" office:value="0.50046929012" calcext:value-type="float">
            <text:p>0.5004692901</text:p>
          </table:table-cell>
          <table:table-cell office:value-type="float" office:value="0.505792088744" calcext:value-type="float">
            <text:p>0.5057920887</text:p>
          </table:table-cell>
          <table:table-cell office:value-type="float" office:value="0.50822198008" calcext:value-type="float">
            <text:p>0.5082219801</text:p>
          </table:table-cell>
          <table:table-cell office:value-type="float" office:value="0.510167626236" calcext:value-type="float">
            <text:p>0.5101676262</text:p>
          </table:table-cell>
          <table:table-cell office:value-type="float" office:value="0.51198265433" calcext:value-type="float">
            <text:p>0.5119826543</text:p>
          </table:table-cell>
          <table:table-cell office:value-type="float" office:value="0.523730986937" calcext:value-type="float">
            <text:p>0.5237309869</text:p>
          </table:table-cell>
          <table:table-cell office:value-type="float" office:value="0.522489216874" calcext:value-type="float">
            <text:p>0.5224892169</text:p>
          </table:table-cell>
          <table:table-cell office:value-type="float" office:value="0.527224595655" calcext:value-type="float">
            <text:p>0.5272245957</text:p>
          </table:table-cell>
          <table:table-cell office:value-type="float" office:value="0.523288664394" calcext:value-type="float">
            <text:p>0.5232886644</text:p>
          </table:table-cell>
          <table:table-cell office:value-type="float" office:value="0.531689918922" calcext:value-type="float">
            <text:p>0.5316899189</text:p>
          </table:table-cell>
          <table:table-cell office:value-type="float" office:value="0.525539318209" calcext:value-type="float">
            <text:p>0.5255393182</text:p>
          </table:table-cell>
          <table:table-cell office:value-type="float" office:value="0.534200241396" calcext:value-type="float">
            <text:p>0.5342002414</text:p>
          </table:table-cell>
          <table:table-cell office:value-type="float" office:value="0.536775898539" calcext:value-type="float">
            <text:p>0.5367758985</text:p>
          </table:table-cell>
          <table:table-cell office:value-type="float" office:value="0.54569098302" calcext:value-type="float">
            <text:p>0.545690983</text:p>
          </table:table-cell>
          <table:table-cell office:value-type="float" office:value="0.536183945941" calcext:value-type="float">
            <text:p>0.5361839459</text:p>
          </table:table-cell>
          <table:table-cell office:value-type="float" office:value="0.540422549636" calcext:value-type="float">
            <text:p>0.5404225496</text:p>
          </table:table-cell>
          <table:table-cell office:value-type="float" office:value="0.547708195622" calcext:value-type="float">
            <text:p>0.5477081956</text:p>
          </table:table-cell>
          <table:table-cell office:value-type="float" office:value="0.559571540089" calcext:value-type="float">
            <text:p>0.5595715401</text:p>
          </table:table-cell>
          <table:table-cell office:value-type="float" office:value="0.558160360202" calcext:value-type="float">
            <text:p>0.5581603602</text:p>
          </table:table-cell>
          <table:table-cell office:value-type="float" office:value="0.568957530559" calcext:value-type="float">
            <text:p>0.5689575306</text:p>
          </table:table-cell>
          <table:table-cell office:value-type="float" office:value="0.566459402906" calcext:value-type="float">
            <text:p>0.5664594029</text:p>
          </table:table-cell>
          <table:table-cell office:value-type="float" office:value="0.584505247569" calcext:value-type="float">
            <text:p>0.5845052476</text:p>
          </table:table-cell>
          <table:table-cell office:value-type="float" office:value="0.595335288185" calcext:value-type="float">
            <text:p>0.5953352882</text:p>
          </table:table-cell>
          <table:table-cell office:value-type="float" office:value="0.601771027668" calcext:value-type="float">
            <text:p>0.6017710277</text:p>
          </table:table-cell>
        </table:table-row>
        <table:table-row table:style-name="ro1">
          <table:table-cell office:value-type="string" calcext:value-type="string">
            <text:p>fuzzy_token</text:p>
          </table:table-cell>
          <table:table-cell office:value-type="float" office:value="0.0255043006049" calcext:value-type="float">
            <text:p>0.0255043006</text:p>
          </table:table-cell>
          <table:table-cell office:value-type="float" office:value="0.0508837201973" calcext:value-type="float">
            <text:p>0.0508837202</text:p>
          </table:table-cell>
          <table:table-cell office:value-type="float" office:value="0.0770026691547" calcext:value-type="float">
            <text:p>0.0770026692</text:p>
          </table:table-cell>
          <table:table-cell office:value-type="float" office:value="0.10263870566" calcext:value-type="float">
            <text:p>0.1026387057</text:p>
          </table:table-cell>
          <table:table-cell office:value-type="float" office:value="0.127913279061" calcext:value-type="float">
            <text:p>0.1279132791</text:p>
          </table:table-cell>
          <table:table-cell office:value-type="float" office:value="0.152952402839" calcext:value-type="float">
            <text:p>0.1529524028</text:p>
          </table:table-cell>
          <table:table-cell office:value-type="float" office:value="0.178950472887" calcext:value-type="float">
            <text:p>0.1789504729</text:p>
          </table:table-cell>
          <table:table-cell office:value-type="float" office:value="0.206722860523" calcext:value-type="float">
            <text:p>0.2067228605</text:p>
          </table:table-cell>
          <table:table-cell office:value-type="float" office:value="0.230420869895" calcext:value-type="float">
            <text:p>0.2304208699</text:p>
          </table:table-cell>
          <table:table-cell office:value-type="float" office:value="0.257714460514" calcext:value-type="float">
            <text:p>0.2577144605</text:p>
          </table:table-cell>
          <table:table-cell office:value-type="float" office:value="0.279378962043" calcext:value-type="float">
            <text:p>0.279378962</text:p>
          </table:table-cell>
          <table:table-cell office:value-type="float" office:value="0.305764978206" calcext:value-type="float">
            <text:p>0.3057649782</text:p>
          </table:table-cell>
          <table:table-cell office:value-type="float" office:value="0.331113528786" calcext:value-type="float">
            <text:p>0.3311135288</text:p>
          </table:table-cell>
          <table:table-cell office:value-type="float" office:value="0.360087443042" calcext:value-type="float">
            <text:p>0.360087443</text:p>
          </table:table-cell>
          <table:table-cell office:value-type="float" office:value="0.382276257106" calcext:value-type="float">
            <text:p>0.3822762571</text:p>
          </table:table-cell>
          <table:table-cell office:value-type="float" office:value="0.408847557613" calcext:value-type="float">
            <text:p>0.4088475576</text:p>
          </table:table-cell>
          <table:table-cell office:value-type="float" office:value="0.438118980314" calcext:value-type="float">
            <text:p>0.4381189803</text:p>
          </table:table-cell>
          <table:table-cell office:value-type="float" office:value="0.460368851996" calcext:value-type="float">
            <text:p>0.460368852</text:p>
          </table:table-cell>
          <table:table-cell office:value-type="float" office:value="0.486543669612" calcext:value-type="float">
            <text:p>0.4865436696</text:p>
          </table:table-cell>
          <table:table-cell office:value-type="float" office:value="0.507790089065" calcext:value-type="float">
            <text:p>0.5077900891</text:p>
          </table:table-cell>
          <table:table-cell office:value-type="float" office:value="0.536648176688" calcext:value-type="float">
            <text:p>0.5366481767</text:p>
          </table:table-cell>
          <table:table-cell office:value-type="float" office:value="0.566912859145" calcext:value-type="float">
            <text:p>0.5669128591</text:p>
          </table:table-cell>
          <table:table-cell office:value-type="float" office:value="0.582082496733" calcext:value-type="float">
            <text:p>0.5820824967</text:p>
          </table:table-cell>
          <table:table-cell office:value-type="float" office:value="0.618180547294" calcext:value-type="float">
            <text:p>0.6181805473</text:p>
          </table:table-cell>
          <table:table-cell office:value-type="float" office:value="0.640751890854" calcext:value-type="float">
            <text:p>0.6407518909</text:p>
          </table:table-cell>
          <table:table-cell office:value-type="float" office:value="0.663803208624" calcext:value-type="float">
            <text:p>0.6638032086</text:p>
          </table:table-cell>
          <table:table-cell office:value-type="float" office:value="0.687668354609" calcext:value-type="float">
            <text:p>0.6876683546</text:p>
          </table:table-cell>
          <table:table-cell office:value-type="float" office:value="0.713772887364" calcext:value-type="float">
            <text:p>0.7137728874</text:p>
          </table:table-cell>
          <table:table-cell office:value-type="float" office:value="0.744660180956" calcext:value-type="float">
            <text:p>0.744660181</text:p>
          </table:table-cell>
          <table:table-cell office:value-type="float" office:value="0.76784474718" calcext:value-type="float">
            <text:p>0.7678447472</text:p>
          </table:table-cell>
          <table:table-cell office:value-type="float" office:value="0.795390978441" calcext:value-type="float">
            <text:p>0.7953909784</text:p>
          </table:table-cell>
          <table:table-cell office:value-type="float" office:value="0.817966342747" calcext:value-type="float">
            <text:p>0.8179663427</text:p>
          </table:table-cell>
          <table:table-cell office:value-type="float" office:value="0.843480456552" calcext:value-type="float">
            <text:p>0.8434804566</text:p>
          </table:table-cell>
          <table:table-cell office:value-type="float" office:value="0.868039387735" calcext:value-type="float">
            <text:p>0.8680393877</text:p>
          </table:table-cell>
          <table:table-cell office:value-type="float" office:value="0.892003243471" calcext:value-type="float">
            <text:p>0.8920032435</text:p>
          </table:table-cell>
          <table:table-cell office:value-type="float" office:value="0.916960894935" calcext:value-type="float">
            <text:p>0.9169608949</text:p>
          </table:table-cell>
          <table:table-cell office:value-type="float" office:value="0.935706830306" calcext:value-type="float">
            <text:p>0.9357068303</text:p>
          </table:table-cell>
          <table:table-cell office:value-type="float" office:value="0.951222663995" calcext:value-type="float">
            <text:p>0.951222664</text:p>
          </table:table-cell>
          <table:table-cell office:value-type="float" office:value="0.967986305994" calcext:value-type="float">
            <text:p>0.967986306</text:p>
          </table:table-cell>
          <table:table-cell office:value-type="float" office:value="0.975876911933" calcext:value-type="float">
            <text:p>0.9758769119</text:p>
          </table:table-cell>
          <table:table-cell office:value-type="float" office:value="0.995633357079" calcext:value-type="float">
            <text:p>0.9956333571</text:p>
          </table:table-cell>
          <table:table-cell office:value-type="float" office:value="0.998872800536" calcext:value-type="float">
            <text:p>0.9988728005</text:p>
          </table:table-cell>
          <table:table-cell office:value-type="float" office:value="0.999585789902" calcext:value-type="float">
            <text:p>0.9995857899</text:p>
          </table:table-cell>
          <table:table-cell office:value-type="float" office:value="0.999771594234" calcext:value-type="float">
            <text:p>0.9997715942</text:p>
          </table:table-cell>
          <table:table-cell office:value-type="float" office:value="0.999992799896" calcext:value-type="float">
            <text:p>0.9999927999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0.0256513216467" calcext:value-type="float">
            <text:p>0.0256513216</text:p>
          </table:table-cell>
          <table:table-cell office:value-type="float" office:value="0.0512107061397" calcext:value-type="float">
            <text:p>0.0512107061</text:p>
          </table:table-cell>
          <table:table-cell office:value-type="float" office:value="0.0762847726645" calcext:value-type="float">
            <text:p>0.0762847727</text:p>
          </table:table-cell>
          <table:table-cell office:value-type="float" office:value="0.102137865227" calcext:value-type="float">
            <text:p>0.1021378652</text:p>
          </table:table-cell>
          <table:table-cell office:value-type="float" office:value="0.127460248295" calcext:value-type="float">
            <text:p>0.1274602483</text:p>
          </table:table-cell>
          <table:table-cell office:value-type="float" office:value="0.153848760942" calcext:value-type="float">
            <text:p>0.1538487609</text:p>
          </table:table-cell>
          <table:table-cell office:value-type="float" office:value="0.179986343548" calcext:value-type="float">
            <text:p>0.1799863435</text:p>
          </table:table-cell>
          <table:table-cell office:value-type="float" office:value="0.204395809676" calcext:value-type="float">
            <text:p>0.2043958097</text:p>
          </table:table-cell>
          <table:table-cell office:value-type="float" office:value="0.229963743307" calcext:value-type="float">
            <text:p>0.2299637433</text:p>
          </table:table-cell>
          <table:table-cell office:value-type="float" office:value="0.255160166112" calcext:value-type="float">
            <text:p>0.2551601661</text:p>
          </table:table-cell>
          <table:table-cell office:value-type="float" office:value="0.280833984227" calcext:value-type="float">
            <text:p>0.2808339842</text:p>
          </table:table-cell>
          <table:table-cell office:value-type="float" office:value="0.306379800294" calcext:value-type="float">
            <text:p>0.3063798003</text:p>
          </table:table-cell>
          <table:table-cell office:value-type="float" office:value="0.3321538114" calcext:value-type="float">
            <text:p>0.3321538114</text:p>
          </table:table-cell>
          <table:table-cell office:value-type="float" office:value="0.359932454697" calcext:value-type="float">
            <text:p>0.3599324547</text:p>
          </table:table-cell>
          <table:table-cell office:value-type="float" office:value="0.385295363238" calcext:value-type="float">
            <text:p>0.3852953632</text:p>
          </table:table-cell>
          <table:table-cell office:value-type="float" office:value="0.406731462902" calcext:value-type="float">
            <text:p>0.4067314629</text:p>
          </table:table-cell>
          <table:table-cell office:value-type="float" office:value="0.43266397405" calcext:value-type="float">
            <text:p>0.4326639741</text:p>
          </table:table-cell>
          <table:table-cell office:value-type="float" office:value="0.457699324722" calcext:value-type="float">
            <text:p>0.4576993247</text:p>
          </table:table-cell>
          <table:table-cell office:value-type="float" office:value="0.484584806367" calcext:value-type="float">
            <text:p>0.4845848064</text:p>
          </table:table-cell>
          <table:table-cell office:value-type="float" office:value="0.511044674183" calcext:value-type="float">
            <text:p>0.5110446742</text:p>
          </table:table-cell>
          <table:table-cell office:value-type="float" office:value="0.539594674857" calcext:value-type="float">
            <text:p>0.5395946749</text:p>
          </table:table-cell>
          <table:table-cell office:value-type="float" office:value="0.560957861635" calcext:value-type="float">
            <text:p>0.5609578616</text:p>
          </table:table-cell>
          <table:table-cell office:value-type="float" office:value="0.595228158675" calcext:value-type="float">
            <text:p>0.5952281587</text:p>
          </table:table-cell>
          <table:table-cell office:value-type="float" office:value="0.615306314955" calcext:value-type="float">
            <text:p>0.615306315</text:p>
          </table:table-cell>
          <table:table-cell office:value-type="float" office:value="0.640347647417" calcext:value-type="float">
            <text:p>0.6403476474</text:p>
          </table:table-cell>
          <table:table-cell office:value-type="float" office:value="0.672092853371" calcext:value-type="float">
            <text:p>0.6720928534</text:p>
          </table:table-cell>
          <table:table-cell office:value-type="float" office:value="0.690452089053" calcext:value-type="float">
            <text:p>0.6904520891</text:p>
          </table:table-cell>
          <table:table-cell office:value-type="float" office:value="0.725298908168" calcext:value-type="float">
            <text:p>0.7252989082</text:p>
          </table:table-cell>
          <table:table-cell office:value-type="float" office:value="0.74415560216" calcext:value-type="float">
            <text:p>0.7441556022</text:p>
          </table:table-cell>
          <table:table-cell office:value-type="float" office:value="0.765451668887" calcext:value-type="float">
            <text:p>0.7654516689</text:p>
          </table:table-cell>
          <table:table-cell office:value-type="float" office:value="0.788700386394" calcext:value-type="float">
            <text:p>0.7887003864</text:p>
          </table:table-cell>
          <table:table-cell office:value-type="float" office:value="0.809501398686" calcext:value-type="float">
            <text:p>0.8095013987</text:p>
          </table:table-cell>
          <table:table-cell office:value-type="float" office:value="0.843085960801" calcext:value-type="float">
            <text:p>0.8430859608</text:p>
          </table:table-cell>
          <table:table-cell office:value-type="float" office:value="0.856887563764" calcext:value-type="float">
            <text:p>0.8568875638</text:p>
          </table:table-cell>
          <table:table-cell office:value-type="float" office:value="0.900255572465" calcext:value-type="float">
            <text:p>0.9002555725</text:p>
          </table:table-cell>
          <table:table-cell office:value-type="float" office:value="0.921227200557" calcext:value-type="float">
            <text:p>0.9212272006</text:p>
          </table:table-cell>
          <table:table-cell office:value-type="float" office:value="0.941714395226" calcext:value-type="float">
            <text:p>0.9417143952</text:p>
          </table:table-cell>
          <table:table-cell office:value-type="float" office:value="0.954878894393" calcext:value-type="float">
            <text:p>0.9548788944</text:p>
          </table:table-cell>
          <table:table-cell office:value-type="float" office:value="0.967072535216" calcext:value-type="float">
            <text:p>0.9670725352</text:p>
          </table:table-cell>
          <table:table-cell office:value-type="float" office:value="0.976876790122" calcext:value-type="float">
            <text:p>0.9768767901</text:p>
          </table:table-cell>
          <table:table-cell office:value-type="float" office:value="0.995797269759" calcext:value-type="float">
            <text:p>0.9957972698</text:p>
          </table:table-cell>
          <table:table-cell office:value-type="float" office:value="0.99900816397" calcext:value-type="float">
            <text:p>0.999008164</text:p>
          </table:table-cell>
          <table:table-cell office:value-type="float" office:value="0.999807191676" calcext:value-type="float">
            <text:p>0.9998071917</text:p>
          </table:table-cell>
          <table:table-cell office:value-type="float" office:value="0.999828790977" calcext:value-type="float">
            <text:p>0.999828791</text:p>
          </table:table-cell>
          <table:table-cell office:value-type="float" office:value="0.999864388663" calcext:value-type="float">
            <text:p>0.9998643887</text:p>
          </table:table-cell>
        </table:table-row>
        <table:table-row table:style-name="ro1">
          <table:table-cell table:number-columns-repeated="46"/>
        </table:table-row>
        <table:table-row table:style-name="ro1">
          <table:table-cell office:value-type="string" calcext:value-type="string">
            <text:p>EDP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brs_non_p</text:p>
          </table:table-cell>
          <table:table-cell table:formula="of:=[.B16]*[.B11]" office:value-type="float" office:value="10.1480281192456" calcext:value-type="float">
            <text:p>10.1480281192</text:p>
          </table:table-cell>
          <table:table-cell table:formula="of:=[.C16]*[.C11]" office:value-type="float" office:value="10.4755411761141" calcext:value-type="float">
            <text:p>10.4755411761</text:p>
          </table:table-cell>
          <table:table-cell table:formula="of:=[.D16]*[.D11]" office:value-type="float" office:value="10.834912393827" calcext:value-type="float">
            <text:p>10.8349123938</text:p>
          </table:table-cell>
          <table:table-cell table:formula="of:=[.E16]*[.E11]" office:value-type="float" office:value="11.3882350851065" calcext:value-type="float">
            <text:p>11.3882350851</text:p>
          </table:table-cell>
          <table:table-cell table:formula="of:=[.F16]*[.F11]" office:value-type="float" office:value="11.9416076377567" calcext:value-type="float">
            <text:p>11.9416076378</text:p>
          </table:table-cell>
          <table:table-cell table:formula="of:=[.G16]*[.G11]" office:value-type="float" office:value="12.7328848840522" calcext:value-type="float">
            <text:p>12.7328848841</text:p>
          </table:table-cell>
          <table:table-cell table:formula="of:=[.H16]*[.H11]" office:value-type="float" office:value="13.3971039363815" calcext:value-type="float">
            <text:p>13.3971039364</text:p>
          </table:table-cell>
          <table:table-cell table:formula="of:=[.I16]*[.I11]" office:value-type="float" office:value="14.3984334799896" calcext:value-type="float">
            <text:p>14.39843348</text:p>
          </table:table-cell>
          <table:table-cell table:formula="of:=[.J16]*[.J11]" office:value-type="float" office:value="15.6140084309175" calcext:value-type="float">
            <text:p>15.6140084309</text:p>
          </table:table-cell>
          <table:table-cell table:formula="of:=[.K16]*[.K11]" office:value-type="float" office:value="17.617932170441" calcext:value-type="float">
            <text:p>17.6179321704</text:p>
          </table:table-cell>
          <table:table-cell table:formula="of:=[.L16]*[.L11]" office:value-type="float" office:value="19.4488723457749" calcext:value-type="float">
            <text:p>19.4488723458</text:p>
          </table:table-cell>
          <table:table-cell table:formula="of:=[.M16]*[.M11]" office:value-type="float" office:value="22.046491860043" calcext:value-type="float">
            <text:p>22.04649186</text:p>
          </table:table-cell>
          <table:table-cell table:formula="of:=[.N16]*[.N11]" office:value-type="float" office:value="24.6934879756125" calcext:value-type="float">
            <text:p>24.6934879756</text:p>
          </table:table-cell>
          <table:table-cell table:formula="of:=[.O16]*[.O11]" office:value-type="float" office:value="29.7720155255024" calcext:value-type="float">
            <text:p>29.7720155255</text:p>
          </table:table-cell>
          <table:table-cell table:formula="of:=[.P16]*[.P11]" office:value-type="float" office:value="40.5416730093766" calcext:value-type="float">
            <text:p>40.5416730094</text:p>
          </table:table-cell>
          <table:table-cell table:formula="of:=[.Q16]*[.Q11]" office:value-type="float" office:value="61.7350154504348" calcext:value-type="float">
            <text:p>61.7350154504</text:p>
          </table:table-cell>
          <table:table-cell table:formula="of:=[.R16]*[.R11]" office:value-type="float" office:value="108.34296240006" calcext:value-type="float">
            <text:p>108.3429624001</text:p>
          </table:table-cell>
          <table:table-cell table:formula="of:=[.S16]*[.S11]" office:value-type="float" office:value="659.730012474964" calcext:value-type="float">
            <text:p>659.730012475</text:p>
          </table:table-cell>
          <table:table-cell table:formula="of:=[.T16]*[.T11]" office:value-type="float" office:value="1030.0492896149" calcext:value-type="float">
            <text:p>1030.0492896149</text:p>
          </table:table-cell>
          <table:table-cell table:formula="of:=[.U16]*[.U11]" office:value-type="float" office:value="6251.68222119628" calcext:value-type="float">
            <text:p>6251.6822211963</text:p>
          </table:table-cell>
          <table:table-cell table:formula="of:=[.V16]*[.V11]" office:value-type="float" office:value="11611.9778126715" calcext:value-type="float">
            <text:p>11611.9778126715</text:p>
          </table:table-cell>
          <table:table-cell table:formula="of:=[.W16]*[.W11]" office:value-type="float" office:value="16867.1421793477" calcext:value-type="float">
            <text:p>16867.1421793477</text:p>
          </table:table-cell>
          <table:table-cell table:formula="of:=[.X16]*[.X11]" office:value-type="float" office:value="22637.4290386109" calcext:value-type="float">
            <text:p>22637.4290386109</text:p>
          </table:table-cell>
          <table:table-cell table:formula="of:=[.Y16]*[.Y11]" office:value-type="float" office:value="25050.5111330608" calcext:value-type="float">
            <text:p>25050.5111330608</text:p>
          </table:table-cell>
          <table:table-cell table:formula="of:=[.Z16]*[.Z11]" office:value-type="float" office:value="30161.6710471243" calcext:value-type="float">
            <text:p>30161.6710471243</text:p>
          </table:table-cell>
          <table:table-cell table:formula="of:=[.AA16]*[.AA11]" office:value-type="float" office:value="32724.5042291291" calcext:value-type="float">
            <text:p>32724.5042291291</text:p>
          </table:table-cell>
          <table:table-cell table:formula="of:=[.AB16]*[.AB11]" office:value-type="float" office:value="33045.0186192557" calcext:value-type="float">
            <text:p>33045.0186192557</text:p>
          </table:table-cell>
          <table:table-cell table:formula="of:=[.AC16]*[.AC11]" office:value-type="float" office:value="35263.4388831121" calcext:value-type="float">
            <text:p>35263.4388831121</text:p>
          </table:table-cell>
          <table:table-cell table:formula="of:=[.AD16]*[.AD11]" office:value-type="float" office:value="38980.3066717126" calcext:value-type="float">
            <text:p>38980.3066717126</text:p>
          </table:table-cell>
          <table:table-cell table:formula="of:=[.AE16]*[.AE11]" office:value-type="float" office:value="41807.8488808028" calcext:value-type="float">
            <text:p>41807.8488808028</text:p>
          </table:table-cell>
          <table:table-cell table:formula="of:=[.AF16]*[.AF11]" office:value-type="float" office:value="42714.2395505951" calcext:value-type="float">
            <text:p>42714.2395505951</text:p>
          </table:table-cell>
          <table:table-cell table:formula="of:=[.AG16]*[.AG11]" office:value-type="float" office:value="43643.0320403406" calcext:value-type="float">
            <text:p>43643.0320403406</text:p>
          </table:table-cell>
          <table:table-cell table:formula="of:=[.AH16]*[.AH11]" office:value-type="float" office:value="44557.7197392935" calcext:value-type="float">
            <text:p>44557.7197392935</text:p>
          </table:table-cell>
          <table:table-cell table:formula="of:=[.AI16]*[.AI11]" office:value-type="float" office:value="48116.413692008" calcext:value-type="float">
            <text:p>48116.413692008</text:p>
          </table:table-cell>
          <table:table-cell table:formula="of:=[.AJ16]*[.AJ11]" office:value-type="float" office:value="47160.359908918" calcext:value-type="float">
            <text:p>47160.359908918</text:p>
          </table:table-cell>
          <table:table-cell table:formula="of:=[.AK16]*[.AK11]" office:value-type="float" office:value="48681.7209329562" calcext:value-type="float">
            <text:p>48681.7209329562</text:p>
          </table:table-cell>
          <table:table-cell table:formula="of:=[.AL16]*[.AL11]" office:value-type="float" office:value="48726.7934147248" calcext:value-type="float">
            <text:p>48726.7934147248</text:p>
          </table:table-cell>
          <table:table-cell table:formula="of:=[.AM16]*[.AM11]" office:value-type="float" office:value="48589.0552324421" calcext:value-type="float">
            <text:p>48589.0552324421</text:p>
          </table:table-cell>
          <table:table-cell table:formula="of:=[.AN16]*[.AN11]" office:value-type="float" office:value="47652.1703378649" calcext:value-type="float">
            <text:p>47652.1703378649</text:p>
          </table:table-cell>
          <table:table-cell table:formula="of:=[.AO16]*[.AO11]" office:value-type="float" office:value="49729.0369751157" calcext:value-type="float">
            <text:p>49729.0369751157</text:p>
          </table:table-cell>
          <table:table-cell table:formula="of:=[.AP16]*[.AP11]" office:value-type="float" office:value="51612.5246265574" calcext:value-type="float">
            <text:p>51612.5246265574</text:p>
          </table:table-cell>
          <table:table-cell table:formula="of:=[.AQ16]*[.AQ11]" office:value-type="float" office:value="53903.1474055203" calcext:value-type="float">
            <text:p>53903.1474055203</text:p>
          </table:table-cell>
          <table:table-cell table:formula="of:=[.AR16]*[.AR11]" office:value-type="float" office:value="54579.958826115" calcext:value-type="float">
            <text:p>54579.958826115</text:p>
          </table:table-cell>
          <table:table-cell table:formula="of:=[.AS16]*[.AS11]" office:value-type="float" office:value="55954.5914771133" calcext:value-type="float">
            <text:p>55954.5914771133</text:p>
          </table:table-cell>
          <table:table-cell table:formula="of:=[.AT16]*[.AT11]" office:value-type="float" office:value="55400.1196339006" calcext:value-type="float">
            <text:p>55400.1196339006</text:p>
          </table:table-cell>
        </table:table-row>
        <table:table-row table:style-name="ro1">
          <table:table-cell office:value-type="string" calcext:value-type="string">
            <text:p>fuzzy_token</text:p>
          </table:table-cell>
          <table:table-cell table:formula="of:=[.B17]*[.B12]" office:value-type="float" office:value="10.3176827349076" calcext:value-type="float">
            <text:p>10.3176827349</text:p>
          </table:table-cell>
          <table:table-cell table:formula="of:=[.C17]*[.C12]" office:value-type="float" office:value="10.8970417394891" calcext:value-type="float">
            <text:p>10.8970417395</text:p>
          </table:table-cell>
          <table:table-cell table:formula="of:=[.D17]*[.D12]" office:value-type="float" office:value="11.7696140155862" calcext:value-type="float">
            <text:p>11.7696140156</text:p>
          </table:table-cell>
          <table:table-cell table:formula="of:=[.E17]*[.E12]" office:value-type="float" office:value="12.6113762110673" calcext:value-type="float">
            <text:p>12.6113762111</text:p>
          </table:table-cell>
          <table:table-cell table:formula="of:=[.F17]*[.F12]" office:value-type="float" office:value="14.1880906717423" calcext:value-type="float">
            <text:p>14.1880906717</text:p>
          </table:table-cell>
          <table:table-cell table:formula="of:=[.G17]*[.G12]" office:value-type="float" office:value="15.7950963790746" calcext:value-type="float">
            <text:p>15.7950963791</text:p>
          </table:table-cell>
          <table:table-cell table:formula="of:=[.H17]*[.H12]" office:value-type="float" office:value="17.231248790119" calcext:value-type="float">
            <text:p>17.2312487901</text:p>
          </table:table-cell>
          <table:table-cell table:formula="of:=[.I17]*[.I12]" office:value-type="float" office:value="19.8107046982592" calcext:value-type="float">
            <text:p>19.8107046983</text:p>
          </table:table-cell>
          <table:table-cell table:formula="of:=[.J17]*[.J12]" office:value-type="float" office:value="22.9727793875638" calcext:value-type="float">
            <text:p>22.9727793876</text:p>
          </table:table-cell>
          <table:table-cell table:formula="of:=[.K17]*[.K12]" office:value-type="float" office:value="26.8665098085142" calcext:value-type="float">
            <text:p>26.8665098085</text:p>
          </table:table-cell>
          <table:table-cell table:formula="of:=[.L17]*[.L12]" office:value-type="float" office:value="30.0675098329536" calcext:value-type="float">
            <text:p>30.067509833</text:p>
          </table:table-cell>
          <table:table-cell table:formula="of:=[.M17]*[.M12]" office:value-type="float" office:value="35.0484127687328" calcext:value-type="float">
            <text:p>35.0484127687</text:p>
          </table:table-cell>
          <table:table-cell table:formula="of:=[.N17]*[.N12]" office:value-type="float" office:value="40.7957912654623" calcext:value-type="float">
            <text:p>40.7957912655</text:p>
          </table:table-cell>
          <table:table-cell table:formula="of:=[.O17]*[.O12]" office:value-type="float" office:value="48.7714026479754" calcext:value-type="float">
            <text:p>48.771402648</text:p>
          </table:table-cell>
          <table:table-cell table:formula="of:=[.P17]*[.P12]" office:value-type="float" office:value="54.5092176996757" calcext:value-type="float">
            <text:p>54.5092176997</text:p>
          </table:table-cell>
          <table:table-cell table:formula="of:=[.Q17]*[.Q12]" office:value-type="float" office:value="66.3917778839509" calcext:value-type="float">
            <text:p>66.391777884</text:p>
          </table:table-cell>
          <table:table-cell table:formula="of:=[.R17]*[.R12]" office:value-type="float" office:value="81.8901530954343" calcext:value-type="float">
            <text:p>81.8901530954</text:p>
          </table:table-cell>
          <table:table-cell table:formula="of:=[.S17]*[.S12]" office:value-type="float" office:value="93.4837503090036" calcext:value-type="float">
            <text:p>93.483750309</text:p>
          </table:table-cell>
          <table:table-cell table:formula="of:=[.T17]*[.T12]" office:value-type="float" office:value="110.343963763222" calcext:value-type="float">
            <text:p>110.3439637632</text:p>
          </table:table-cell>
          <table:table-cell table:formula="of:=[.U17]*[.U12]" office:value-type="float" office:value="123.469143156544" calcext:value-type="float">
            <text:p>123.4691431565</text:p>
          </table:table-cell>
          <table:table-cell table:formula="of:=[.V17]*[.V12]" office:value-type="float" office:value="149.159236576383" calcext:value-type="float">
            <text:p>149.1592365764</text:p>
          </table:table-cell>
          <table:table-cell table:formula="of:=[.W17]*[.W12]" office:value-type="float" office:value="176.140631321036" calcext:value-type="float">
            <text:p>176.140631321</text:p>
          </table:table-cell>
          <table:table-cell table:formula="of:=[.X17]*[.X12]" office:value-type="float" office:value="187.781987264488" calcext:value-type="float">
            <text:p>187.7819872645</text:p>
          </table:table-cell>
          <table:table-cell table:formula="of:=[.Y17]*[.Y12]" office:value-type="float" office:value="221.784425396408" calcext:value-type="float">
            <text:p>221.7844253964</text:p>
          </table:table-cell>
          <table:table-cell table:formula="of:=[.Z17]*[.Z12]" office:value-type="float" office:value="246.791361914845" calcext:value-type="float">
            <text:p>246.7913619148</text:p>
          </table:table-cell>
          <table:table-cell table:formula="of:=[.AA17]*[.AA12]" office:value-type="float" office:value="273.006538561518" calcext:value-type="float">
            <text:p>273.0065385615</text:p>
          </table:table-cell>
          <table:table-cell table:formula="of:=[.AB17]*[.AB12]" office:value-type="float" office:value="296.354515622453" calcext:value-type="float">
            <text:p>296.3545156225</text:p>
          </table:table-cell>
          <table:table-cell table:formula="of:=[.AC17]*[.AC12]" office:value-type="float" office:value="325.226823413142" calcext:value-type="float">
            <text:p>325.2268234131</text:p>
          </table:table-cell>
          <table:table-cell table:formula="of:=[.AD17]*[.AD12]" office:value-type="float" office:value="363.426363740378" calcext:value-type="float">
            <text:p>363.4263637404</text:p>
          </table:table-cell>
          <table:table-cell table:formula="of:=[.AE17]*[.AE12]" office:value-type="float" office:value="408.132326370139" calcext:value-type="float">
            <text:p>408.1323263701</text:p>
          </table:table-cell>
          <table:table-cell table:formula="of:=[.AF17]*[.AF12]" office:value-type="float" office:value="450.362329124978" calcext:value-type="float">
            <text:p>450.362329125</text:p>
          </table:table-cell>
          <table:table-cell table:formula="of:=[.AG17]*[.AG12]" office:value-type="float" office:value="498.941452914629" calcext:value-type="float">
            <text:p>498.9414529146</text:p>
          </table:table-cell>
          <table:table-cell table:formula="of:=[.AH17]*[.AH12]" office:value-type="float" office:value="589.648999976561" calcext:value-type="float">
            <text:p>589.6489999766</text:p>
          </table:table-cell>
          <table:table-cell table:formula="of:=[.AI17]*[.AI12]" office:value-type="float" office:value="670.841727634864" calcext:value-type="float">
            <text:p>670.8417276349</text:p>
          </table:table-cell>
          <table:table-cell table:formula="of:=[.AJ17]*[.AJ12]" office:value-type="float" office:value="819.217456990312" calcext:value-type="float">
            <text:p>819.2174569903</text:p>
          </table:table-cell>
          <table:table-cell table:formula="of:=[.AK17]*[.AK12]" office:value-type="float" office:value="1016.48851979122" calcext:value-type="float">
            <text:p>1016.4885197912</text:p>
          </table:table-cell>
          <table:table-cell table:formula="of:=[.AL17]*[.AL12]" office:value-type="float" office:value="1266.3089294084" calcext:value-type="float">
            <text:p>1266.3089294084</text:p>
          </table:table-cell>
          <table:table-cell table:formula="of:=[.AM17]*[.AM12]" office:value-type="float" office:value="1685.1197680931" calcext:value-type="float">
            <text:p>1685.1197680931</text:p>
          </table:table-cell>
          <table:table-cell table:formula="of:=[.AN17]*[.AN12]" office:value-type="float" office:value="2203.60000650909" calcext:value-type="float">
            <text:p>2203.6000065091</text:p>
          </table:table-cell>
          <table:table-cell table:formula="of:=[.AO17]*[.AO12]" office:value-type="float" office:value="2815.56333528594" calcext:value-type="float">
            <text:p>2815.563335286</text:p>
          </table:table-cell>
          <table:table-cell table:formula="of:=[.AP17]*[.AP12]" office:value-type="float" office:value="5603.6756924944" calcext:value-type="float">
            <text:p>5603.6756924944</text:p>
          </table:table-cell>
          <table:table-cell table:formula="of:=[.AQ17]*[.AQ12]" office:value-type="float" office:value="8372.9546948279" calcext:value-type="float">
            <text:p>8372.9546948279</text:p>
          </table:table-cell>
          <table:table-cell table:formula="of:=[.AR17]*[.AR12]" office:value-type="float" office:value="10872.6863412246" calcext:value-type="float">
            <text:p>10872.6863412246</text:p>
          </table:table-cell>
          <table:table-cell table:formula="of:=[.AS17]*[.AS12]" office:value-type="float" office:value="12753.9530781827" calcext:value-type="float">
            <text:p>12753.9530781827</text:p>
          </table:table-cell>
          <table:table-cell table:formula="of:=[.AT17]*[.AT12]" office:value-type="float" office:value="14653.0240721986" calcext:value-type="float">
            <text:p>14653.0240721986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table:formula="of:=[.B18]*[.B13]" office:value-type="float" office:value="71.230230957104" calcext:value-type="float">
            <text:p>71.2302309571</text:p>
          </table:table-cell>
          <table:table-cell table:formula="of:=[.C18]*[.C13]" office:value-type="float" office:value="73.512821775632" calcext:value-type="float">
            <text:p>73.5128217756</text:p>
          </table:table-cell>
          <table:table-cell table:formula="of:=[.D18]*[.D13]" office:value-type="float" office:value="75.242510411946" calcext:value-type="float">
            <text:p>75.2425104119</text:p>
          </table:table-cell>
          <table:table-cell table:formula="of:=[.E18]*[.E13]" office:value-type="float" office:value="77.352553030241" calcext:value-type="float">
            <text:p>77.3525530302</text:p>
          </table:table-cell>
          <table:table-cell table:formula="of:=[.F18]*[.F13]" office:value-type="float" office:value="79.102185737144" calcext:value-type="float">
            <text:p>79.1021857371</text:p>
          </table:table-cell>
          <table:table-cell table:formula="of:=[.G18]*[.G13]" office:value-type="float" office:value="81.905099129061" calcext:value-type="float">
            <text:p>81.9050991291</text:p>
          </table:table-cell>
          <table:table-cell table:formula="of:=[.H18]*[.H13]" office:value-type="float" office:value="84.555750418597" calcext:value-type="float">
            <text:p>84.5557504186</text:p>
          </table:table-cell>
          <table:table-cell table:formula="of:=[.I18]*[.I13]" office:value-type="float" office:value="86.883499679903" calcext:value-type="float">
            <text:p>86.8834996799</text:p>
          </table:table-cell>
          <table:table-cell table:formula="of:=[.J18]*[.J13]" office:value-type="float" office:value="89.200578507523" calcext:value-type="float">
            <text:p>89.2005785075</text:p>
          </table:table-cell>
          <table:table-cell table:formula="of:=[.K18]*[.K13]" office:value-type="float" office:value="92.860315218196" calcext:value-type="float">
            <text:p>92.8603152182</text:p>
          </table:table-cell>
          <table:table-cell table:formula="of:=[.L18]*[.L13]" office:value-type="float" office:value="95.482688768798" calcext:value-type="float">
            <text:p>95.4826887688</text:p>
          </table:table-cell>
          <table:table-cell table:formula="of:=[.M18]*[.M13]" office:value-type="float" office:value="98.89478156007" calcext:value-type="float">
            <text:p>98.8947815601</text:p>
          </table:table-cell>
          <table:table-cell table:formula="of:=[.N18]*[.N13]" office:value-type="float" office:value="102.724321549609" calcext:value-type="float">
            <text:p>102.7243215496</text:p>
          </table:table-cell>
          <table:table-cell table:formula="of:=[.O18]*[.O13]" office:value-type="float" office:value="106.572120789301" calcext:value-type="float">
            <text:p>106.5721207893</text:p>
          </table:table-cell>
          <table:table-cell table:formula="of:=[.P18]*[.P13]" office:value-type="float" office:value="111.466964874431" calcext:value-type="float">
            <text:p>111.4669648744</text:p>
          </table:table-cell>
          <table:table-cell table:formula="of:=[.Q18]*[.Q13]" office:value-type="float" office:value="115.474747291679" calcext:value-type="float">
            <text:p>115.4747472917</text:p>
          </table:table-cell>
          <table:table-cell table:formula="of:=[.R18]*[.R13]" office:value-type="float" office:value="120.018317224975" calcext:value-type="float">
            <text:p>120.018317225</text:p>
          </table:table-cell>
          <table:table-cell table:formula="of:=[.S18]*[.S13]" office:value-type="float" office:value="125.433432713335" calcext:value-type="float">
            <text:p>125.4334327133</text:p>
          </table:table-cell>
          <table:table-cell table:formula="of:=[.T18]*[.T13]" office:value-type="float" office:value="131.194751775651" calcext:value-type="float">
            <text:p>131.1947517757</text:p>
          </table:table-cell>
          <table:table-cell table:formula="of:=[.U18]*[.U13]" office:value-type="float" office:value="140.274551416136" calcext:value-type="float">
            <text:p>140.2745514161</text:p>
          </table:table-cell>
          <table:table-cell table:formula="of:=[.V18]*[.V13]" office:value-type="float" office:value="147.700096696977" calcext:value-type="float">
            <text:p>147.700096697</text:p>
          </table:table-cell>
          <table:table-cell table:formula="of:=[.W18]*[.W13]" office:value-type="float" office:value="154.858880553927" calcext:value-type="float">
            <text:p>154.8588805539</text:p>
          </table:table-cell>
          <table:table-cell table:formula="of:=[.X18]*[.X13]" office:value-type="float" office:value="166.673890036455" calcext:value-type="float">
            <text:p>166.6738900365</text:p>
          </table:table-cell>
          <table:table-cell table:formula="of:=[.Y18]*[.Y13]" office:value-type="float" office:value="175.394317366912" calcext:value-type="float">
            <text:p>175.3943173669</text:p>
          </table:table-cell>
          <table:table-cell table:formula="of:=[.Z18]*[.Z13]" office:value-type="float" office:value="187.503937427536" calcext:value-type="float">
            <text:p>187.5039374275</text:p>
          </table:table-cell>
          <table:table-cell table:formula="of:=[.AA18]*[.AA13]" office:value-type="float" office:value="205.58256099953" calcext:value-type="float">
            <text:p>205.5825609995</text:p>
          </table:table-cell>
          <table:table-cell table:formula="of:=[.AB18]*[.AB13]" office:value-type="float" office:value="217.28771610062" calcext:value-type="float">
            <text:p>217.2877161006</text:p>
          </table:table-cell>
          <table:table-cell table:formula="of:=[.AC18]*[.AC13]" office:value-type="float" office:value="240.68274240452" calcext:value-type="float">
            <text:p>240.6827424045</text:p>
          </table:table-cell>
          <table:table-cell table:formula="of:=[.AD18]*[.AD13]" office:value-type="float" office:value="264.63636118599" calcext:value-type="float">
            <text:p>264.636361186</text:p>
          </table:table-cell>
          <table:table-cell table:formula="of:=[.AE18]*[.AE13]" office:value-type="float" office:value="289.33357362025" calcext:value-type="float">
            <text:p>289.3335736203</text:p>
          </table:table-cell>
          <table:table-cell table:formula="of:=[.AF18]*[.AF13]" office:value-type="float" office:value="321.81043428012" calcext:value-type="float">
            <text:p>321.8104342801</text:p>
          </table:table-cell>
          <table:table-cell table:formula="of:=[.AG18]*[.AG13]" office:value-type="float" office:value="357.42397013466" calcext:value-type="float">
            <text:p>357.4239701347</text:p>
          </table:table-cell>
          <table:table-cell table:formula="of:=[.AH18]*[.AH13]" office:value-type="float" office:value="423.44939183208" calcext:value-type="float">
            <text:p>423.4493918321</text:p>
          </table:table-cell>
          <table:table-cell table:formula="of:=[.AI18]*[.AI13]" office:value-type="float" office:value="462.23237233606" calcext:value-type="float">
            <text:p>462.2323723361</text:p>
          </table:table-cell>
          <table:table-cell table:formula="of:=[.AJ18]*[.AJ13]" office:value-type="float" office:value="655.68204487843" calcext:value-type="float">
            <text:p>655.6820448784</text:p>
          </table:table-cell>
          <table:table-cell table:formula="of:=[.AK18]*[.AK13]" office:value-type="float" office:value="807.02227209748" calcext:value-type="float">
            <text:p>807.0222720975</text:p>
          </table:table-cell>
          <table:table-cell table:formula="of:=[.AL18]*[.AL13]" office:value-type="float" office:value="1105.65997555729" calcext:value-type="float">
            <text:p>1105.6599755573</text:p>
          </table:table-cell>
          <table:table-cell table:formula="of:=[.AM18]*[.AM13]" office:value-type="float" office:value="1376.95558454035" calcext:value-type="float">
            <text:p>1376.9555845404</text:p>
          </table:table-cell>
          <table:table-cell table:formula="of:=[.AN18]*[.AN13]" office:value-type="float" office:value="1836.34169132191" calcext:value-type="float">
            <text:p>1836.3416913219</text:p>
          </table:table-cell>
          <table:table-cell table:formula="of:=[.AO18]*[.AO13]" office:value-type="float" office:value="2311.1420686963" calcext:value-type="float">
            <text:p>2311.1420686963</text:p>
          </table:table-cell>
          <table:table-cell table:formula="of:=[.AP18]*[.AP13]" office:value-type="float" office:value="5499.6965380109" calcext:value-type="float">
            <text:p>5499.6965380109</text:p>
          </table:table-cell>
          <table:table-cell table:formula="of:=[.AQ18]*[.AQ13]" office:value-type="float" office:value="8061.9508041907" calcext:value-type="float">
            <text:p>8061.9508041907</text:p>
          </table:table-cell>
          <table:table-cell table:formula="of:=[.AR18]*[.AR13]" office:value-type="float" office:value="10822.5476349447" calcext:value-type="float">
            <text:p>10822.5476349447</text:p>
          </table:table-cell>
          <table:table-cell table:formula="of:=[.AS18]*[.AS13]" office:value-type="float" office:value="12768.7799999646" calcext:value-type="float">
            <text:p>12768.7799999646</text:p>
          </table:table-cell>
          <table:table-cell table:formula="of:=[.AT18]*[.AT13]" office:value-type="float" office:value="14447.3058980125" calcext:value-type="float">
            <text:p>14447.3058980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7">00/00/0000</text:date>, <text:time style:data-style-name="N2" text:time-value="16:21:14.2630177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7T16:31:53.320157366</dc:date>
    <meta:editing-duration>PT2H17M13S</meta:editing-duration>
    <meta:editing-cycles>8</meta:editing-cycles>
    <meta:generator>LibreOffice/5.1.6.2$Linux_X86_64 LibreOffice_project/10m0$Build-2</meta:generator>
    <meta:document-statistic meta:table-count="1" meta:cell-count="92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minimum="1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36cm" svg:height="11.703cm" xlink:href=".." xlink:type="simple" chart:class="chart:line" chart:style-name="ch1">
        <chart:title svg:x="5.795cm" svg:y="0.37cm" chart:style-name="ch2">
          <text:p>Energy per bit per core vs load</text:p>
        </chart:title>
        <chart:legend chart:legend-position="end" svg:x="14.716cm" svg:y="5.066cm" style:legend-expansion="high" chart:style-name="ch3"/>
        <chart:plot-area chart:style-name="ch4" table:cell-range-address="spreadsheet_energy.A10:spreadsheet_energy.AT13" chart:data-source-has-labels="both" svg:x="1.467cm" svg:y="1.409cm" svg:width="12.889cm" svg:height="8.983cm">
          <chartooo:coordinate-region svg:x="2.43cm" svg:y="1.409cm" svg:width="11.926cm" svg:height="7.439cm"/>
          <chart:axis chart:dimension="x" chart:name="primary-x" chart:style-name="ch5" chartooo:axis-type="auto">
            <chartooo:date-scale/>
            <chart:title svg:x="5.054cm" svg:y="10.626cm" chart:style-name="ch6">
              <text:p>Average injection rate (per node)</text:p>
            </chart:title>
            <chart:categories table:cell-range-address="spreadsheet_energy.B10:spreadsheet_energy.AT10"/>
          </chart:axis>
          <chart:axis chart:dimension="y" chart:name="primary-y" chart:style-name="ch7">
            <chart:title svg:x="0.451cm" svg:y="10.204cm" chart:style-name="ch8">
              <text:p>Average energy per bit PER CORE (in picojoules)</text:p>
            </chart:title>
            <chart:grid chart:style-name="ch9" chart:class="major"/>
          </chart:axis>
          <chart:series chart:style-name="ch10" chart:values-cell-range-address="spreadsheet_energy.B11:spreadsheet_energy.AT11" chart:label-cell-address="spreadsheet_energy.A11:spreadsheet_energy.A11" chart:class="chart:line">
            <chart:data-point chart:repeated="45"/>
          </chart:series>
          <chart:series chart:style-name="ch11" chart:values-cell-range-address="spreadsheet_energy.B12:spreadsheet_energy.AT12" chart:label-cell-address="spreadsheet_energy.A12:spreadsheet_energy.A12" chart:class="chart:line">
            <chart:data-point chart:repeated="45"/>
          </chart:series>
          <chart:series chart:style-name="ch12" chart:values-cell-range-address="spreadsheet_energy.B13:spreadsheet_energy.AT13" chart:label-cell-address="spreadsheet_energy.A13:spreadsheet_energy.A13" chart:class="chart:line">
            <chart:data-point chart:repeated="4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5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spreadsheet_energy.B10:spreadsheet_energy.AT10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  <table:table-cell office:value-type="float" office:value="0.003">
                <text:p>0.003</text:p>
              </table:table-cell>
              <table:table-cell office:value-type="float" office:value="0.0031">
                <text:p>0.0031</text:p>
              </table:table-cell>
              <table:table-cell office:value-type="float" office:value="0.0032">
                <text:p>0.0032</text:p>
              </table:table-cell>
              <table:table-cell office:value-type="float" office:value="0.0033">
                <text:p>0.0033</text:p>
              </table:table-cell>
              <table:table-cell office:value-type="float" office:value="0.0034">
                <text:p>0.0034</text:p>
              </table:table-cell>
              <table:table-cell office:value-type="float" office:value="0.0035">
                <text:p>0.0035</text:p>
              </table:table-cell>
              <table:table-cell office:value-type="float" office:value="0.0036">
                <text:p>0.0036</text:p>
              </table:table-cell>
              <table:table-cell office:value-type="float" office:value="0.0037">
                <text:p>0.0037</text:p>
              </table:table-cell>
              <table:table-cell office:value-type="float" office:value="0.0038">
                <text:p>0.0038</text:p>
              </table:table-cell>
              <table:table-cell office:value-type="float" office:value="0.0039">
                <text:p>0.0039</text:p>
              </table:table-cell>
              <table:table-cell office:value-type="float" office:value="0.004">
                <text:p>0.004</text:p>
              </table:table-cell>
              <table:table-cell office:value-type="float" office:value="0.0045">
                <text:p>0.0045</text:p>
              </table:table-cell>
              <table:table-cell office:value-type="float" office:value="0.005">
                <text:p>0.005</text:p>
              </table:table-cell>
              <table:table-cell office:value-type="float" office:value="0.0055">
                <text:p>0.0055</text:p>
              </table:table-cell>
              <table:table-cell office:value-type="float" office:value="0.006">
                <text:p>0.006</text:p>
              </table:table-cell>
              <table:table-cell office:value-type="float" office:value="0.0065">
                <text:p>0.0065</text:p>
              </table:table-cell>
            </table:table-row>
          </table:table-header-rows>
          <table:table-rows>
            <table:table-row>
              <table:table-cell office:value-type="string">
                <text:p>brs_non_p</text:p>
                <draw:g>
                  <svg:desc>spreadsheet_energy.A11:spreadsheet_energy.A11</svg:desc>
                </draw:g>
              </table:table-cell>
              <table:table-cell office:value-type="float" office:value="1.97643736867188">
                <text:p>1.97643736867188</text:p>
                <draw:g>
                  <svg:desc>spreadsheet_energy.B11:spreadsheet_energy.AT11</svg:desc>
                </draw:g>
              </table:table-cell>
              <table:table-cell office:value-type="float" office:value="1.98352783878125">
                <text:p>1.98352783878125</text:p>
              </table:table-cell>
              <table:table-cell office:value-type="float" office:value="1.99206113303125">
                <text:p>1.99206113303125</text:p>
              </table:table-cell>
              <table:table-cell office:value-type="float" office:value="2.00460224746875">
                <text:p>2.00460224746875</text:p>
              </table:table-cell>
              <table:table-cell office:value-type="float" office:value="2.01671954696875">
                <text:p>2.01671954696875</text:p>
              </table:table-cell>
              <table:table-cell office:value-type="float" office:value="2.03625967167187">
                <text:p>2.03625967167187</text:p>
              </table:table-cell>
              <table:table-cell office:value-type="float" office:value="2.04896473795312">
                <text:p>2.04896473795312</text:p>
              </table:table-cell>
              <table:table-cell office:value-type="float" office:value="2.06921572790625">
                <text:p>2.06921572790625</text:p>
              </table:table-cell>
              <table:table-cell office:value-type="float" office:value="2.09118399104687">
                <text:p>2.09118399104687</text:p>
              </table:table-cell>
              <table:table-cell office:value-type="float" office:value="2.12743113539062">
                <text:p>2.12743113539062</text:p>
              </table:table-cell>
              <table:table-cell office:value-type="float" office:value="2.15490085895312">
                <text:p>2.15490085895312</text:p>
              </table:table-cell>
              <table:table-cell office:value-type="float" office:value="2.18655563309375">
                <text:p>2.18655563309375</text:p>
              </table:table-cell>
              <table:table-cell office:value-type="float" office:value="2.22538992235937">
                <text:p>2.22538992235937</text:p>
              </table:table-cell>
              <table:table-cell office:value-type="float" office:value="2.26874042292187">
                <text:p>2.26874042292187</text:p>
              </table:table-cell>
              <table:table-cell office:value-type="float" office:value="2.34164995682812">
                <text:p>2.34164995682812</text:p>
              </table:table-cell>
              <table:table-cell office:value-type="float" office:value="2.43801066645312">
                <text:p>2.43801066645312</text:p>
              </table:table-cell>
              <table:table-cell office:value-type="float" office:value="2.51773870396875">
                <text:p>2.51773870396875</text:p>
              </table:table-cell>
              <table:table-cell office:value-type="float" office:value="2.65515028310937">
                <text:p>2.65515028310937</text:p>
              </table:table-cell>
              <table:table-cell office:value-type="float" office:value="2.78416900375">
                <text:p>2.78416900375</text:p>
              </table:table-cell>
              <table:table-cell office:value-type="float" office:value="2.89461236192187">
                <text:p>2.89461236192187</text:p>
              </table:table-cell>
              <table:table-cell office:value-type="float" office:value="2.91556663673437">
                <text:p>2.91556663673437</text:p>
              </table:table-cell>
              <table:table-cell office:value-type="float" office:value="2.96828591515625">
                <text:p>2.96828591515625</text:p>
              </table:table-cell>
              <table:table-cell office:value-type="float" office:value="2.88736501526562">
                <text:p>2.88736501526562</text:p>
              </table:table-cell>
              <table:table-cell office:value-type="float" office:value="2.82828679084375">
                <text:p>2.82828679084375</text:p>
              </table:table-cell>
              <table:table-cell office:value-type="float" office:value="2.81744259135937">
                <text:p>2.81744259135937</text:p>
              </table:table-cell>
              <table:table-cell office:value-type="float" office:value="2.78650360667188">
                <text:p>2.78650360667188</text:p>
              </table:table-cell>
              <table:table-cell office:value-type="float" office:value="2.77117391173438">
                <text:p>2.77117391173438</text:p>
              </table:table-cell>
              <table:table-cell office:value-type="float" office:value="2.7193128285">
                <text:p>2.7193128285</text:p>
              </table:table-cell>
              <table:table-cell office:value-type="float" office:value="2.64785263803125">
                <text:p>2.64785263803125</text:p>
              </table:table-cell>
              <table:table-cell office:value-type="float" office:value="2.61773046982813">
                <text:p>2.61773046982813</text:p>
              </table:table-cell>
              <table:table-cell office:value-type="float" office:value="2.58754411775">
                <text:p>2.58754411775</text:p>
              </table:table-cell>
              <table:table-cell office:value-type="float" office:value="2.57886796095312">
                <text:p>2.57886796095312</text:p>
              </table:table-cell>
              <table:table-cell office:value-type="float" office:value="2.56322651695312">
                <text:p>2.56322651695312</text:p>
              </table:table-cell>
              <table:table-cell office:value-type="float" office:value="2.52911948282813">
                <text:p>2.52911948282813</text:p>
              </table:table-cell>
              <table:table-cell office:value-type="float" office:value="2.52088469107812">
                <text:p>2.52088469107812</text:p>
              </table:table-cell>
              <table:table-cell office:value-type="float" office:value="2.50328986428125">
                <text:p>2.50328986428125</text:p>
              </table:table-cell>
              <table:table-cell office:value-type="float" office:value="2.49030820054687">
                <text:p>2.49030820054687</text:p>
              </table:table-cell>
              <table:table-cell office:value-type="float" office:value="2.45002538385937">
                <text:p>2.45002538385937</text:p>
              </table:table-cell>
              <table:table-cell office:value-type="float" office:value="2.43311301992187">
                <text:p>2.43311301992187</text:p>
              </table:table-cell>
              <table:table-cell office:value-type="float" office:value="2.42283142585937">
                <text:p>2.42283142585937</text:p>
              </table:table-cell>
              <table:table-cell office:value-type="float" office:value="2.35365187998437">
                <text:p>2.35365187998437</text:p>
              </table:table-cell>
              <table:table-cell office:value-type="float" office:value="2.28226341978125">
                <text:p>2.28226341978125</text:p>
              </table:table-cell>
              <table:table-cell office:value-type="float" office:value="2.21413824014062">
                <text:p>2.21413824014062</text:p>
              </table:table-cell>
              <table:table-cell office:value-type="float" office:value="2.2287524899375">
                <text:p>2.2287524899375</text:p>
              </table:table-cell>
              <table:table-cell office:value-type="float" office:value="2.19669680614063">
                <text:p>2.19669680614063</text:p>
              </table:table-cell>
            </table:table-row>
            <table:table-row>
              <table:table-cell office:value-type="string">
                <text:p>fuzzy_token</text:p>
                <draw:g>
                  <svg:desc>spreadsheet_energy.A12:spreadsheet_energy.A12</svg:desc>
                </draw:g>
              </table:table-cell>
              <table:table-cell office:value-type="float" office:value="1.9735718005625">
                <text:p>1.9735718005625</text:p>
                <draw:g>
                  <svg:desc>spreadsheet_energy.B12:spreadsheet_energy.AT12</svg:desc>
                </draw:g>
              </table:table-cell>
              <table:table-cell office:value-type="float" office:value="1.97781838367188">
                <text:p>1.97781838367188</text:p>
              </table:table-cell>
              <table:table-cell office:value-type="float" office:value="1.98290559515625">
                <text:p>1.98290559515625</text:p>
              </table:table-cell>
              <table:table-cell office:value-type="float" office:value="1.98805187923438">
                <text:p>1.98805187923438</text:p>
              </table:table-cell>
              <table:table-cell office:value-type="float" office:value="1.9980027994375">
                <text:p>1.9980027994375</text:p>
              </table:table-cell>
              <table:table-cell office:value-type="float" office:value="2.00476410834375">
                <text:p>2.00476410834375</text:p>
              </table:table-cell>
              <table:table-cell office:value-type="float" office:value="2.0110792683125">
                <text:p>2.0110792683125</text:p>
              </table:table-cell>
              <table:table-cell office:value-type="float" office:value="2.02134974890625">
                <text:p>2.02134974890625</text:p>
              </table:table-cell>
              <table:table-cell office:value-type="float" office:value="2.03127013064063">
                <text:p>2.03127013064063</text:p>
              </table:table-cell>
              <table:table-cell office:value-type="float" office:value="2.04295433495313">
                <text:p>2.04295433495313</text:p>
              </table:table-cell>
              <table:table-cell office:value-type="float" office:value="2.04917439592187">
                <text:p>2.04917439592187</text:p>
              </table:table-cell>
              <table:table-cell office:value-type="float" office:value="2.06197585510938">
                <text:p>2.06197585510938</text:p>
              </table:table-cell>
              <table:table-cell office:value-type="float" office:value="2.07292377465625">
                <text:p>2.07292377465625</text:p>
              </table:table-cell>
              <table:table-cell office:value-type="float" office:value="2.08831298521875">
                <text:p>2.08831298521875</text:p>
              </table:table-cell>
              <table:table-cell office:value-type="float" office:value="2.09444028089062">
                <text:p>2.09444028089062</text:p>
              </table:table-cell>
              <table:table-cell office:value-type="float" office:value="2.11602160428125">
                <text:p>2.11602160428125</text:p>
              </table:table-cell>
              <table:table-cell office:value-type="float" office:value="2.1383824849375">
                <text:p>2.1383824849375</text:p>
              </table:table-cell>
              <table:table-cell office:value-type="float" office:value="2.1522246601875">
                <text:p>2.1522246601875</text:p>
              </table:table-cell>
              <table:table-cell office:value-type="float" office:value="2.171284875375">
                <text:p>2.171284875375</text:p>
              </table:table-cell>
              <table:table-cell office:value-type="float" office:value="2.1818299020625">
                <text:p>2.1818299020625</text:p>
              </table:table-cell>
              <table:table-cell office:value-type="float" office:value="2.20507698170312">
                <text:p>2.20507698170312</text:p>
              </table:table-cell>
              <table:table-cell office:value-type="float" office:value="2.22756178976562">
                <text:p>2.22756178976562</text:p>
              </table:table-cell>
              <table:table-cell office:value-type="float" office:value="2.23122298326563">
                <text:p>2.23122298326563</text:p>
              </table:table-cell>
              <table:table-cell office:value-type="float" office:value="2.2425529390625">
                <text:p>2.2425529390625</text:p>
              </table:table-cell>
              <table:table-cell office:value-type="float" office:value="2.24125531301563">
                <text:p>2.24125531301563</text:p>
              </table:table-cell>
              <table:table-cell office:value-type="float" office:value="2.24470970004687">
                <text:p>2.24470970004687</text:p>
              </table:table-cell>
              <table:table-cell office:value-type="float" office:value="2.23807976103125">
                <text:p>2.23807976103125</text:p>
              </table:table-cell>
              <table:table-cell office:value-type="float" office:value="2.22877690278125">
                <text:p>2.22877690278125</text:p>
              </table:table-cell>
              <table:table-cell office:value-type="float" office:value="2.21341663567188">
                <text:p>2.21341663567188</text:p>
              </table:table-cell>
              <table:table-cell office:value-type="float" office:value="2.20163099146875">
                <text:p>2.20163099146875</text:p>
              </table:table-cell>
              <table:table-cell office:value-type="float" office:value="2.18463649976563">
                <text:p>2.18463649976563</text:p>
              </table:table-cell>
              <table:table-cell office:value-type="float" office:value="2.16706729532812">
                <text:p>2.16706729532812</text:p>
              </table:table-cell>
              <table:table-cell office:value-type="float" office:value="2.14707537573437">
                <text:p>2.14707537573437</text:p>
              </table:table-cell>
              <table:table-cell office:value-type="float" office:value="2.12628338110937">
                <text:p>2.12628338110937</text:p>
              </table:table-cell>
              <table:table-cell office:value-type="float" office:value="2.10348095515625">
                <text:p>2.10348095515625</text:p>
              </table:table-cell>
              <table:table-cell office:value-type="float" office:value="2.0786611418125">
                <text:p>2.0786611418125</text:p>
              </table:table-cell>
              <table:table-cell office:value-type="float" office:value="2.05742063721875">
                <text:p>2.05742063721875</text:p>
              </table:table-cell>
              <table:table-cell office:value-type="float" office:value="2.03838581425">
                <text:p>2.03838581425</text:p>
              </table:table-cell>
              <table:table-cell office:value-type="float" office:value="2.01620819898437">
                <text:p>2.01620819898437</text:p>
              </table:table-cell>
              <table:table-cell office:value-type="float" office:value="2.0060232675625">
                <text:p>2.0060232675625</text:p>
              </table:table-cell>
              <table:table-cell office:value-type="float" office:value="1.97663116009375">
                <text:p>1.97663116009375</text:p>
              </table:table-cell>
              <table:table-cell office:value-type="float" office:value="1.97173416276563">
                <text:p>1.97173416276563</text:p>
              </table:table-cell>
              <table:table-cell office:value-type="float" office:value="1.97096247379688">
                <text:p>1.97096247379688</text:p>
              </table:table-cell>
              <table:table-cell office:value-type="float" office:value="1.97055622059375">
                <text:p>1.97055622059375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token</text:p>
                <draw:g>
                  <svg:desc>spreadsheet_energy.A13:spreadsheet_energy.A13</svg:desc>
                </draw:g>
              </table:table-cell>
              <table:table-cell office:value-type="float" office:value="1.97">
                <text:p>1.97</text:p>
                <draw:g>
                  <svg:desc>spreadsheet_energy.B13:spreadsheet_energy.AT13</svg:desc>
                </draw:g>
              </table:table-cell>
              <table:table-cell office:value-type="float" office:value="1.97">
                <text:p>1.97</text:p>
              </table:table-cell>
              <table:table-cell office:value-type="float" office:value="1.97">
                <text:p>1.97</text:p>
              </table:table-cell>
              <table:table-cell office:value-type="float" office:value="1.97">
                <text:p>1.97</text:p>
              </table:table-cell>
              <table:table-cell office:value-type="float" office:value="1.97">
                <text:p>1.97</text:p>
              </table:table-cell>
              <table:table-cell office:value-type="float" office:value="1.97">
                <text:p>1.97</text:p>
              </table:table-cell>
              <table:table-cell office:value-type="float" office:value="1.97">
                <text:p>1.97</text:p>
              </table:table-cell>
              <table:table-cell office:value-type="float" office:value="1.97">
                <text:p>1.97</text:p>
              </table:table-cell>
              <table:table-cell office:value-type="float" office:value="1.97">
                <text:p>1.97</text:p>
              </table:table-cell>
              <table:table-cell office:value-type="float" office:value="1.97">
                <text:p>1.97</text:p>
              </table:table-cell>
              <table:table-cell office:value-type="float" office:value="1.97">
                <text:p>1.97</text:p>
              </table:table-cell>
              <table:table-cell office:value-type="float" office:value="1.97">
                <text:p>1.97</text:p>
              </table:table-cell>
              <table:table-cell office:value-type="float" office:value="1.97">
                <text:p>1.97</text:p>
              </table:table-cell>
              <table:table-cell office:value-type="float" office:value="1.97">
                <text:p>1.97</text:p>
              </table:table-cell>
              <table:table-cell office:value-type="float" office:value="1.97">
                <text:p>1.97</text:p>
              </table:table-cell>
              <table:table-cell office:value-type="float" office:value="1.97">
                <text:p>1.97</text:p>
              </table:table-cell>
              <table:table-cell office:value-type="float" office:value="1.97">
                <text:p>1.97</text:p>
              </table:table-cell>
              <table:table-cell office:value-type="float" office:value="1.97">
                <text:p>1.97</text:p>
              </table:table-cell>
              <table:table-cell office:value-type="float" office:value="1.97">
                <text:p>1.97</text:p>
              </table:table-cell>
              <table:table-cell office:value-type="float" office:value="1.97">
                <text:p>1.97</text:p>
              </table:table-cell>
              <table:table-cell office:value-type="float" office:value="1.97">
                <text:p>1.97</text:p>
              </table:table-cell>
              <table:table-cell office:value-type="float" office:value="1.97">
                <text:p>1.97</text:p>
              </table:table-cell>
              <table:table-cell office:value-type="float" office:value="1.97">
                <text:p>1.97</text:p>
              </table:table-cell>
              <table:table-cell office:value-type="float" office:value="1.97">
                <text:p>1.97</text:p>
              </table:table-cell>
              <table:table-cell office:value-type="float" office:value="1.97">
                <text:p>1.97</text:p>
              </table:table-cell>
              <table:table-cell office:value-type="float" office:value="1.97">
                <text:p>1.97</text:p>
              </table:table-cell>
              <table:table-cell office:value-type="float" office:value="1.97">
                <text:p>1.97</text:p>
              </table:table-cell>
              <table:table-cell office:value-type="float" office:value="1.97">
                <text:p>1.97</text:p>
              </table:table-cell>
              <table:table-cell office:value-type="float" office:value="1.97">
                <text:p>1.97</text:p>
              </table:table-cell>
              <table:table-cell office:value-type="float" office:value="1.97">
                <text:p>1.97</text:p>
              </table:table-cell>
              <table:table-cell office:value-type="float" office:value="1.97">
                <text:p>1.97</text:p>
              </table:table-cell>
              <table:table-cell office:value-type="float" office:value="1.97">
                <text:p>1.97</text:p>
              </table:table-cell>
              <table:table-cell office:value-type="float" office:value="1.97">
                <text:p>1.97</text:p>
              </table:table-cell>
              <table:table-cell office:value-type="float" office:value="1.97">
                <text:p>1.97</text:p>
              </table:table-cell>
              <table:table-cell office:value-type="float" office:value="1.97">
                <text:p>1.97</text:p>
              </table:table-cell>
              <table:table-cell office:value-type="float" office:value="1.97">
                <text:p>1.97</text:p>
              </table:table-cell>
              <table:table-cell office:value-type="float" office:value="1.97">
                <text:p>1.97</text:p>
              </table:table-cell>
              <table:table-cell office:value-type="float" office:value="1.97">
                <text:p>1.97</text:p>
              </table:table-cell>
              <table:table-cell office:value-type="float" office:value="1.97">
                <text:p>1.97</text:p>
              </table:table-cell>
              <table:table-cell office:value-type="float" office:value="1.97">
                <text:p>1.97</text:p>
              </table:table-cell>
              <table:table-cell office:value-type="float" office:value="1.97">
                <text:p>1.97</text:p>
              </table:table-cell>
              <table:table-cell office:value-type="float" office:value="1.97">
                <text:p>1.97</text:p>
              </table:table-cell>
              <table:table-cell office:value-type="float" office:value="1.97">
                <text:p>1.97</text:p>
              </table:table-cell>
              <table:table-cell office:value-type="float" office:value="1.97">
                <text:p>1.97</text:p>
              </table:table-cell>
              <table:table-cell office:value-type="float" office:value="1.97">
                <text:p>1.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627cm" svg:height="8.58cm" xlink:href=".." xlink:type="simple" chart:class="chart:line" chart:style-name="ch1">
        <chart:legend chart:legend-position="end" svg:x="12.307cm" svg:y="3.505cm" style:legend-expansion="high" chart:style-name="ch2"/>
        <chart:plot-area chart:style-name="ch3" table:cell-range-address="spreadsheet_energy.A15:spreadsheet_energy.AT18" chart:data-source-has-labels="both" svg:x="0.312cm" svg:y="0.171cm" svg:width="11.683cm" svg:height="8.238cm">
          <chartooo:coordinate-region svg:x="1.275cm" svg:y="0.171cm" svg:width="10.72cm" svg:height="6.694cm"/>
          <chart:axis chart:dimension="x" chart:name="primary-x" chart:style-name="ch4" chartooo:axis-type="auto">
            <chartooo:date-scale/>
            <chart:categories table:cell-range-address="spreadsheet_energy.B15:spreadsheet_energy.AT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readsheet_energy.B16:spreadsheet_energy.AT16" chart:label-cell-address="spreadsheet_energy.A16:spreadsheet_energy.A16" chart:class="chart:line">
            <chart:data-point chart:repeated="45"/>
          </chart:series>
          <chart:series chart:style-name="ch8" chart:values-cell-range-address="spreadsheet_energy.B17:spreadsheet_energy.AT17" chart:label-cell-address="spreadsheet_energy.A17:spreadsheet_energy.A17" chart:class="chart:line">
            <chart:data-point chart:repeated="45"/>
          </chart:series>
          <chart:series chart:style-name="ch9" chart:values-cell-range-address="spreadsheet_energy.B18:spreadsheet_energy.AT18" chart:label-cell-address="spreadsheet_energy.A18:spreadsheet_energy.A18" chart:class="chart:line">
            <chart:data-point chart:repeated="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5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spreadsheet_energy.B15:spreadsheet_energy.AT15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  <table:table-cell office:value-type="float" office:value="0.003">
                <text:p>0.003</text:p>
              </table:table-cell>
              <table:table-cell office:value-type="float" office:value="0.0031">
                <text:p>0.0031</text:p>
              </table:table-cell>
              <table:table-cell office:value-type="float" office:value="0.0032">
                <text:p>0.0032</text:p>
              </table:table-cell>
              <table:table-cell office:value-type="float" office:value="0.0033">
                <text:p>0.0033</text:p>
              </table:table-cell>
              <table:table-cell office:value-type="float" office:value="0.0034">
                <text:p>0.0034</text:p>
              </table:table-cell>
              <table:table-cell office:value-type="float" office:value="0.0035">
                <text:p>0.0035</text:p>
              </table:table-cell>
              <table:table-cell office:value-type="float" office:value="0.0036">
                <text:p>0.0036</text:p>
              </table:table-cell>
              <table:table-cell office:value-type="float" office:value="0.0037">
                <text:p>0.0037</text:p>
              </table:table-cell>
              <table:table-cell office:value-type="float" office:value="0.0038">
                <text:p>0.0038</text:p>
              </table:table-cell>
              <table:table-cell office:value-type="float" office:value="0.0039">
                <text:p>0.0039</text:p>
              </table:table-cell>
              <table:table-cell office:value-type="float" office:value="0.004">
                <text:p>0.004</text:p>
              </table:table-cell>
              <table:table-cell office:value-type="float" office:value="0.0045">
                <text:p>0.0045</text:p>
              </table:table-cell>
              <table:table-cell office:value-type="float" office:value="0.005">
                <text:p>0.005</text:p>
              </table:table-cell>
              <table:table-cell office:value-type="float" office:value="0.0055">
                <text:p>0.0055</text:p>
              </table:table-cell>
              <table:table-cell office:value-type="float" office:value="0.006">
                <text:p>0.006</text:p>
              </table:table-cell>
              <table:table-cell office:value-type="float" office:value="0.0065">
                <text:p>0.0065</text:p>
              </table:table-cell>
            </table:table-row>
          </table:table-header-rows>
          <table:table-rows>
            <table:table-row>
              <table:table-cell office:value-type="string">
                <text:p>brs_non_p</text:p>
                <draw:g>
                  <svg:desc>spreadsheet_energy.A16:spreadsheet_energy.A16</svg:desc>
                </draw:g>
              </table:table-cell>
              <table:table-cell office:value-type="float" office:value="5.13450528719">
                <text:p>5.13450528719</text:p>
                <draw:g>
                  <svg:desc>spreadsheet_energy.B16:spreadsheet_energy.AT16</svg:desc>
                </draw:g>
              </table:table-cell>
              <table:table-cell office:value-type="float" office:value="5.28126753318">
                <text:p>5.28126753318</text:p>
              </table:table-cell>
              <table:table-cell office:value-type="float" office:value="5.43904612874">
                <text:p>5.43904612874</text:p>
              </table:table-cell>
              <table:table-cell office:value-type="float" office:value="5.68104475563">
                <text:p>5.68104475563</text:p>
              </table:table-cell>
              <table:table-cell office:value-type="float" office:value="5.92130306651">
                <text:p>5.92130306651</text:p>
              </table:table-cell>
              <table:table-cell office:value-type="float" office:value="6.25307521491">
                <text:p>6.25307521491</text:p>
              </table:table-cell>
              <table:table-cell office:value-type="float" office:value="6.53847462">
                <text:p>6.53847462</text:p>
              </table:table-cell>
              <table:table-cell office:value-type="float" office:value="6.95840133332">
                <text:p>6.95840133332</text:p>
              </table:table-cell>
              <table:table-cell office:value-type="float" office:value="7.46658758759">
                <text:p>7.46658758759</text:p>
              </table:table-cell>
              <table:table-cell office:value-type="float" office:value="8.28131725505">
                <text:p>8.28131725505</text:p>
              </table:table-cell>
              <table:table-cell office:value-type="float" office:value="9.02541398365">
                <text:p>9.02541398365</text:p>
              </table:table-cell>
              <table:table-cell office:value-type="float" office:value="10.0827491084">
                <text:p>10.0827491084</text:p>
              </table:table-cell>
              <table:table-cell office:value-type="float" office:value="11.0962522691">
                <text:p>11.0962522691</text:p>
              </table:table-cell>
              <table:table-cell office:value-type="float" office:value="13.1227068662">
                <text:p>13.1227068662</text:p>
              </table:table-cell>
              <table:table-cell office:value-type="float" office:value="17.3132935139">
                <text:p>17.3132935139</text:p>
              </table:table-cell>
              <table:table-cell office:value-type="float" office:value="25.3218807858">
                <text:p>25.3218807858</text:p>
              </table:table-cell>
              <table:table-cell office:value-type="float" office:value="43.0318532377">
                <text:p>43.0318532377</text:p>
              </table:table-cell>
              <table:table-cell office:value-type="float" office:value="248.471815954">
                <text:p>248.471815954</text:p>
              </table:table-cell>
              <table:table-cell office:value-type="float" office:value="369.966510017">
                <text:p>369.966510017</text:p>
              </table:table-cell>
              <table:table-cell office:value-type="float" office:value="2159.76491479">
                <text:p>2159.76491479</text:p>
              </table:table-cell>
              <table:table-cell office:value-type="float" office:value="3982.75164298">
                <text:p>3982.75164298</text:p>
              </table:table-cell>
              <table:table-cell office:value-type="float" office:value="5682.4519812">
                <text:p>5682.4519812</text:p>
              </table:table-cell>
              <table:table-cell office:value-type="float" office:value="7840.16877635">
                <text:p>7840.16877635</text:p>
              </table:table-cell>
              <table:table-cell office:value-type="float" office:value="8857.13259849">
                <text:p>8857.13259849</text:p>
              </table:table-cell>
              <table:table-cell office:value-type="float" office:value="10705.3365132">
                <text:p>10705.3365132</text:p>
              </table:table-cell>
              <table:table-cell office:value-type="float" office:value="11743.9303329">
                <text:p>11743.9303329</text:p>
              </table:table-cell>
              <table:table-cell office:value-type="float" office:value="11924.5560444">
                <text:p>11924.5560444</text:p>
              </table:table-cell>
              <table:table-cell office:value-type="float" office:value="12967.7757239">
                <text:p>12967.7757239</text:p>
              </table:table-cell>
              <table:table-cell office:value-type="float" office:value="14721.4788738">
                <text:p>14721.4788738</text:p>
              </table:table-cell>
              <table:table-cell office:value-type="float" office:value="15971.0288598">
                <text:p>15971.0288598</text:p>
              </table:table-cell>
              <table:table-cell office:value-type="float" office:value="16507.6372061">
                <text:p>16507.6372061</text:p>
              </table:table-cell>
              <table:table-cell office:value-type="float" office:value="16923.3294225">
                <text:p>16923.3294225</text:p>
              </table:table-cell>
              <table:table-cell office:value-type="float" office:value="17383.4498998">
                <text:p>17383.4498998</text:p>
              </table:table-cell>
              <table:table-cell office:value-type="float" office:value="19024.9666015">
                <text:p>19024.9666015</text:p>
              </table:table-cell>
              <table:table-cell office:value-type="float" office:value="18707.8608061">
                <text:p>18707.8608061</text:p>
              </table:table-cell>
              <table:table-cell office:value-type="float" office:value="19447.0970492">
                <text:p>19447.0970492</text:p>
              </table:table-cell>
              <table:table-cell office:value-type="float" office:value="19566.5714806">
                <text:p>19566.5714806</text:p>
              </table:table-cell>
              <table:table-cell office:value-type="float" office:value="19832.0619666">
                <text:p>19832.0619666</text:p>
              </table:table-cell>
              <table:table-cell office:value-type="float" office:value="19584.8569087">
                <text:p>19584.8569087</text:p>
              </table:table-cell>
              <table:table-cell office:value-type="float" office:value="20525.1741596">
                <text:p>20525.1741596</text:p>
              </table:table-cell>
              <table:table-cell office:value-type="float" office:value="21928.6994247">
                <text:p>21928.6994247</text:p>
              </table:table-cell>
              <table:table-cell office:value-type="float" office:value="23618.2847862">
                <text:p>23618.2847862</text:p>
              </table:table-cell>
              <table:table-cell office:value-type="float" office:value="24650.6554273">
                <text:p>24650.6554273</text:p>
              </table:table-cell>
              <table:table-cell office:value-type="float" office:value="25105.7897769">
                <text:p>25105.7897769</text:p>
              </table:table-cell>
              <table:table-cell office:value-type="float" office:value="25219.7387819">
                <text:p>25219.7387819</text:p>
              </table:table-cell>
            </table:table-row>
            <table:table-row>
              <table:table-cell office:value-type="string">
                <text:p>fuzzy_token</text:p>
                <draw:g>
                  <svg:desc>spreadsheet_energy.A17:spreadsheet_energy.A17</svg:desc>
                </draw:g>
              </table:table-cell>
              <table:table-cell office:value-type="float" office:value="5.22792367218">
                <text:p>5.22792367218</text:p>
                <draw:g>
                  <svg:desc>spreadsheet_energy.B17:spreadsheet_energy.AT17</svg:desc>
                </draw:g>
              </table:table-cell>
              <table:table-cell office:value-type="float" office:value="5.50962708682">
                <text:p>5.50962708682</text:p>
              </table:table-cell>
              <table:table-cell office:value-type="float" office:value="5.93553926336">
                <text:p>5.93553926336</text:p>
              </table:table-cell>
              <table:table-cell office:value-type="float" office:value="6.34358506576">
                <text:p>6.34358506576</text:p>
              </table:table-cell>
              <table:table-cell office:value-type="float" office:value="7.10113653281">
                <text:p>7.10113653281</text:p>
              </table:table-cell>
              <table:table-cell office:value-type="float" office:value="7.87878050756">
                <text:p>7.87878050756</text:p>
              </table:table-cell>
              <table:table-cell office:value-type="float" office:value="8.56815992369">
                <text:p>8.56815992369</text:p>
              </table:table-cell>
              <table:table-cell office:value-type="float" office:value="9.80073077852">
                <text:p>9.80073077852</text:p>
              </table:table-cell>
              <table:table-cell office:value-type="float" office:value="11.3095639231">
                <text:p>11.3095639231</text:p>
              </table:table-cell>
              <table:table-cell office:value-type="float" office:value="13.1508126975">
                <text:p>13.1508126975</text:p>
              </table:table-cell>
              <table:table-cell office:value-type="float" office:value="14.6729872737">
                <text:p>14.6729872737</text:p>
              </table:table-cell>
              <table:table-cell office:value-type="float" office:value="16.9974894138">
                <text:p>16.9974894138</text:p>
              </table:table-cell>
              <table:table-cell office:value-type="float" office:value="19.6803142326">
                <text:p>19.6803142326</text:p>
              </table:table-cell>
              <table:table-cell office:value-type="float" office:value="23.3544506945">
                <text:p>23.3544506945</text:p>
              </table:table-cell>
              <table:table-cell office:value-type="float" office:value="26.0256729194">
                <text:p>26.0256729194</text:p>
              </table:table-cell>
              <table:table-cell office:value-type="float" office:value="31.3757561594">
                <text:p>31.3757561594</text:p>
              </table:table-cell>
              <table:table-cell office:value-type="float" office:value="38.2953721667">
                <text:p>38.2953721667</text:p>
              </table:table-cell>
              <table:table-cell office:value-type="float" office:value="43.4358698877">
                <text:p>43.4358698877</text:p>
              </table:table-cell>
              <table:table-cell office:value-type="float" office:value="50.819662134">
                <text:p>50.819662134</text:p>
              </table:table-cell>
              <table:table-cell office:value-type="float" office:value="56.5897199593">
                <text:p>56.5897199593</text:p>
              </table:table-cell>
              <table:table-cell office:value-type="float" office:value="67.6435506851">
                <text:p>67.6435506851</text:p>
              </table:table-cell>
              <table:table-cell office:value-type="float" office:value="79.0732863754">
                <text:p>79.0732863754</text:p>
              </table:table-cell>
              <table:table-cell office:value-type="float" office:value="84.1610133424">
                <text:p>84.1610133424</text:p>
              </table:table-cell>
              <table:table-cell office:value-type="float" office:value="98.8981894399">
                <text:p>98.8981894399</text:p>
              </table:table-cell>
              <table:table-cell office:value-type="float" office:value="110.113006975">
                <text:p>110.113006975</text:p>
              </table:table-cell>
              <table:table-cell office:value-type="float" office:value="121.622202887">
                <text:p>121.622202887</text:p>
              </table:table-cell>
              <table:table-cell office:value-type="float" office:value="132.414635431">
                <text:p>132.414635431</text:p>
              </table:table-cell>
              <table:table-cell office:value-type="float" office:value="145.921659098">
                <text:p>145.921659098</text:p>
              </table:table-cell>
              <table:table-cell office:value-type="float" office:value="164.19247867">
                <text:p>164.19247867</text:p>
              </table:table-cell>
              <table:table-cell office:value-type="float" office:value="185.377262562">
                <text:p>185.377262562</text:p>
              </table:table-cell>
              <table:table-cell office:value-type="float" office:value="206.149777857">
                <text:p>206.149777857</text:p>
              </table:table-cell>
              <table:table-cell office:value-type="float" office:value="230.238098277">
                <text:p>230.238098277</text:p>
              </table:table-cell>
              <table:table-cell office:value-type="float" office:value="274.628923903">
                <text:p>274.628923903</text:p>
              </table:table-cell>
              <table:table-cell office:value-type="float" office:value="315.499680614">
                <text:p>315.499680614</text:p>
              </table:table-cell>
              <table:table-cell office:value-type="float" office:value="389.457986288">
                <text:p>389.457986288</text:p>
              </table:table-cell>
              <table:table-cell office:value-type="float" office:value="489.011171347">
                <text:p>489.011171347</text:p>
              </table:table-cell>
              <table:table-cell office:value-type="float" office:value="615.483730697">
                <text:p>615.483730697</text:p>
              </table:table-cell>
              <table:table-cell office:value-type="float" office:value="826.693237518">
                <text:p>826.693237518</text:p>
              </table:table-cell>
              <table:table-cell office:value-type="float" office:value="1092.94268698">
                <text:p>1092.94268698</text:p>
              </table:table-cell>
              <table:table-cell office:value-type="float" office:value="1403.55467497">
                <text:p>1403.55467497</text:p>
              </table:table-cell>
              <table:table-cell office:value-type="float" office:value="2834.96274147">
                <text:p>2834.96274147</text:p>
              </table:table-cell>
              <table:table-cell office:value-type="float" office:value="4246.49268291">
                <text:p>4246.49268291</text:p>
              </table:table-cell>
              <table:table-cell office:value-type="float" office:value="5516.4349833">
                <text:p>5516.4349833</text:p>
              </table:table-cell>
              <table:table-cell office:value-type="float" office:value="6472.26044347">
                <text:p>6472.26044347</text:p>
              </table:table-cell>
              <table:table-cell office:value-type="float" office:value="7438.08328538">
                <text:p>7438.08328538</text:p>
              </table:table-cell>
            </table:table-row>
            <table:table-row>
              <table:table-cell office:value-type="string">
                <text:p>token</text:p>
                <draw:g>
                  <svg:desc>spreadsheet_energy.A18:spreadsheet_energy.A18</svg:desc>
                </draw:g>
              </table:table-cell>
              <table:table-cell office:value-type="float" office:value="36.1574776432">
                <text:p>36.1574776432</text:p>
                <draw:g>
                  <svg:desc>spreadsheet_energy.B18:spreadsheet_energy.AT18</svg:desc>
                </draw:g>
              </table:table-cell>
              <table:table-cell office:value-type="float" office:value="37.3161531856">
                <text:p>37.3161531856</text:p>
              </table:table-cell>
              <table:table-cell office:value-type="float" office:value="38.1941677218">
                <text:p>38.1941677218</text:p>
              </table:table-cell>
              <table:table-cell office:value-type="float" office:value="39.2652553453">
                <text:p>39.2652553453</text:p>
              </table:table-cell>
              <table:table-cell office:value-type="float" office:value="40.1533937752">
                <text:p>40.1533937752</text:p>
              </table:table-cell>
              <table:table-cell office:value-type="float" office:value="41.5761924513">
                <text:p>41.5761924513</text:p>
              </table:table-cell>
              <table:table-cell office:value-type="float" office:value="42.9217007201">
                <text:p>42.9217007201</text:p>
              </table:table-cell>
              <table:table-cell office:value-type="float" office:value="44.1032993299">
                <text:p>44.1032993299</text:p>
              </table:table-cell>
              <table:table-cell office:value-type="float" office:value="45.2794814759">
                <text:p>45.2794814759</text:p>
              </table:table-cell>
              <table:table-cell office:value-type="float" office:value="47.1372158468">
                <text:p>47.1372158468</text:p>
              </table:table-cell>
              <table:table-cell office:value-type="float" office:value="48.4683699334">
                <text:p>48.4683699334</text:p>
              </table:table-cell>
              <table:table-cell office:value-type="float" office:value="50.200396731">
                <text:p>50.200396731</text:p>
              </table:table-cell>
              <table:table-cell office:value-type="float" office:value="52.1443256597">
                <text:p>52.1443256597</text:p>
              </table:table-cell>
              <table:table-cell office:value-type="float" office:value="54.0975232433">
                <text:p>54.0975232433</text:p>
              </table:table-cell>
              <table:table-cell office:value-type="float" office:value="56.5822156723">
                <text:p>56.5822156723</text:p>
              </table:table-cell>
              <table:table-cell office:value-type="float" office:value="58.6166229907">
                <text:p>58.6166229907</text:p>
              </table:table-cell>
              <table:table-cell office:value-type="float" office:value="60.9230036675">
                <text:p>60.9230036675</text:p>
              </table:table-cell>
              <table:table-cell office:value-type="float" office:value="63.6717932555">
                <text:p>63.6717932555</text:p>
              </table:table-cell>
              <table:table-cell office:value-type="float" office:value="66.5963206983">
                <text:p>66.5963206983</text:p>
              </table:table-cell>
              <table:table-cell office:value-type="float" office:value="71.2053560488">
                <text:p>71.2053560488</text:p>
              </table:table-cell>
              <table:table-cell office:value-type="float" office:value="74.9746683741">
                <text:p>74.9746683741</text:p>
              </table:table-cell>
              <table:table-cell office:value-type="float" office:value="78.6085688091">
                <text:p>78.6085688091</text:p>
              </table:table-cell>
              <table:table-cell office:value-type="float" office:value="84.6060355515">
                <text:p>84.6060355515</text:p>
              </table:table-cell>
              <table:table-cell office:value-type="float" office:value="89.0326484096">
                <text:p>89.0326484096</text:p>
              </table:table-cell>
              <table:table-cell office:value-type="float" office:value="95.1796636688">
                <text:p>95.1796636688</text:p>
              </table:table-cell>
              <table:table-cell office:value-type="float" office:value="104.356629949">
                <text:p>104.356629949</text:p>
              </table:table-cell>
              <table:table-cell office:value-type="float" office:value="110.298333046">
                <text:p>110.298333046</text:p>
              </table:table-cell>
              <table:table-cell office:value-type="float" office:value="122.173980916">
                <text:p>122.173980916</text:p>
              </table:table-cell>
              <table:table-cell office:value-type="float" office:value="134.333178267">
                <text:p>134.333178267</text:p>
              </table:table-cell>
              <table:table-cell office:value-type="float" office:value="146.869834325">
                <text:p>146.869834325</text:p>
              </table:table-cell>
              <table:table-cell office:value-type="float" office:value="163.355550396">
                <text:p>163.355550396</text:p>
              </table:table-cell>
              <table:table-cell office:value-type="float" office:value="181.433487378">
                <text:p>181.433487378</text:p>
              </table:table-cell>
              <table:table-cell office:value-type="float" office:value="214.948929864">
                <text:p>214.948929864</text:p>
              </table:table-cell>
              <table:table-cell office:value-type="float" office:value="234.635721998">
                <text:p>234.635721998</text:p>
              </table:table-cell>
              <table:table-cell office:value-type="float" office:value="332.833525319">
                <text:p>332.833525319</text:p>
              </table:table-cell>
              <table:table-cell office:value-type="float" office:value="409.655975684">
                <text:p>409.655975684</text:p>
              </table:table-cell>
              <table:table-cell office:value-type="float" office:value="561.248718557">
                <text:p>561.248718557</text:p>
              </table:table-cell>
              <table:table-cell office:value-type="float" office:value="698.962225655">
                <text:p>698.962225655</text:p>
              </table:table-cell>
              <table:table-cell office:value-type="float" office:value="932.153142803">
                <text:p>932.153142803</text:p>
              </table:table-cell>
              <table:table-cell office:value-type="float" office:value="1173.16856279">
                <text:p>1173.16856279</text:p>
              </table:table-cell>
              <table:table-cell office:value-type="float" office:value="2791.72413097">
                <text:p>2791.72413097</text:p>
              </table:table-cell>
              <table:table-cell office:value-type="float" office:value="4092.36081431">
                <text:p>4092.36081431</text:p>
              </table:table-cell>
              <table:table-cell office:value-type="float" office:value="5493.67900251">
                <text:p>5493.67900251</text:p>
              </table:table-cell>
              <table:table-cell office:value-type="float" office:value="6481.61421318">
                <text:p>6481.61421318</text:p>
              </table:table-cell>
              <table:table-cell office:value-type="float" office:value="7333.65781625">
                <text:p>7333.65781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5cm" svg:height="8.994cm" xlink:href=".." xlink:type="simple" chart:class="chart:line" chart:style-name="ch1">
        <chart:legend chart:legend-position="end" svg:x="12.685cm" svg:y="3.712cm" style:legend-expansion="high" chart:style-name="ch2"/>
        <chart:plot-area chart:style-name="ch3" table:cell-range-address="spreadsheet_energy.A21:spreadsheet_energy.AT24" chart:data-source-has-labels="both" svg:x="0.32cm" svg:y="0.179cm" svg:width="12.045cm" svg:height="8.636cm">
          <chartooo:coordinate-region svg:x="1.283cm" svg:y="0.179cm" svg:width="11.082cm" svg:height="7.091cm"/>
          <chart:axis chart:dimension="x" chart:name="primary-x" chart:style-name="ch4" chartooo:axis-type="auto">
            <chartooo:date-scale/>
            <chart:categories table:cell-range-address="spreadsheet_energy.B21:spreadsheet_energy.AT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preadsheet_energy.B22:spreadsheet_energy.AT22" chart:label-cell-address="spreadsheet_energy.A22:spreadsheet_energy.A22" chart:class="chart:line">
            <chart:data-point chart:repeated="45"/>
          </chart:series>
          <chart:series chart:style-name="ch7" chart:values-cell-range-address="spreadsheet_energy.B23:spreadsheet_energy.AT23" chart:label-cell-address="spreadsheet_energy.A23:spreadsheet_energy.A23" chart:class="chart:line">
            <chart:data-point chart:repeated="45"/>
          </chart:series>
          <chart:series chart:style-name="ch8" chart:values-cell-range-address="spreadsheet_energy.B24:spreadsheet_energy.AT24" chart:label-cell-address="spreadsheet_energy.A24:spreadsheet_energy.A24" chart:class="chart:line">
            <chart:data-point chart:repeated="4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5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spreadsheet_energy.B21:spreadsheet_energy.AT21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  <table:table-cell office:value-type="float" office:value="0.003">
                <text:p>0.003</text:p>
              </table:table-cell>
              <table:table-cell office:value-type="float" office:value="0.0031">
                <text:p>0.0031</text:p>
              </table:table-cell>
              <table:table-cell office:value-type="float" office:value="0.0032">
                <text:p>0.0032</text:p>
              </table:table-cell>
              <table:table-cell office:value-type="float" office:value="0.0033">
                <text:p>0.0033</text:p>
              </table:table-cell>
              <table:table-cell office:value-type="float" office:value="0.0034">
                <text:p>0.0034</text:p>
              </table:table-cell>
              <table:table-cell office:value-type="float" office:value="0.0035">
                <text:p>0.0035</text:p>
              </table:table-cell>
              <table:table-cell office:value-type="float" office:value="0.0036">
                <text:p>0.0036</text:p>
              </table:table-cell>
              <table:table-cell office:value-type="float" office:value="0.0037">
                <text:p>0.0037</text:p>
              </table:table-cell>
              <table:table-cell office:value-type="float" office:value="0.0038">
                <text:p>0.0038</text:p>
              </table:table-cell>
              <table:table-cell office:value-type="float" office:value="0.0039">
                <text:p>0.0039</text:p>
              </table:table-cell>
              <table:table-cell office:value-type="float" office:value="0.004">
                <text:p>0.004</text:p>
              </table:table-cell>
              <table:table-cell office:value-type="float" office:value="0.0045">
                <text:p>0.0045</text:p>
              </table:table-cell>
              <table:table-cell office:value-type="float" office:value="0.005">
                <text:p>0.005</text:p>
              </table:table-cell>
              <table:table-cell office:value-type="float" office:value="0.0055">
                <text:p>0.0055</text:p>
              </table:table-cell>
              <table:table-cell office:value-type="float" office:value="0.006">
                <text:p>0.006</text:p>
              </table:table-cell>
              <table:table-cell office:value-type="float" office:value="0.0065">
                <text:p>0.0065</text:p>
              </table:table-cell>
            </table:table-row>
          </table:table-header-rows>
          <table:table-rows>
            <table:table-row>
              <table:table-cell office:value-type="string">
                <text:p>brs_non_p</text:p>
                <draw:g>
                  <svg:desc>spreadsheet_energy.A22:spreadsheet_energy.A22</svg:desc>
                </draw:g>
              </table:table-cell>
              <table:table-cell office:value-type="float" office:value="0.0254803758771">
                <text:p>0.0254803758771</text:p>
                <draw:g>
                  <svg:desc>spreadsheet_energy.B22:spreadsheet_energy.AT22</svg:desc>
                </draw:g>
              </table:table-cell>
              <table:table-cell office:value-type="float" office:value="0.0514034435499">
                <text:p>0.0514034435499</text:p>
              </table:table-cell>
              <table:table-cell office:value-type="float" office:value="0.0776957591836">
                <text:p>0.0776957591836</text:p>
              </table:table-cell>
              <table:table-cell office:value-type="float" office:value="0.102213830553">
                <text:p>0.102213830553</text:p>
              </table:table-cell>
              <table:table-cell office:value-type="float" office:value="0.128527587804">
                <text:p>0.128527587804</text:p>
              </table:table-cell>
              <table:table-cell office:value-type="float" office:value="0.154632316675">
                <text:p>0.154632316675</text:p>
              </table:table-cell>
              <table:table-cell office:value-type="float" office:value="0.179016577201">
                <text:p>0.179016577201</text:p>
              </table:table-cell>
              <table:table-cell office:value-type="float" office:value="0.204337586562">
                <text:p>0.204337586562</text:p>
              </table:table-cell>
              <table:table-cell office:value-type="float" office:value="0.230837921891">
                <text:p>0.230837921891</text:p>
              </table:table-cell>
              <table:table-cell office:value-type="float" office:value="0.255493781708">
                <text:p>0.255493781708</text:p>
              </table:table-cell>
              <table:table-cell office:value-type="float" office:value="0.281805591881">
                <text:p>0.281805591881</text:p>
              </table:table-cell>
              <table:table-cell office:value-type="float" office:value="0.309759915614">
                <text:p>0.309759915614</text:p>
              </table:table-cell>
              <table:table-cell office:value-type="float" office:value="0.332415277308">
                <text:p>0.332415277308</text:p>
              </table:table-cell>
              <table:table-cell office:value-type="float" office:value="0.353549133963">
                <text:p>0.353549133963</text:p>
              </table:table-cell>
              <table:table-cell office:value-type="float" office:value="0.385483855952">
                <text:p>0.385483855952</text:p>
              </table:table-cell>
              <table:table-cell office:value-type="float" office:value="0.409445080739">
                <text:p>0.409445080739</text:p>
              </table:table-cell>
              <table:table-cell office:value-type="float" office:value="0.432840371736">
                <text:p>0.432840371736</text:p>
              </table:table-cell>
              <table:table-cell office:value-type="float" office:value="0.460171532186">
                <text:p>0.460171532186</text:p>
              </table:table-cell>
              <table:table-cell office:value-type="float" office:value="0.477339994893">
                <text:p>0.477339994893</text:p>
              </table:table-cell>
              <table:table-cell office:value-type="float" office:value="0.488915055561">
                <text:p>0.488915055561</text:p>
              </table:table-cell>
              <table:table-cell office:value-type="float" office:value="0.495937244301">
                <text:p>0.495937244301</text:p>
              </table:table-cell>
              <table:table-cell office:value-type="float" office:value="0.50046929012">
                <text:p>0.50046929012</text:p>
              </table:table-cell>
              <table:table-cell office:value-type="float" office:value="0.505792088744">
                <text:p>0.505792088744</text:p>
              </table:table-cell>
              <table:table-cell office:value-type="float" office:value="0.50822198008">
                <text:p>0.50822198008</text:p>
              </table:table-cell>
              <table:table-cell office:value-type="float" office:value="0.510167626236">
                <text:p>0.510167626236</text:p>
              </table:table-cell>
              <table:table-cell office:value-type="float" office:value="0.51198265433">
                <text:p>0.51198265433</text:p>
              </table:table-cell>
              <table:table-cell office:value-type="float" office:value="0.523730986937">
                <text:p>0.523730986937</text:p>
              </table:table-cell>
              <table:table-cell office:value-type="float" office:value="0.522489216874">
                <text:p>0.522489216874</text:p>
              </table:table-cell>
              <table:table-cell office:value-type="float" office:value="0.527224595655">
                <text:p>0.527224595655</text:p>
              </table:table-cell>
              <table:table-cell office:value-type="float" office:value="0.523288664394">
                <text:p>0.523288664394</text:p>
              </table:table-cell>
              <table:table-cell office:value-type="float" office:value="0.531689918922">
                <text:p>0.531689918922</text:p>
              </table:table-cell>
              <table:table-cell office:value-type="float" office:value="0.525539318209">
                <text:p>0.525539318209</text:p>
              </table:table-cell>
              <table:table-cell office:value-type="float" office:value="0.534200241396">
                <text:p>0.534200241396</text:p>
              </table:table-cell>
              <table:table-cell office:value-type="float" office:value="0.536775898539">
                <text:p>0.536775898539</text:p>
              </table:table-cell>
              <table:table-cell office:value-type="float" office:value="0.54569098302">
                <text:p>0.54569098302</text:p>
              </table:table-cell>
              <table:table-cell office:value-type="float" office:value="0.536183945941">
                <text:p>0.536183945941</text:p>
              </table:table-cell>
              <table:table-cell office:value-type="float" office:value="0.540422549636">
                <text:p>0.540422549636</text:p>
              </table:table-cell>
              <table:table-cell office:value-type="float" office:value="0.547708195622">
                <text:p>0.547708195622</text:p>
              </table:table-cell>
              <table:table-cell office:value-type="float" office:value="0.559571540089">
                <text:p>0.559571540089</text:p>
              </table:table-cell>
              <table:table-cell office:value-type="float" office:value="0.558160360202">
                <text:p>0.558160360202</text:p>
              </table:table-cell>
              <table:table-cell office:value-type="float" office:value="0.568957530559">
                <text:p>0.568957530559</text:p>
              </table:table-cell>
              <table:table-cell office:value-type="float" office:value="0.566459402906">
                <text:p>0.566459402906</text:p>
              </table:table-cell>
              <table:table-cell office:value-type="float" office:value="0.584505247569">
                <text:p>0.584505247569</text:p>
              </table:table-cell>
              <table:table-cell office:value-type="float" office:value="0.595335288185">
                <text:p>0.595335288185</text:p>
              </table:table-cell>
              <table:table-cell office:value-type="float" office:value="0.601771027668">
                <text:p>0.601771027668</text:p>
              </table:table-cell>
            </table:table-row>
            <table:table-row>
              <table:table-cell office:value-type="string">
                <text:p>fuzzy_token</text:p>
                <draw:g>
                  <svg:desc>spreadsheet_energy.A23:spreadsheet_energy.A23</svg:desc>
                </draw:g>
              </table:table-cell>
              <table:table-cell office:value-type="float" office:value="0.0255043006049">
                <text:p>0.0255043006049</text:p>
                <draw:g>
                  <svg:desc>spreadsheet_energy.B23:spreadsheet_energy.AT23</svg:desc>
                </draw:g>
              </table:table-cell>
              <table:table-cell office:value-type="float" office:value="0.0508837201973">
                <text:p>0.0508837201973</text:p>
              </table:table-cell>
              <table:table-cell office:value-type="float" office:value="0.0770026691547">
                <text:p>0.0770026691547</text:p>
              </table:table-cell>
              <table:table-cell office:value-type="float" office:value="0.10263870566">
                <text:p>0.10263870566</text:p>
              </table:table-cell>
              <table:table-cell office:value-type="float" office:value="0.127913279061">
                <text:p>0.127913279061</text:p>
              </table:table-cell>
              <table:table-cell office:value-type="float" office:value="0.152952402839">
                <text:p>0.152952402839</text:p>
              </table:table-cell>
              <table:table-cell office:value-type="float" office:value="0.178950472887">
                <text:p>0.178950472887</text:p>
              </table:table-cell>
              <table:table-cell office:value-type="float" office:value="0.206722860523">
                <text:p>0.206722860523</text:p>
              </table:table-cell>
              <table:table-cell office:value-type="float" office:value="0.230420869895">
                <text:p>0.230420869895</text:p>
              </table:table-cell>
              <table:table-cell office:value-type="float" office:value="0.257714460514">
                <text:p>0.257714460514</text:p>
              </table:table-cell>
              <table:table-cell office:value-type="float" office:value="0.279378962043">
                <text:p>0.279378962043</text:p>
              </table:table-cell>
              <table:table-cell office:value-type="float" office:value="0.305764978206">
                <text:p>0.305764978206</text:p>
              </table:table-cell>
              <table:table-cell office:value-type="float" office:value="0.331113528786">
                <text:p>0.331113528786</text:p>
              </table:table-cell>
              <table:table-cell office:value-type="float" office:value="0.360087443042">
                <text:p>0.360087443042</text:p>
              </table:table-cell>
              <table:table-cell office:value-type="float" office:value="0.382276257106">
                <text:p>0.382276257106</text:p>
              </table:table-cell>
              <table:table-cell office:value-type="float" office:value="0.408847557613">
                <text:p>0.408847557613</text:p>
              </table:table-cell>
              <table:table-cell office:value-type="float" office:value="0.438118980314">
                <text:p>0.438118980314</text:p>
              </table:table-cell>
              <table:table-cell office:value-type="float" office:value="0.460368851996">
                <text:p>0.460368851996</text:p>
              </table:table-cell>
              <table:table-cell office:value-type="float" office:value="0.486543669612">
                <text:p>0.486543669612</text:p>
              </table:table-cell>
              <table:table-cell office:value-type="float" office:value="0.507790089065">
                <text:p>0.507790089065</text:p>
              </table:table-cell>
              <table:table-cell office:value-type="float" office:value="0.536648176688">
                <text:p>0.536648176688</text:p>
              </table:table-cell>
              <table:table-cell office:value-type="float" office:value="0.566912859145">
                <text:p>0.566912859145</text:p>
              </table:table-cell>
              <table:table-cell office:value-type="float" office:value="0.582082496733">
                <text:p>0.582082496733</text:p>
              </table:table-cell>
              <table:table-cell office:value-type="float" office:value="0.618180547294">
                <text:p>0.618180547294</text:p>
              </table:table-cell>
              <table:table-cell office:value-type="float" office:value="0.640751890854">
                <text:p>0.640751890854</text:p>
              </table:table-cell>
              <table:table-cell office:value-type="float" office:value="0.663803208624">
                <text:p>0.663803208624</text:p>
              </table:table-cell>
              <table:table-cell office:value-type="float" office:value="0.687668354609">
                <text:p>0.687668354609</text:p>
              </table:table-cell>
              <table:table-cell office:value-type="float" office:value="0.713772887364">
                <text:p>0.713772887364</text:p>
              </table:table-cell>
              <table:table-cell office:value-type="float" office:value="0.744660180956">
                <text:p>0.744660180956</text:p>
              </table:table-cell>
              <table:table-cell office:value-type="float" office:value="0.76784474718">
                <text:p>0.76784474718</text:p>
              </table:table-cell>
              <table:table-cell office:value-type="float" office:value="0.795390978441">
                <text:p>0.795390978441</text:p>
              </table:table-cell>
              <table:table-cell office:value-type="float" office:value="0.817966342747">
                <text:p>0.817966342747</text:p>
              </table:table-cell>
              <table:table-cell office:value-type="float" office:value="0.843480456552">
                <text:p>0.843480456552</text:p>
              </table:table-cell>
              <table:table-cell office:value-type="float" office:value="0.868039387735">
                <text:p>0.868039387735</text:p>
              </table:table-cell>
              <table:table-cell office:value-type="float" office:value="0.892003243471">
                <text:p>0.892003243471</text:p>
              </table:table-cell>
              <table:table-cell office:value-type="float" office:value="0.916960894935">
                <text:p>0.916960894935</text:p>
              </table:table-cell>
              <table:table-cell office:value-type="float" office:value="0.935706830306">
                <text:p>0.935706830306</text:p>
              </table:table-cell>
              <table:table-cell office:value-type="float" office:value="0.951222663995">
                <text:p>0.951222663995</text:p>
              </table:table-cell>
              <table:table-cell office:value-type="float" office:value="0.967986305994">
                <text:p>0.967986305994</text:p>
              </table:table-cell>
              <table:table-cell office:value-type="float" office:value="0.975876911933">
                <text:p>0.975876911933</text:p>
              </table:table-cell>
              <table:table-cell office:value-type="float" office:value="0.995633357079">
                <text:p>0.995633357079</text:p>
              </table:table-cell>
              <table:table-cell office:value-type="float" office:value="0.998872800536">
                <text:p>0.998872800536</text:p>
              </table:table-cell>
              <table:table-cell office:value-type="float" office:value="0.999585789902">
                <text:p>0.999585789902</text:p>
              </table:table-cell>
              <table:table-cell office:value-type="float" office:value="0.999771594234">
                <text:p>0.999771594234</text:p>
              </table:table-cell>
              <table:table-cell office:value-type="float" office:value="0.999992799896">
                <text:p>0.999992799896</text:p>
              </table:table-cell>
            </table:table-row>
            <table:table-row>
              <table:table-cell office:value-type="string">
                <text:p>token</text:p>
                <draw:g>
                  <svg:desc>spreadsheet_energy.A24:spreadsheet_energy.A24</svg:desc>
                </draw:g>
              </table:table-cell>
              <table:table-cell office:value-type="float" office:value="0.0256513216467">
                <text:p>0.0256513216467</text:p>
                <draw:g>
                  <svg:desc>spreadsheet_energy.B24:spreadsheet_energy.AT24</svg:desc>
                </draw:g>
              </table:table-cell>
              <table:table-cell office:value-type="float" office:value="0.0512107061397">
                <text:p>0.0512107061397</text:p>
              </table:table-cell>
              <table:table-cell office:value-type="float" office:value="0.0762847726645">
                <text:p>0.0762847726645</text:p>
              </table:table-cell>
              <table:table-cell office:value-type="float" office:value="0.102137865227">
                <text:p>0.102137865227</text:p>
              </table:table-cell>
              <table:table-cell office:value-type="float" office:value="0.127460248295">
                <text:p>0.127460248295</text:p>
              </table:table-cell>
              <table:table-cell office:value-type="float" office:value="0.153848760942">
                <text:p>0.153848760942</text:p>
              </table:table-cell>
              <table:table-cell office:value-type="float" office:value="0.179986343548">
                <text:p>0.179986343548</text:p>
              </table:table-cell>
              <table:table-cell office:value-type="float" office:value="0.204395809676">
                <text:p>0.204395809676</text:p>
              </table:table-cell>
              <table:table-cell office:value-type="float" office:value="0.229963743307">
                <text:p>0.229963743307</text:p>
              </table:table-cell>
              <table:table-cell office:value-type="float" office:value="0.255160166112">
                <text:p>0.255160166112</text:p>
              </table:table-cell>
              <table:table-cell office:value-type="float" office:value="0.280833984227">
                <text:p>0.280833984227</text:p>
              </table:table-cell>
              <table:table-cell office:value-type="float" office:value="0.306379800294">
                <text:p>0.306379800294</text:p>
              </table:table-cell>
              <table:table-cell office:value-type="float" office:value="0.3321538114">
                <text:p>0.3321538114</text:p>
              </table:table-cell>
              <table:table-cell office:value-type="float" office:value="0.359932454697">
                <text:p>0.359932454697</text:p>
              </table:table-cell>
              <table:table-cell office:value-type="float" office:value="0.385295363238">
                <text:p>0.385295363238</text:p>
              </table:table-cell>
              <table:table-cell office:value-type="float" office:value="0.406731462902">
                <text:p>0.406731462902</text:p>
              </table:table-cell>
              <table:table-cell office:value-type="float" office:value="0.43266397405">
                <text:p>0.43266397405</text:p>
              </table:table-cell>
              <table:table-cell office:value-type="float" office:value="0.457699324722">
                <text:p>0.457699324722</text:p>
              </table:table-cell>
              <table:table-cell office:value-type="float" office:value="0.484584806367">
                <text:p>0.484584806367</text:p>
              </table:table-cell>
              <table:table-cell office:value-type="float" office:value="0.511044674183">
                <text:p>0.511044674183</text:p>
              </table:table-cell>
              <table:table-cell office:value-type="float" office:value="0.539594674857">
                <text:p>0.539594674857</text:p>
              </table:table-cell>
              <table:table-cell office:value-type="float" office:value="0.560957861635">
                <text:p>0.560957861635</text:p>
              </table:table-cell>
              <table:table-cell office:value-type="float" office:value="0.595228158675">
                <text:p>0.595228158675</text:p>
              </table:table-cell>
              <table:table-cell office:value-type="float" office:value="0.615306314955">
                <text:p>0.615306314955</text:p>
              </table:table-cell>
              <table:table-cell office:value-type="float" office:value="0.640347647417">
                <text:p>0.640347647417</text:p>
              </table:table-cell>
              <table:table-cell office:value-type="float" office:value="0.672092853371">
                <text:p>0.672092853371</text:p>
              </table:table-cell>
              <table:table-cell office:value-type="float" office:value="0.690452089053">
                <text:p>0.690452089053</text:p>
              </table:table-cell>
              <table:table-cell office:value-type="float" office:value="0.725298908168">
                <text:p>0.725298908168</text:p>
              </table:table-cell>
              <table:table-cell office:value-type="float" office:value="0.74415560216">
                <text:p>0.74415560216</text:p>
              </table:table-cell>
              <table:table-cell office:value-type="float" office:value="0.765451668887">
                <text:p>0.765451668887</text:p>
              </table:table-cell>
              <table:table-cell office:value-type="float" office:value="0.788700386394">
                <text:p>0.788700386394</text:p>
              </table:table-cell>
              <table:table-cell office:value-type="float" office:value="0.809501398686">
                <text:p>0.809501398686</text:p>
              </table:table-cell>
              <table:table-cell office:value-type="float" office:value="0.843085960801">
                <text:p>0.843085960801</text:p>
              </table:table-cell>
              <table:table-cell office:value-type="float" office:value="0.856887563764">
                <text:p>0.856887563764</text:p>
              </table:table-cell>
              <table:table-cell office:value-type="float" office:value="0.900255572465">
                <text:p>0.900255572465</text:p>
              </table:table-cell>
              <table:table-cell office:value-type="float" office:value="0.921227200557">
                <text:p>0.921227200557</text:p>
              </table:table-cell>
              <table:table-cell office:value-type="float" office:value="0.941714395226">
                <text:p>0.941714395226</text:p>
              </table:table-cell>
              <table:table-cell office:value-type="float" office:value="0.954878894393">
                <text:p>0.954878894393</text:p>
              </table:table-cell>
              <table:table-cell office:value-type="float" office:value="0.967072535216">
                <text:p>0.967072535216</text:p>
              </table:table-cell>
              <table:table-cell office:value-type="float" office:value="0.976876790122">
                <text:p>0.976876790122</text:p>
              </table:table-cell>
              <table:table-cell office:value-type="float" office:value="0.995797269759">
                <text:p>0.995797269759</text:p>
              </table:table-cell>
              <table:table-cell office:value-type="float" office:value="0.99900816397">
                <text:p>0.99900816397</text:p>
              </table:table-cell>
              <table:table-cell office:value-type="float" office:value="0.999807191676">
                <text:p>0.999807191676</text:p>
              </table:table-cell>
              <table:table-cell office:value-type="float" office:value="0.999828790977">
                <text:p>0.999828790977</text:p>
              </table:table-cell>
              <table:table-cell office:value-type="float" office:value="0.999864388663">
                <text:p>0.9998643886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maximum="1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36cm" svg:height="11.703cm" xlink:href=".." xlink:type="simple" chart:class="chart:line" chart:style-name="ch1">
        <chart:title svg:x="6.007cm" svg:y="0.37cm" chart:style-name="ch2">
          <text:p>Energy-Delay Product (EDP)</text:p>
        </chart:title>
        <chart:legend chart:legend-position="end" svg:x="14.716cm" svg:y="5.066cm" style:legend-expansion="high" chart:style-name="ch3"/>
        <chart:plot-area chart:style-name="ch4" table:cell-range-address="spreadsheet_energy.A26:spreadsheet_energy.AT29" chart:data-source-has-labels="both" svg:x="1.467cm" svg:y="1.409cm" svg:width="12.889cm" svg:height="8.983cm">
          <chartooo:coordinate-region svg:x="2.776cm" svg:y="1.409cm" svg:width="11.58cm" svg:height="7.439cm"/>
          <chart:axis chart:dimension="x" chart:name="primary-x" chart:style-name="ch5" chartooo:axis-type="auto">
            <chartooo:date-scale/>
            <chart:title svg:x="5.054cm" svg:y="10.626cm" chart:style-name="ch6">
              <text:p>Average injection rate (per node)</text:p>
            </chart:title>
            <chart:categories table:cell-range-address="spreadsheet_energy.B26:spreadsheet_energy.AT26"/>
          </chart:axis>
          <chart:axis chart:dimension="y" chart:name="primary-y" chart:style-name="ch7">
            <chart:title svg:x="0.451cm" svg:y="10.257cm" chart:style-name="ch8">
              <text:p>Average EDP per bit per node (in picojoules*cycle)</text:p>
            </chart:title>
            <chart:grid chart:style-name="ch9" chart:class="major"/>
          </chart:axis>
          <chart:series chart:style-name="ch10" chart:values-cell-range-address="spreadsheet_energy.B27:spreadsheet_energy.AT27" chart:label-cell-address="spreadsheet_energy.A27:spreadsheet_energy.A27" chart:class="chart:line">
            <chart:data-point chart:repeated="45"/>
          </chart:series>
          <chart:series chart:style-name="ch11" chart:values-cell-range-address="spreadsheet_energy.B28:spreadsheet_energy.AT28" chart:label-cell-address="spreadsheet_energy.A28:spreadsheet_energy.A28" chart:class="chart:line">
            <chart:data-point chart:repeated="45"/>
          </chart:series>
          <chart:series chart:style-name="ch12" chart:values-cell-range-address="spreadsheet_energy.B29:spreadsheet_energy.AT29" chart:label-cell-address="spreadsheet_energy.A29:spreadsheet_energy.A29" chart:class="chart:line">
            <chart:data-point chart:repeated="4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5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spreadsheet_energy.B26:spreadsheet_energy.AT26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  <table:table-cell office:value-type="float" office:value="0.003">
                <text:p>0.003</text:p>
              </table:table-cell>
              <table:table-cell office:value-type="float" office:value="0.0031">
                <text:p>0.0031</text:p>
              </table:table-cell>
              <table:table-cell office:value-type="float" office:value="0.0032">
                <text:p>0.0032</text:p>
              </table:table-cell>
              <table:table-cell office:value-type="float" office:value="0.0033">
                <text:p>0.0033</text:p>
              </table:table-cell>
              <table:table-cell office:value-type="float" office:value="0.0034">
                <text:p>0.0034</text:p>
              </table:table-cell>
              <table:table-cell office:value-type="float" office:value="0.0035">
                <text:p>0.0035</text:p>
              </table:table-cell>
              <table:table-cell office:value-type="float" office:value="0.0036">
                <text:p>0.0036</text:p>
              </table:table-cell>
              <table:table-cell office:value-type="float" office:value="0.0037">
                <text:p>0.0037</text:p>
              </table:table-cell>
              <table:table-cell office:value-type="float" office:value="0.0038">
                <text:p>0.0038</text:p>
              </table:table-cell>
              <table:table-cell office:value-type="float" office:value="0.0039">
                <text:p>0.0039</text:p>
              </table:table-cell>
              <table:table-cell office:value-type="float" office:value="0.004">
                <text:p>0.004</text:p>
              </table:table-cell>
              <table:table-cell office:value-type="float" office:value="0.0045">
                <text:p>0.0045</text:p>
              </table:table-cell>
              <table:table-cell office:value-type="float" office:value="0.005">
                <text:p>0.005</text:p>
              </table:table-cell>
              <table:table-cell office:value-type="float" office:value="0.0055">
                <text:p>0.0055</text:p>
              </table:table-cell>
              <table:table-cell office:value-type="float" office:value="0.006">
                <text:p>0.006</text:p>
              </table:table-cell>
              <table:table-cell office:value-type="float" office:value="0.0065">
                <text:p>0.0065</text:p>
              </table:table-cell>
            </table:table-row>
          </table:table-header-rows>
          <table:table-rows>
            <table:table-row>
              <table:table-cell office:value-type="string">
                <text:p>brs_non_p</text:p>
                <draw:g>
                  <svg:desc>spreadsheet_energy.A27:spreadsheet_energy.A27</svg:desc>
                </draw:g>
              </table:table-cell>
              <table:table-cell office:value-type="float" office:value="10.1480281192456">
                <text:p>10.1480281192456</text:p>
                <draw:g>
                  <svg:desc>spreadsheet_energy.B27:spreadsheet_energy.AT27</svg:desc>
                </draw:g>
              </table:table-cell>
              <table:table-cell office:value-type="float" office:value="10.4755411761141">
                <text:p>10.4755411761141</text:p>
              </table:table-cell>
              <table:table-cell office:value-type="float" office:value="10.834912393827">
                <text:p>10.834912393827</text:p>
              </table:table-cell>
              <table:table-cell office:value-type="float" office:value="11.3882350851065">
                <text:p>11.3882350851065</text:p>
              </table:table-cell>
              <table:table-cell office:value-type="float" office:value="11.9416076377567">
                <text:p>11.9416076377567</text:p>
              </table:table-cell>
              <table:table-cell office:value-type="float" office:value="12.7328848840522">
                <text:p>12.7328848840522</text:p>
              </table:table-cell>
              <table:table-cell office:value-type="float" office:value="13.3971039363815">
                <text:p>13.3971039363815</text:p>
              </table:table-cell>
              <table:table-cell office:value-type="float" office:value="14.3984334799896">
                <text:p>14.3984334799896</text:p>
              </table:table-cell>
              <table:table-cell office:value-type="float" office:value="15.6140084309175">
                <text:p>15.6140084309175</text:p>
              </table:table-cell>
              <table:table-cell office:value-type="float" office:value="17.617932170441">
                <text:p>17.617932170441</text:p>
              </table:table-cell>
              <table:table-cell office:value-type="float" office:value="19.4488723457749">
                <text:p>19.4488723457749</text:p>
              </table:table-cell>
              <table:table-cell office:value-type="float" office:value="22.046491860043">
                <text:p>22.046491860043</text:p>
              </table:table-cell>
              <table:table-cell office:value-type="float" office:value="24.6934879756125">
                <text:p>24.6934879756125</text:p>
              </table:table-cell>
              <table:table-cell office:value-type="float" office:value="29.7720155255024">
                <text:p>29.7720155255024</text:p>
              </table:table-cell>
              <table:table-cell office:value-type="float" office:value="40.5416730093766">
                <text:p>40.5416730093766</text:p>
              </table:table-cell>
              <table:table-cell office:value-type="float" office:value="61.7350154504348">
                <text:p>61.7350154504348</text:p>
              </table:table-cell>
              <table:table-cell office:value-type="float" office:value="108.34296240006">
                <text:p>108.34296240006</text:p>
              </table:table-cell>
              <table:table-cell office:value-type="float" office:value="659.730012474964">
                <text:p>659.730012474964</text:p>
              </table:table-cell>
              <table:table-cell office:value-type="float" office:value="1030.0492896149">
                <text:p>1030.0492896149</text:p>
              </table:table-cell>
              <table:table-cell office:value-type="float" office:value="6251.68222119628">
                <text:p>6251.68222119628</text:p>
              </table:table-cell>
              <table:table-cell office:value-type="float" office:value="11611.9778126715">
                <text:p>11611.9778126715</text:p>
              </table:table-cell>
              <table:table-cell office:value-type="float" office:value="16867.1421793477">
                <text:p>16867.1421793477</text:p>
              </table:table-cell>
              <table:table-cell office:value-type="float" office:value="22637.4290386109">
                <text:p>22637.4290386109</text:p>
              </table:table-cell>
              <table:table-cell office:value-type="float" office:value="25050.5111330608">
                <text:p>25050.5111330608</text:p>
              </table:table-cell>
              <table:table-cell office:value-type="float" office:value="30161.6710471243">
                <text:p>30161.6710471243</text:p>
              </table:table-cell>
              <table:table-cell office:value-type="float" office:value="32724.5042291291">
                <text:p>32724.5042291291</text:p>
              </table:table-cell>
              <table:table-cell office:value-type="float" office:value="33045.0186192557">
                <text:p>33045.0186192557</text:p>
              </table:table-cell>
              <table:table-cell office:value-type="float" office:value="35263.4388831121">
                <text:p>35263.4388831121</text:p>
              </table:table-cell>
              <table:table-cell office:value-type="float" office:value="38980.3066717126">
                <text:p>38980.3066717126</text:p>
              </table:table-cell>
              <table:table-cell office:value-type="float" office:value="41807.8488808028">
                <text:p>41807.8488808028</text:p>
              </table:table-cell>
              <table:table-cell office:value-type="float" office:value="42714.2395505951">
                <text:p>42714.2395505951</text:p>
              </table:table-cell>
              <table:table-cell office:value-type="float" office:value="43643.0320403406">
                <text:p>43643.0320403406</text:p>
              </table:table-cell>
              <table:table-cell office:value-type="float" office:value="44557.7197392935">
                <text:p>44557.7197392935</text:p>
              </table:table-cell>
              <table:table-cell office:value-type="float" office:value="48116.413692008">
                <text:p>48116.413692008</text:p>
              </table:table-cell>
              <table:table-cell office:value-type="float" office:value="47160.359908918">
                <text:p>47160.359908918</text:p>
              </table:table-cell>
              <table:table-cell office:value-type="float" office:value="48681.7209329562">
                <text:p>48681.7209329562</text:p>
              </table:table-cell>
              <table:table-cell office:value-type="float" office:value="48726.7934147248">
                <text:p>48726.7934147248</text:p>
              </table:table-cell>
              <table:table-cell office:value-type="float" office:value="48589.0552324421">
                <text:p>48589.0552324421</text:p>
              </table:table-cell>
              <table:table-cell office:value-type="float" office:value="47652.1703378649">
                <text:p>47652.1703378649</text:p>
              </table:table-cell>
              <table:table-cell office:value-type="float" office:value="49729.0369751157">
                <text:p>49729.0369751157</text:p>
              </table:table-cell>
              <table:table-cell office:value-type="float" office:value="51612.5246265574">
                <text:p>51612.5246265574</text:p>
              </table:table-cell>
              <table:table-cell office:value-type="float" office:value="53903.1474055203">
                <text:p>53903.1474055203</text:p>
              </table:table-cell>
              <table:table-cell office:value-type="float" office:value="54579.958826115">
                <text:p>54579.958826115</text:p>
              </table:table-cell>
              <table:table-cell office:value-type="float" office:value="55954.5914771133">
                <text:p>55954.5914771133</text:p>
              </table:table-cell>
              <table:table-cell office:value-type="float" office:value="55400.1196339006">
                <text:p>55400.1196339006</text:p>
              </table:table-cell>
            </table:table-row>
            <table:table-row>
              <table:table-cell office:value-type="string">
                <text:p>fuzzy_token</text:p>
                <draw:g>
                  <svg:desc>spreadsheet_energy.A28:spreadsheet_energy.A28</svg:desc>
                </draw:g>
              </table:table-cell>
              <table:table-cell office:value-type="float" office:value="10.3176827349076">
                <text:p>10.3176827349076</text:p>
                <draw:g>
                  <svg:desc>spreadsheet_energy.B28:spreadsheet_energy.AT28</svg:desc>
                </draw:g>
              </table:table-cell>
              <table:table-cell office:value-type="float" office:value="10.8970417394891">
                <text:p>10.8970417394891</text:p>
              </table:table-cell>
              <table:table-cell office:value-type="float" office:value="11.7696140155862">
                <text:p>11.7696140155862</text:p>
              </table:table-cell>
              <table:table-cell office:value-type="float" office:value="12.6113762110673">
                <text:p>12.6113762110673</text:p>
              </table:table-cell>
              <table:table-cell office:value-type="float" office:value="14.1880906717423">
                <text:p>14.1880906717423</text:p>
              </table:table-cell>
              <table:table-cell office:value-type="float" office:value="15.7950963790746">
                <text:p>15.7950963790746</text:p>
              </table:table-cell>
              <table:table-cell office:value-type="float" office:value="17.231248790119">
                <text:p>17.231248790119</text:p>
              </table:table-cell>
              <table:table-cell office:value-type="float" office:value="19.8107046982592">
                <text:p>19.8107046982592</text:p>
              </table:table-cell>
              <table:table-cell office:value-type="float" office:value="22.9727793875638">
                <text:p>22.9727793875638</text:p>
              </table:table-cell>
              <table:table-cell office:value-type="float" office:value="26.8665098085142">
                <text:p>26.8665098085142</text:p>
              </table:table-cell>
              <table:table-cell office:value-type="float" office:value="30.0675098329536">
                <text:p>30.0675098329536</text:p>
              </table:table-cell>
              <table:table-cell office:value-type="float" office:value="35.0484127687328">
                <text:p>35.0484127687328</text:p>
              </table:table-cell>
              <table:table-cell office:value-type="float" office:value="40.7957912654623">
                <text:p>40.7957912654623</text:p>
              </table:table-cell>
              <table:table-cell office:value-type="float" office:value="48.7714026479754">
                <text:p>48.7714026479754</text:p>
              </table:table-cell>
              <table:table-cell office:value-type="float" office:value="54.5092176996757">
                <text:p>54.5092176996757</text:p>
              </table:table-cell>
              <table:table-cell office:value-type="float" office:value="66.3917778839509">
                <text:p>66.3917778839509</text:p>
              </table:table-cell>
              <table:table-cell office:value-type="float" office:value="81.8901530954343">
                <text:p>81.8901530954343</text:p>
              </table:table-cell>
              <table:table-cell office:value-type="float" office:value="93.4837503090036">
                <text:p>93.4837503090036</text:p>
              </table:table-cell>
              <table:table-cell office:value-type="float" office:value="110.343963763222">
                <text:p>110.343963763222</text:p>
              </table:table-cell>
              <table:table-cell office:value-type="float" office:value="123.469143156544">
                <text:p>123.469143156544</text:p>
              </table:table-cell>
              <table:table-cell office:value-type="float" office:value="149.159236576383">
                <text:p>149.159236576383</text:p>
              </table:table-cell>
              <table:table-cell office:value-type="float" office:value="176.140631321036">
                <text:p>176.140631321036</text:p>
              </table:table-cell>
              <table:table-cell office:value-type="float" office:value="187.781987264488">
                <text:p>187.781987264488</text:p>
              </table:table-cell>
              <table:table-cell office:value-type="float" office:value="221.784425396408">
                <text:p>221.784425396408</text:p>
              </table:table-cell>
              <table:table-cell office:value-type="float" office:value="246.791361914845">
                <text:p>246.791361914845</text:p>
              </table:table-cell>
              <table:table-cell office:value-type="float" office:value="273.006538561518">
                <text:p>273.006538561518</text:p>
              </table:table-cell>
              <table:table-cell office:value-type="float" office:value="296.354515622453">
                <text:p>296.354515622453</text:p>
              </table:table-cell>
              <table:table-cell office:value-type="float" office:value="325.226823413142">
                <text:p>325.226823413142</text:p>
              </table:table-cell>
              <table:table-cell office:value-type="float" office:value="363.426363740378">
                <text:p>363.426363740378</text:p>
              </table:table-cell>
              <table:table-cell office:value-type="float" office:value="408.132326370139">
                <text:p>408.132326370139</text:p>
              </table:table-cell>
              <table:table-cell office:value-type="float" office:value="450.362329124978">
                <text:p>450.362329124978</text:p>
              </table:table-cell>
              <table:table-cell office:value-type="float" office:value="498.941452914629">
                <text:p>498.941452914629</text:p>
              </table:table-cell>
              <table:table-cell office:value-type="float" office:value="589.648999976561">
                <text:p>589.648999976561</text:p>
              </table:table-cell>
              <table:table-cell office:value-type="float" office:value="670.841727634864">
                <text:p>670.841727634864</text:p>
              </table:table-cell>
              <table:table-cell office:value-type="float" office:value="819.217456990312">
                <text:p>819.217456990312</text:p>
              </table:table-cell>
              <table:table-cell office:value-type="float" office:value="1016.48851979122">
                <text:p>1016.48851979122</text:p>
              </table:table-cell>
              <table:table-cell office:value-type="float" office:value="1266.3089294084">
                <text:p>1266.3089294084</text:p>
              </table:table-cell>
              <table:table-cell office:value-type="float" office:value="1685.1197680931">
                <text:p>1685.1197680931</text:p>
              </table:table-cell>
              <table:table-cell office:value-type="float" office:value="2203.60000650909">
                <text:p>2203.60000650909</text:p>
              </table:table-cell>
              <table:table-cell office:value-type="float" office:value="2815.56333528594">
                <text:p>2815.56333528594</text:p>
              </table:table-cell>
              <table:table-cell office:value-type="float" office:value="5603.6756924944">
                <text:p>5603.6756924944</text:p>
              </table:table-cell>
              <table:table-cell office:value-type="float" office:value="8372.9546948279">
                <text:p>8372.9546948279</text:p>
              </table:table-cell>
              <table:table-cell office:value-type="float" office:value="10872.6863412246">
                <text:p>10872.6863412246</text:p>
              </table:table-cell>
              <table:table-cell office:value-type="float" office:value="12753.9530781827">
                <text:p>12753.9530781827</text:p>
              </table:table-cell>
              <table:table-cell office:value-type="float" office:value="14653.0240721986">
                <text:p>14653.0240721986</text:p>
              </table:table-cell>
            </table:table-row>
            <table:table-row>
              <table:table-cell office:value-type="string">
                <text:p>token</text:p>
                <draw:g>
                  <svg:desc>spreadsheet_energy.A29:spreadsheet_energy.A29</svg:desc>
                </draw:g>
              </table:table-cell>
              <table:table-cell office:value-type="float" office:value="71.230230957104">
                <text:p>71.230230957104</text:p>
                <draw:g>
                  <svg:desc>spreadsheet_energy.B29:spreadsheet_energy.AT29</svg:desc>
                </draw:g>
              </table:table-cell>
              <table:table-cell office:value-type="float" office:value="73.512821775632">
                <text:p>73.512821775632</text:p>
              </table:table-cell>
              <table:table-cell office:value-type="float" office:value="75.242510411946">
                <text:p>75.242510411946</text:p>
              </table:table-cell>
              <table:table-cell office:value-type="float" office:value="77.352553030241">
                <text:p>77.352553030241</text:p>
              </table:table-cell>
              <table:table-cell office:value-type="float" office:value="79.102185737144">
                <text:p>79.102185737144</text:p>
              </table:table-cell>
              <table:table-cell office:value-type="float" office:value="81.905099129061">
                <text:p>81.905099129061</text:p>
              </table:table-cell>
              <table:table-cell office:value-type="float" office:value="84.555750418597">
                <text:p>84.555750418597</text:p>
              </table:table-cell>
              <table:table-cell office:value-type="float" office:value="86.883499679903">
                <text:p>86.883499679903</text:p>
              </table:table-cell>
              <table:table-cell office:value-type="float" office:value="89.200578507523">
                <text:p>89.200578507523</text:p>
              </table:table-cell>
              <table:table-cell office:value-type="float" office:value="92.860315218196">
                <text:p>92.860315218196</text:p>
              </table:table-cell>
              <table:table-cell office:value-type="float" office:value="95.482688768798">
                <text:p>95.482688768798</text:p>
              </table:table-cell>
              <table:table-cell office:value-type="float" office:value="98.89478156007">
                <text:p>98.89478156007</text:p>
              </table:table-cell>
              <table:table-cell office:value-type="float" office:value="102.724321549609">
                <text:p>102.724321549609</text:p>
              </table:table-cell>
              <table:table-cell office:value-type="float" office:value="106.572120789301">
                <text:p>106.572120789301</text:p>
              </table:table-cell>
              <table:table-cell office:value-type="float" office:value="111.466964874431">
                <text:p>111.466964874431</text:p>
              </table:table-cell>
              <table:table-cell office:value-type="float" office:value="115.474747291679">
                <text:p>115.474747291679</text:p>
              </table:table-cell>
              <table:table-cell office:value-type="float" office:value="120.018317224975">
                <text:p>120.018317224975</text:p>
              </table:table-cell>
              <table:table-cell office:value-type="float" office:value="125.433432713335">
                <text:p>125.433432713335</text:p>
              </table:table-cell>
              <table:table-cell office:value-type="float" office:value="131.194751775651">
                <text:p>131.194751775651</text:p>
              </table:table-cell>
              <table:table-cell office:value-type="float" office:value="140.274551416136">
                <text:p>140.274551416136</text:p>
              </table:table-cell>
              <table:table-cell office:value-type="float" office:value="147.700096696977">
                <text:p>147.700096696977</text:p>
              </table:table-cell>
              <table:table-cell office:value-type="float" office:value="154.858880553927">
                <text:p>154.858880553927</text:p>
              </table:table-cell>
              <table:table-cell office:value-type="float" office:value="166.673890036455">
                <text:p>166.673890036455</text:p>
              </table:table-cell>
              <table:table-cell office:value-type="float" office:value="175.394317366912">
                <text:p>175.394317366912</text:p>
              </table:table-cell>
              <table:table-cell office:value-type="float" office:value="187.503937427536">
                <text:p>187.503937427536</text:p>
              </table:table-cell>
              <table:table-cell office:value-type="float" office:value="205.58256099953">
                <text:p>205.58256099953</text:p>
              </table:table-cell>
              <table:table-cell office:value-type="float" office:value="217.28771610062">
                <text:p>217.28771610062</text:p>
              </table:table-cell>
              <table:table-cell office:value-type="float" office:value="240.68274240452">
                <text:p>240.68274240452</text:p>
              </table:table-cell>
              <table:table-cell office:value-type="float" office:value="264.63636118599">
                <text:p>264.63636118599</text:p>
              </table:table-cell>
              <table:table-cell office:value-type="float" office:value="289.33357362025">
                <text:p>289.33357362025</text:p>
              </table:table-cell>
              <table:table-cell office:value-type="float" office:value="321.81043428012">
                <text:p>321.81043428012</text:p>
              </table:table-cell>
              <table:table-cell office:value-type="float" office:value="357.42397013466">
                <text:p>357.42397013466</text:p>
              </table:table-cell>
              <table:table-cell office:value-type="float" office:value="423.44939183208">
                <text:p>423.44939183208</text:p>
              </table:table-cell>
              <table:table-cell office:value-type="float" office:value="462.23237233606">
                <text:p>462.23237233606</text:p>
              </table:table-cell>
              <table:table-cell office:value-type="float" office:value="655.68204487843">
                <text:p>655.68204487843</text:p>
              </table:table-cell>
              <table:table-cell office:value-type="float" office:value="807.02227209748">
                <text:p>807.02227209748</text:p>
              </table:table-cell>
              <table:table-cell office:value-type="float" office:value="1105.65997555729">
                <text:p>1105.65997555729</text:p>
              </table:table-cell>
              <table:table-cell office:value-type="float" office:value="1376.95558454035">
                <text:p>1376.95558454035</text:p>
              </table:table-cell>
              <table:table-cell office:value-type="float" office:value="1836.34169132191">
                <text:p>1836.34169132191</text:p>
              </table:table-cell>
              <table:table-cell office:value-type="float" office:value="2311.1420686963">
                <text:p>2311.1420686963</text:p>
              </table:table-cell>
              <table:table-cell office:value-type="float" office:value="5499.6965380109">
                <text:p>5499.6965380109</text:p>
              </table:table-cell>
              <table:table-cell office:value-type="float" office:value="8061.9508041907">
                <text:p>8061.9508041907</text:p>
              </table:table-cell>
              <table:table-cell office:value-type="float" office:value="10822.5476349447">
                <text:p>10822.5476349447</text:p>
              </table:table-cell>
              <table:table-cell office:value-type="float" office:value="12768.7799999646">
                <text:p>12768.7799999646</text:p>
              </table:table-cell>
              <table:table-cell office:value-type="float" office:value="14447.3058980125">
                <text:p>14447.30589801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min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36cm" svg:height="11.703cm" xlink:href=".." xlink:type="simple" chart:class="chart:line" chart:style-name="ch1">
        <chart:title svg:x="6.695cm" svg:y="0.37cm" chart:style-name="ch2">
          <text:p>Energy per bit vs load</text:p>
        </chart:title>
        <chart:legend chart:legend-position="end" svg:x="14.716cm" svg:y="5.066cm" style:legend-expansion="high" chart:style-name="ch3"/>
        <chart:plot-area chart:style-name="ch4" table:cell-range-address="spreadsheet_energy.A5:spreadsheet_energy.AT8" chart:data-source-has-labels="both" svg:x="1.467cm" svg:y="1.409cm" svg:width="12.889cm" svg:height="8.983cm">
          <chartooo:coordinate-region svg:x="2.43cm" svg:y="1.409cm" svg:width="11.926cm" svg:height="7.438cm"/>
          <chart:axis chart:dimension="x" chart:name="primary-x" chart:style-name="ch5" chartooo:axis-type="auto">
            <chartooo:date-scale/>
            <chart:title svg:x="5.054cm" svg:y="10.626cm" chart:style-name="ch6">
              <text:p>Average injection rate (per node)</text:p>
            </chart:title>
            <chart:categories table:cell-range-address="spreadsheet_energy.B5:spreadsheet_energy.AT5"/>
          </chart:axis>
          <chart:axis chart:dimension="y" chart:name="primary-y" chart:style-name="ch7">
            <chart:title svg:x="0.451cm" svg:y="9.145cm" chart:style-name="ch8">
              <text:p>Average energy per bit (in picojoules)</text:p>
            </chart:title>
            <chart:grid chart:style-name="ch9" chart:class="major"/>
          </chart:axis>
          <chart:series chart:style-name="ch10" chart:values-cell-range-address="spreadsheet_energy.B6:spreadsheet_energy.AT6" chart:label-cell-address="spreadsheet_energy.A6:spreadsheet_energy.A6" chart:class="chart:line">
            <chart:data-point chart:repeated="45"/>
          </chart:series>
          <chart:series chart:style-name="ch11" chart:values-cell-range-address="spreadsheet_energy.B7:spreadsheet_energy.AT7" chart:label-cell-address="spreadsheet_energy.A7:spreadsheet_energy.A7" chart:class="chart:line">
            <chart:data-point chart:repeated="45"/>
          </chart:series>
          <chart:series chart:style-name="ch12" chart:values-cell-range-address="spreadsheet_energy.B8:spreadsheet_energy.AT8" chart:label-cell-address="spreadsheet_energy.A8:spreadsheet_energy.A8" chart:class="chart:line">
            <chart:data-point chart:repeated="4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5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spreadsheet_energy.B5:spreadsheet_energy.AT5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  <table:table-cell office:value-type="float" office:value="0.003">
                <text:p>0.003</text:p>
              </table:table-cell>
              <table:table-cell office:value-type="float" office:value="0.0031">
                <text:p>0.0031</text:p>
              </table:table-cell>
              <table:table-cell office:value-type="float" office:value="0.0032">
                <text:p>0.0032</text:p>
              </table:table-cell>
              <table:table-cell office:value-type="float" office:value="0.0033">
                <text:p>0.0033</text:p>
              </table:table-cell>
              <table:table-cell office:value-type="float" office:value="0.0034">
                <text:p>0.0034</text:p>
              </table:table-cell>
              <table:table-cell office:value-type="float" office:value="0.0035">
                <text:p>0.0035</text:p>
              </table:table-cell>
              <table:table-cell office:value-type="float" office:value="0.0036">
                <text:p>0.0036</text:p>
              </table:table-cell>
              <table:table-cell office:value-type="float" office:value="0.0037">
                <text:p>0.0037</text:p>
              </table:table-cell>
              <table:table-cell office:value-type="float" office:value="0.0038">
                <text:p>0.0038</text:p>
              </table:table-cell>
              <table:table-cell office:value-type="float" office:value="0.0039">
                <text:p>0.0039</text:p>
              </table:table-cell>
              <table:table-cell office:value-type="float" office:value="0.004">
                <text:p>0.004</text:p>
              </table:table-cell>
              <table:table-cell office:value-type="float" office:value="0.0045">
                <text:p>0.0045</text:p>
              </table:table-cell>
              <table:table-cell office:value-type="float" office:value="0.005">
                <text:p>0.005</text:p>
              </table:table-cell>
              <table:table-cell office:value-type="float" office:value="0.0055">
                <text:p>0.0055</text:p>
              </table:table-cell>
              <table:table-cell office:value-type="float" office:value="0.006">
                <text:p>0.006</text:p>
              </table:table-cell>
              <table:table-cell office:value-type="float" office:value="0.0065">
                <text:p>0.0065</text:p>
              </table:table-cell>
            </table:table-row>
          </table:table-header-rows>
          <table:table-rows>
            <table:table-row>
              <table:table-cell office:value-type="string">
                <text:p>brs_non_p</text:p>
                <draw:g>
                  <svg:desc>spreadsheet_energy.A6:spreadsheet_energy.A6</svg:desc>
                </draw:g>
              </table:table-cell>
              <table:table-cell office:value-type="float" office:value="126.491991595">
                <text:p>126.491991595</text:p>
                <draw:g>
                  <svg:desc>spreadsheet_energy.B6:spreadsheet_energy.AT6</svg:desc>
                </draw:g>
              </table:table-cell>
              <table:table-cell office:value-type="float" office:value="126.945781682">
                <text:p>126.945781682</text:p>
              </table:table-cell>
              <table:table-cell office:value-type="float" office:value="127.491912514">
                <text:p>127.491912514</text:p>
              </table:table-cell>
              <table:table-cell office:value-type="float" office:value="128.294543838">
                <text:p>128.294543838</text:p>
              </table:table-cell>
              <table:table-cell office:value-type="float" office:value="129.070051006">
                <text:p>129.070051006</text:p>
              </table:table-cell>
              <table:table-cell office:value-type="float" office:value="130.320618987">
                <text:p>130.320618987</text:p>
              </table:table-cell>
              <table:table-cell office:value-type="float" office:value="131.133743229">
                <text:p>131.133743229</text:p>
              </table:table-cell>
              <table:table-cell office:value-type="float" office:value="132.429806586">
                <text:p>132.429806586</text:p>
              </table:table-cell>
              <table:table-cell office:value-type="float" office:value="133.835775427">
                <text:p>133.835775427</text:p>
              </table:table-cell>
              <table:table-cell office:value-type="float" office:value="136.155592665">
                <text:p>136.155592665</text:p>
              </table:table-cell>
              <table:table-cell office:value-type="float" office:value="137.913654973">
                <text:p>137.913654973</text:p>
              </table:table-cell>
              <table:table-cell office:value-type="float" office:value="139.939560518">
                <text:p>139.939560518</text:p>
              </table:table-cell>
              <table:table-cell office:value-type="float" office:value="142.424955031">
                <text:p>142.424955031</text:p>
              </table:table-cell>
              <table:table-cell office:value-type="float" office:value="145.199387067">
                <text:p>145.199387067</text:p>
              </table:table-cell>
              <table:table-cell office:value-type="float" office:value="149.865597237">
                <text:p>149.865597237</text:p>
              </table:table-cell>
              <table:table-cell office:value-type="float" office:value="156.032682653">
                <text:p>156.032682653</text:p>
              </table:table-cell>
              <table:table-cell office:value-type="float" office:value="161.135277054">
                <text:p>161.135277054</text:p>
              </table:table-cell>
              <table:table-cell office:value-type="float" office:value="169.929618119">
                <text:p>169.929618119</text:p>
              </table:table-cell>
              <table:table-cell office:value-type="float" office:value="178.18681624">
                <text:p>178.18681624</text:p>
              </table:table-cell>
              <table:table-cell office:value-type="float" office:value="185.255191163">
                <text:p>185.255191163</text:p>
              </table:table-cell>
              <table:table-cell office:value-type="float" office:value="186.596264751">
                <text:p>186.596264751</text:p>
              </table:table-cell>
              <table:table-cell office:value-type="float" office:value="189.97029857">
                <text:p>189.97029857</text:p>
              </table:table-cell>
              <table:table-cell office:value-type="float" office:value="184.791360977">
                <text:p>184.791360977</text:p>
              </table:table-cell>
              <table:table-cell office:value-type="float" office:value="181.010354614">
                <text:p>181.010354614</text:p>
              </table:table-cell>
              <table:table-cell office:value-type="float" office:value="180.316325847">
                <text:p>180.316325847</text:p>
              </table:table-cell>
              <table:table-cell office:value-type="float" office:value="178.336230827">
                <text:p>178.336230827</text:p>
              </table:table-cell>
              <table:table-cell office:value-type="float" office:value="177.355130351">
                <text:p>177.355130351</text:p>
              </table:table-cell>
              <table:table-cell office:value-type="float" office:value="174.036021024">
                <text:p>174.036021024</text:p>
              </table:table-cell>
              <table:table-cell office:value-type="float" office:value="169.462568834">
                <text:p>169.462568834</text:p>
              </table:table-cell>
              <table:table-cell office:value-type="float" office:value="167.534750069">
                <text:p>167.534750069</text:p>
              </table:table-cell>
              <table:table-cell office:value-type="float" office:value="165.602823536">
                <text:p>165.602823536</text:p>
              </table:table-cell>
              <table:table-cell office:value-type="float" office:value="165.047549501">
                <text:p>165.047549501</text:p>
              </table:table-cell>
              <table:table-cell office:value-type="float" office:value="164.046497085">
                <text:p>164.046497085</text:p>
              </table:table-cell>
              <table:table-cell office:value-type="float" office:value="161.863646901">
                <text:p>161.863646901</text:p>
              </table:table-cell>
              <table:table-cell office:value-type="float" office:value="161.336620229">
                <text:p>161.336620229</text:p>
              </table:table-cell>
              <table:table-cell office:value-type="float" office:value="160.210551314">
                <text:p>160.210551314</text:p>
              </table:table-cell>
              <table:table-cell office:value-type="float" office:value="159.379724835">
                <text:p>159.379724835</text:p>
              </table:table-cell>
              <table:table-cell office:value-type="float" office:value="156.801624567">
                <text:p>156.801624567</text:p>
              </table:table-cell>
              <table:table-cell office:value-type="float" office:value="155.719233275">
                <text:p>155.719233275</text:p>
              </table:table-cell>
              <table:table-cell office:value-type="float" office:value="155.061211255">
                <text:p>155.061211255</text:p>
              </table:table-cell>
              <table:table-cell office:value-type="float" office:value="150.633720319">
                <text:p>150.633720319</text:p>
              </table:table-cell>
              <table:table-cell office:value-type="float" office:value="146.064858866">
                <text:p>146.064858866</text:p>
              </table:table-cell>
              <table:table-cell office:value-type="float" office:value="141.704847369">
                <text:p>141.704847369</text:p>
              </table:table-cell>
              <table:table-cell office:value-type="float" office:value="142.640159356">
                <text:p>142.640159356</text:p>
              </table:table-cell>
              <table:table-cell office:value-type="float" office:value="140.588595593">
                <text:p>140.588595593</text:p>
              </table:table-cell>
            </table:table-row>
            <table:table-row>
              <table:table-cell office:value-type="string">
                <text:p>fuzzy_token</text:p>
                <draw:g>
                  <svg:desc>spreadsheet_energy.A7:spreadsheet_energy.A7</svg:desc>
                </draw:g>
              </table:table-cell>
              <table:table-cell office:value-type="float" office:value="126.308595236">
                <text:p>126.308595236</text:p>
                <draw:g>
                  <svg:desc>spreadsheet_energy.B7:spreadsheet_energy.AT7</svg:desc>
                </draw:g>
              </table:table-cell>
              <table:table-cell office:value-type="float" office:value="126.580376555">
                <text:p>126.580376555</text:p>
              </table:table-cell>
              <table:table-cell office:value-type="float" office:value="126.90595809">
                <text:p>126.90595809</text:p>
              </table:table-cell>
              <table:table-cell office:value-type="float" office:value="127.235320271">
                <text:p>127.235320271</text:p>
              </table:table-cell>
              <table:table-cell office:value-type="float" office:value="127.872179164">
                <text:p>127.872179164</text:p>
              </table:table-cell>
              <table:table-cell office:value-type="float" office:value="128.304902934">
                <text:p>128.304902934</text:p>
              </table:table-cell>
              <table:table-cell office:value-type="float" office:value="128.709073172">
                <text:p>128.709073172</text:p>
              </table:table-cell>
              <table:table-cell office:value-type="float" office:value="129.36638393">
                <text:p>129.36638393</text:p>
              </table:table-cell>
              <table:table-cell office:value-type="float" office:value="130.001288361">
                <text:p>130.001288361</text:p>
              </table:table-cell>
              <table:table-cell office:value-type="float" office:value="130.749077437">
                <text:p>130.749077437</text:p>
              </table:table-cell>
              <table:table-cell office:value-type="float" office:value="131.147161339">
                <text:p>131.147161339</text:p>
              </table:table-cell>
              <table:table-cell office:value-type="float" office:value="131.966454727">
                <text:p>131.966454727</text:p>
              </table:table-cell>
              <table:table-cell office:value-type="float" office:value="132.667121578">
                <text:p>132.667121578</text:p>
              </table:table-cell>
              <table:table-cell office:value-type="float" office:value="133.652031054">
                <text:p>133.652031054</text:p>
              </table:table-cell>
              <table:table-cell office:value-type="float" office:value="134.044177977">
                <text:p>134.044177977</text:p>
              </table:table-cell>
              <table:table-cell office:value-type="float" office:value="135.425382674">
                <text:p>135.425382674</text:p>
              </table:table-cell>
              <table:table-cell office:value-type="float" office:value="136.856479036">
                <text:p>136.856479036</text:p>
              </table:table-cell>
              <table:table-cell office:value-type="float" office:value="137.742378252">
                <text:p>137.742378252</text:p>
              </table:table-cell>
              <table:table-cell office:value-type="float" office:value="138.962232024">
                <text:p>138.962232024</text:p>
              </table:table-cell>
              <table:table-cell office:value-type="float" office:value="139.637113732">
                <text:p>139.637113732</text:p>
              </table:table-cell>
              <table:table-cell office:value-type="float" office:value="141.124926829">
                <text:p>141.124926829</text:p>
              </table:table-cell>
              <table:table-cell office:value-type="float" office:value="142.563954545">
                <text:p>142.563954545</text:p>
              </table:table-cell>
              <table:table-cell office:value-type="float" office:value="142.798270929">
                <text:p>142.798270929</text:p>
              </table:table-cell>
              <table:table-cell office:value-type="float" office:value="143.5233881">
                <text:p>143.5233881</text:p>
              </table:table-cell>
              <table:table-cell office:value-type="float" office:value="143.440340033">
                <text:p>143.440340033</text:p>
              </table:table-cell>
              <table:table-cell office:value-type="float" office:value="143.661420803">
                <text:p>143.661420803</text:p>
              </table:table-cell>
              <table:table-cell office:value-type="float" office:value="143.237104706">
                <text:p>143.237104706</text:p>
              </table:table-cell>
              <table:table-cell office:value-type="float" office:value="142.641721778">
                <text:p>142.641721778</text:p>
              </table:table-cell>
              <table:table-cell office:value-type="float" office:value="141.658664683">
                <text:p>141.658664683</text:p>
              </table:table-cell>
              <table:table-cell office:value-type="float" office:value="140.904383454">
                <text:p>140.904383454</text:p>
              </table:table-cell>
              <table:table-cell office:value-type="float" office:value="139.816735985">
                <text:p>139.816735985</text:p>
              </table:table-cell>
              <table:table-cell office:value-type="float" office:value="138.692306901">
                <text:p>138.692306901</text:p>
              </table:table-cell>
              <table:table-cell office:value-type="float" office:value="137.412824047">
                <text:p>137.412824047</text:p>
              </table:table-cell>
              <table:table-cell office:value-type="float" office:value="136.082136391">
                <text:p>136.082136391</text:p>
              </table:table-cell>
              <table:table-cell office:value-type="float" office:value="134.62278113">
                <text:p>134.62278113</text:p>
              </table:table-cell>
              <table:table-cell office:value-type="float" office:value="133.034313076">
                <text:p>133.034313076</text:p>
              </table:table-cell>
              <table:table-cell office:value-type="float" office:value="131.674920782">
                <text:p>131.674920782</text:p>
              </table:table-cell>
              <table:table-cell office:value-type="float" office:value="130.456692112">
                <text:p>130.456692112</text:p>
              </table:table-cell>
              <table:table-cell office:value-type="float" office:value="129.037324735">
                <text:p>129.037324735</text:p>
              </table:table-cell>
              <table:table-cell office:value-type="float" office:value="128.385489124">
                <text:p>128.385489124</text:p>
              </table:table-cell>
              <table:table-cell office:value-type="float" office:value="126.504394246">
                <text:p>126.504394246</text:p>
              </table:table-cell>
              <table:table-cell office:value-type="float" office:value="126.190986417">
                <text:p>126.190986417</text:p>
              </table:table-cell>
              <table:table-cell office:value-type="float" office:value="126.141598323">
                <text:p>126.141598323</text:p>
              </table:table-cell>
              <table:table-cell office:value-type="float" office:value="126.115598118">
                <text:p>126.115598118</text:p>
              </table:table-cell>
              <table:table-cell office:value-type="float" office:value="126.08">
                <text:p>126.08</text:p>
              </table:table-cell>
            </table:table-row>
            <table:table-row>
              <table:table-cell office:value-type="string">
                <text:p>token</text:p>
                <draw:g>
                  <svg:desc>spreadsheet_energy.A8:spreadsheet_energy.A8</svg:desc>
                </draw:g>
              </table:table-cell>
              <table:table-cell office:value-type="float" office:value="126.08">
                <text:p>126.08</text:p>
                <draw:g>
                  <svg:desc>spreadsheet_energy.B8:spreadsheet_energy.AT8</svg:desc>
                </draw:g>
              </table:table-cell>
              <table:table-cell office:value-type="float" office:value="126.08">
                <text:p>126.08</text:p>
              </table:table-cell>
              <table:table-cell office:value-type="float" office:value="126.08">
                <text:p>126.08</text:p>
              </table:table-cell>
              <table:table-cell office:value-type="float" office:value="126.08">
                <text:p>126.08</text:p>
              </table:table-cell>
              <table:table-cell office:value-type="float" office:value="126.08">
                <text:p>126.08</text:p>
              </table:table-cell>
              <table:table-cell office:value-type="float" office:value="126.08">
                <text:p>126.08</text:p>
              </table:table-cell>
              <table:table-cell office:value-type="float" office:value="126.08">
                <text:p>126.08</text:p>
              </table:table-cell>
              <table:table-cell office:value-type="float" office:value="126.08">
                <text:p>126.08</text:p>
              </table:table-cell>
              <table:table-cell office:value-type="float" office:value="126.08">
                <text:p>126.08</text:p>
              </table:table-cell>
              <table:table-cell office:value-type="float" office:value="126.08">
                <text:p>126.08</text:p>
              </table:table-cell>
              <table:table-cell office:value-type="float" office:value="126.08">
                <text:p>126.08</text:p>
              </table:table-cell>
              <table:table-cell office:value-type="float" office:value="126.08">
                <text:p>126.08</text:p>
              </table:table-cell>
              <table:table-cell office:value-type="float" office:value="126.08">
                <text:p>126.08</text:p>
              </table:table-cell>
              <table:table-cell office:value-type="float" office:value="126.08">
                <text:p>126.08</text:p>
              </table:table-cell>
              <table:table-cell office:value-type="float" office:value="126.08">
                <text:p>126.08</text:p>
              </table:table-cell>
              <table:table-cell office:value-type="float" office:value="126.08">
                <text:p>126.08</text:p>
              </table:table-cell>
              <table:table-cell office:value-type="float" office:value="126.08">
                <text:p>126.08</text:p>
              </table:table-cell>
              <table:table-cell office:value-type="float" office:value="126.08">
                <text:p>126.08</text:p>
              </table:table-cell>
              <table:table-cell office:value-type="float" office:value="126.08">
                <text:p>126.08</text:p>
              </table:table-cell>
              <table:table-cell office:value-type="float" office:value="126.08">
                <text:p>126.08</text:p>
              </table:table-cell>
              <table:table-cell office:value-type="float" office:value="126.08">
                <text:p>126.08</text:p>
              </table:table-cell>
              <table:table-cell office:value-type="float" office:value="126.08">
                <text:p>126.08</text:p>
              </table:table-cell>
              <table:table-cell office:value-type="float" office:value="126.08">
                <text:p>126.08</text:p>
              </table:table-cell>
              <table:table-cell office:value-type="float" office:value="126.08">
                <text:p>126.08</text:p>
              </table:table-cell>
              <table:table-cell office:value-type="float" office:value="126.08">
                <text:p>126.08</text:p>
              </table:table-cell>
              <table:table-cell office:value-type="float" office:value="126.08">
                <text:p>126.08</text:p>
              </table:table-cell>
              <table:table-cell office:value-type="float" office:value="126.08">
                <text:p>126.08</text:p>
              </table:table-cell>
              <table:table-cell office:value-type="float" office:value="126.08">
                <text:p>126.08</text:p>
              </table:table-cell>
              <table:table-cell office:value-type="float" office:value="126.08">
                <text:p>126.08</text:p>
              </table:table-cell>
              <table:table-cell office:value-type="float" office:value="126.08">
                <text:p>126.08</text:p>
              </table:table-cell>
              <table:table-cell office:value-type="float" office:value="126.08">
                <text:p>126.08</text:p>
              </table:table-cell>
              <table:table-cell office:value-type="float" office:value="126.08">
                <text:p>126.08</text:p>
              </table:table-cell>
              <table:table-cell office:value-type="float" office:value="126.08">
                <text:p>126.08</text:p>
              </table:table-cell>
              <table:table-cell office:value-type="float" office:value="126.08">
                <text:p>126.08</text:p>
              </table:table-cell>
              <table:table-cell office:value-type="float" office:value="126.08">
                <text:p>126.08</text:p>
              </table:table-cell>
              <table:table-cell office:value-type="float" office:value="126.08">
                <text:p>126.08</text:p>
              </table:table-cell>
              <table:table-cell office:value-type="float" office:value="126.08">
                <text:p>126.08</text:p>
              </table:table-cell>
              <table:table-cell office:value-type="float" office:value="126.08">
                <text:p>126.08</text:p>
              </table:table-cell>
              <table:table-cell office:value-type="float" office:value="126.08">
                <text:p>126.08</text:p>
              </table:table-cell>
              <table:table-cell office:value-type="float" office:value="126.08">
                <text:p>126.08</text:p>
              </table:table-cell>
              <table:table-cell office:value-type="float" office:value="126.08">
                <text:p>126.08</text:p>
              </table:table-cell>
              <table:table-cell office:value-type="float" office:value="126.08">
                <text:p>126.08</text:p>
              </table:table-cell>
              <table:table-cell office:value-type="float" office:value="126.08">
                <text:p>126.08</text:p>
              </table:table-cell>
              <table:table-cell office:value-type="float" office:value="126.08">
                <text:p>126.08</text:p>
              </table:table-cell>
              <table:table-cell office:value-type="float" office:value="126.08">
                <text:p>126.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